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0.954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0.963cm"/>
    </style:style>
    <style:style style:name="co10" style:family="table-column">
      <style:table-column-properties fo:break-before="auto" style:column-width="2.279cm"/>
    </style:style>
    <style:style style:name="co11" style:family="table-column">
      <style:table-column-properties fo:break-before="auto" style:column-width="2.575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3.276cm"/>
    </style:style>
    <style:style style:name="co16" style:family="table-column">
      <style:table-column-properties fo:break-before="auto" style:column-width="3.713cm"/>
    </style:style>
    <style:style style:name="co17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row table:style-name="ro1">
          <table:table-cell table:style-name="ce2" office:value-type="string" calcext:value-type="string">
            <text:p>Query</text:p>
          </table:table-cell>
          <table:table-cell table:style-name="ce2" office:value-type="string" calcext:value-type="string">
            <text:p>Assembly Accession number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ANI</text:p>
          </table:table-cell>
          <table:table-cell table:style-name="ce2" office:value-type="string" calcext:value-type="string">
            <text:p>dDDH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P-ALL</text:p>
          </table:table-cell>
          <table:table-cell table:style-name="ce2" office:value-type="string" calcext:value-type="string">
            <text:p>TP*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P-AL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D and NF</text:p>
          </table:table-cell>
          <table:table-cell table:style-name="ce2" office:value-type="string" calcext:value-type="string">
            <text:p>N Contigs</text:p>
          </table:table-cell>
          <table:table-cell table:style-name="ce2" office:value-type="string" calcext:value-type="string">
            <text:p>Is_Closed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Precision_VD</text:p>
          </table:table-cell>
          <table:table-cell table:style-name="ce2" office:value-type="string" calcext:value-type="string">
            <text:p>Avg TP</text:p>
          </table:table-cell>
          <table:table-cell table:style-name="ce2" table:formula="of:=AVERAGE([.F2:.F27])" office:value-type="float" office:value="39.8076923076923" calcext:value-type="float">
            <text:p>39,80769230769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CA_004011235.1</text:p>
          </table:table-cell>
          <table:table-cell office:value-type="string" calcext:value-type="string">
            <text:p>1021 (GCA_000006965.1)</text:p>
          </table:table-cell>
          <table:table-cell office:value-type="float" office:value="81.1950517976757" calcext:value-type="float">
            <text:p>81,1950517976757</text:p>
          </table:table-cell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table:formula="of:=[.F2]+[.H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]+[.K2]+[.L2]+[.M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IF([.N2]&lt;10;&quot;True&quot;;&quot;False&quot;)" office:value-type="string" office:string-value="False" calcext:value-type="string">
            <text:p>False</text:p>
          </table:table-cell>
          <table:table-cell table:number-columns-repeated="2" office:value-type="string" calcext:value-type="string">
            <text:p>NA</text:p>
          </table:table-cell>
          <table:table-cell table:style-name="ce3" office:value-type="string" calcext:value-type="string">
            <text:p>Max TP</text:p>
          </table:table-cell>
          <table:table-cell table:formula="of:=MAX([.F2:.F27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1025</text:p>
          </table:table-cell>
          <table:table-cell office:value-type="string" calcext:value-type="string">
            <text:p>GCA_004004125.1</text:p>
          </table:table-cell>
          <table:table-cell office:value-type="string" calcext:value-type="string">
            <text:p>1021 (GCA_000006965.1)</text:p>
          </table:table-cell>
          <table:table-cell office:value-type="float" office:value="94.1814316885886" calcext:value-type="float">
            <text:p>94,1814316885886</text:p>
          </table:table-cell>
          <table:table-cell office:value-type="float" office:value="57.3" calcext:value-type="float">
            <text:p>57,3</text:p>
          </table:table-cell>
          <table:table-cell office:value-type="float" office:value="31" calcext:value-type="float">
            <text:p>31</text:p>
          </table:table-cell>
          <table:table-cell table:formula="of:=[.F3]+[.H3]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I3]+[.K3]+[.L3]+[.M3]"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formula="of:=IF([.N3]&lt;10;&quot;True&quot;;&quot;False&quot;)" office:value-type="string" office:string-value="False" calcext:value-type="string">
            <text:p>False</text:p>
          </table:table-cell>
          <table:table-cell table:formula="of:=[.F3]/([.F3]+[.I3])*100" office:value-type="float" office:value="88.5714285714286" calcext:value-type="float">
            <text:p>88,5714285714286</text:p>
          </table:table-cell>
          <table:table-cell table:formula="of:=[.G3]/([.G3]+[.J3])*100" office:value-type="float" office:value="24.4186046511628" calcext:value-type="float">
            <text:p>24,4186046511628</text:p>
          </table:table-cell>
          <table:table-cell table:style-name="ce3" office:value-type="string" calcext:value-type="string">
            <text:p>Avg TP.ALL</text:p>
          </table:table-cell>
          <table:table-cell table:formula="of:=AVERAGE([.G2:.G27])" office:value-type="float" office:value="43.1538461538462" calcext:value-type="float">
            <text:p>43,1538461538462</text:p>
          </table:table-cell>
        </table:table-row>
        <table:table-row table:style-name="ro1">
          <table:table-cell office:value-type="string" calcext:value-type="string">
            <text:p>U1734</text:p>
          </table:table-cell>
          <table:table-cell office:value-type="string" calcext:value-type="string">
            <text:p>GCA_004001805.1</text:p>
          </table:table-cell>
          <table:table-cell office:value-type="string" calcext:value-type="string">
            <text:p>1021 (GCA_000006965.1)</text:p>
          </table:table-cell>
          <table:table-cell office:value-type="float" office:value="98.2007435062632" calcext:value-type="float">
            <text:p>98,2007435062632</text:p>
          </table:table-cell>
          <table:table-cell office:value-type="float" office:value="83.2" calcext:value-type="float">
            <text:p>83,2</text:p>
          </table:table-cell>
          <table:table-cell office:value-type="float" office:value="46" calcext:value-type="float">
            <text:p>46</text:p>
          </table:table-cell>
          <table:table-cell table:formula="of:=[.F4]+[.H4]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I4]+[.K4]+[.L4]+[.M4]"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63" calcext:value-type="float">
            <text:p>163</text:p>
          </table:table-cell>
          <table:table-cell table:formula="of:=IF([.N4]&lt;10;&quot;True&quot;;&quot;False&quot;)" office:value-type="string" office:string-value="False" calcext:value-type="string">
            <text:p>False</text:p>
          </table:table-cell>
          <table:table-cell table:formula="of:=[.F4]/([.F4]+[.I4])*100" office:value-type="float" office:value="88.4615384615385" calcext:value-type="float">
            <text:p>88,4615384615385</text:p>
          </table:table-cell>
          <table:table-cell table:formula="of:=[.G4]/([.G4]+[.J4])*100" office:value-type="float" office:value="26.5957446808511" calcext:value-type="float">
            <text:p>26,5957446808511</text:p>
          </table:table-cell>
          <table:table-cell table:style-name="ce3" office:value-type="string" calcext:value-type="string">
            <text:p>Max TP.ALL</text:p>
          </table:table-cell>
          <table:table-cell table:formula="of:=MAX([.G2:.G2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U1161</text:p>
          </table:table-cell>
          <table:table-cell office:value-type="string" calcext:value-type="string">
            <text:p>GCA_004004345.1 </text:p>
          </table:table-cell>
          <table:table-cell office:value-type="string" calcext:value-type="string">
            <text:p>1021 (GCA_000006965.1)</text:p>
          </table:table-cell>
          <table:table-cell office:value-type="float" office:value="99.0856726793005" calcext:value-type="float">
            <text:p>99,0856726793005</text:p>
          </table:table-cell>
          <table:table-cell office:value-type="float" office:value="91.9" calcext:value-type="float">
            <text:p>91,9</text:p>
          </table:table-cell>
          <table:table-cell office:value-type="float" office:value="40" calcext:value-type="float">
            <text:p>40</text:p>
          </table:table-cell>
          <table:table-cell table:formula="of:=[.F5]+[.H5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I5]+[.K5]+[.L5]+[.M5]"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table:formula="of:=IF([.N5]&lt;10;&quot;True&quot;;&quot;False&quot;)" office:value-type="string" office:string-value="False" calcext:value-type="string">
            <text:p>False</text:p>
          </table:table-cell>
          <table:table-cell table:formula="of:=[.F5]/([.F5]+[.I5])*100" office:value-type="float" office:value="93.0232558139535" calcext:value-type="float">
            <text:p>93,0232558139535</text:p>
          </table:table-cell>
          <table:table-cell table:formula="of:=[.G5]/([.G5]+[.J5])*100" office:value-type="float" office:value="32.3308270676692" calcext:value-type="float">
            <text:p>32,3308270676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35</text:p>
          </table:table-cell>
          <table:table-cell office:value-type="string" calcext:value-type="string">
            <text:p>GCA_00400440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17606397694" calcext:value-type="float">
            <text:p>99,17606397694</text:p>
          </table:table-cell>
          <table:table-cell office:value-type="float" office:value="92.8" calcext:value-type="float">
            <text:p>92,8</text:p>
          </table:table-cell>
          <table:table-cell office:value-type="float" office:value="68" calcext:value-type="float">
            <text:p>68</text:p>
          </table:table-cell>
          <table:table-cell table:formula="of:=[.F6]+[.H6]"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I6]+[.K6]+[.L6]+[.M6]"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81" calcext:value-type="float">
            <text:p>181</text:p>
          </table:table-cell>
          <table:table-cell table:formula="of:=IF([.N6]&lt;10;&quot;True&quot;;&quot;False&quot;)" office:value-type="string" office:string-value="False" calcext:value-type="string">
            <text:p>False</text:p>
          </table:table-cell>
          <table:table-cell table:formula="of:=[.F6]/([.F6]+[.I6])*100" office:value-type="float" office:value="88.3116883116883" calcext:value-type="float">
            <text:p>88,3116883116883</text:p>
          </table:table-cell>
          <table:table-cell table:formula="of:=[.G6]/([.G6]+[.J6])*100" office:value-type="float" office:value="33.9712918660287" calcext:value-type="float">
            <text:p>33,9712918660287</text:p>
          </table:table-cell>
          <table:table-cell table:style-name="ce3" office:value-type="string" calcext:value-type="string">
            <text:p>Avg P</text:p>
          </table:table-cell>
          <table:table-cell table:formula="of:=AVERAGE([.P2:.P27])" office:value-type="float" office:value="89.1300520283756" calcext:value-type="float">
            <text:p>89,1300520283756</text:p>
          </table:table-cell>
        </table:table-row>
        <table:table-row table:style-name="ro1">
          <table:table-cell office:value-type="string" calcext:value-type="string">
            <text:p>U1208</text:p>
          </table:table-cell>
          <table:table-cell office:value-type="string" calcext:value-type="string">
            <text:p>GCA_00400350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1946583989792" calcext:value-type="float">
            <text:p>99,1946583989792</text:p>
          </table:table-cell>
          <table:table-cell office:value-type="float" office:value="92.9" calcext:value-type="float">
            <text:p>92,9</text:p>
          </table:table-cell>
          <table:table-cell office:value-type="float" office:value="60" calcext:value-type="float">
            <text:p>60</text:p>
          </table:table-cell>
          <table:table-cell table:formula="of:=[.F7]+[.H7]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I7]+[.K7]+[.L7]+[.M7]"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333" calcext:value-type="float">
            <text:p>333</text:p>
          </table:table-cell>
          <table:table-cell table:formula="of:=IF([.N7]&lt;10;&quot;True&quot;;&quot;False&quot;)" office:value-type="string" office:string-value="False" calcext:value-type="string">
            <text:p>False</text:p>
          </table:table-cell>
          <table:table-cell table:formula="of:=[.F7]/([.F7]+[.I7])*100" office:value-type="float" office:value="85.7142857142857" calcext:value-type="float">
            <text:p>85,7142857142857</text:p>
          </table:table-cell>
          <table:table-cell table:formula="of:=[.G7]/([.G7]+[.J7])*100" office:value-type="float" office:value="30.5825242718447" calcext:value-type="float">
            <text:p>30,5825242718447</text:p>
          </table:table-cell>
          <table:table-cell table:style-name="ce3" office:value-type="string" calcext:value-type="string">
            <text:p>Avg P.ALL</text:p>
          </table:table-cell>
          <table:table-cell table:formula="of:=AVERAGE([.Q2:.Q27])" office:value-type="float" office:value="28.5041515741992" calcext:value-type="float">
            <text:p>28,5041515741992</text:p>
          </table:table-cell>
        </table:table-row>
        <table:table-row table:style-name="ro1">
          <table:table-cell office:value-type="string" calcext:value-type="string">
            <text:p>AK170</text:p>
          </table:table-cell>
          <table:table-cell office:value-type="string" calcext:value-type="string">
            <text:p>GCA_00369273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2449600597749" calcext:value-type="float">
            <text:p>99,2449600597749</text:p>
          </table:table-cell>
          <table:table-cell office:value-type="float" office:value="93.3" calcext:value-type="float">
            <text:p>93,3</text:p>
          </table:table-cell>
          <table:table-cell office:value-type="float" office:value="56" calcext:value-type="float">
            <text:p>56</text:p>
          </table:table-cell>
          <table:table-cell table:formula="of:=[.F8]+[.H8]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I8]+[.K8]+[.L8]+[.M8]"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IF([.N8]&lt;10;&quot;True&quot;;&quot;False&quot;)" office:value-type="string" office:string-value="False" calcext:value-type="string">
            <text:p>False</text:p>
          </table:table-cell>
          <table:table-cell table:formula="of:=[.F9]/([.F9]+[.I9])*100" office:value-type="float" office:value="83.8235294117647" calcext:value-type="float">
            <text:p>83,8235294117647</text:p>
          </table:table-cell>
          <table:table-cell table:formula="of:=[.G8]/([.G8]+[.J8])*100" office:value-type="float" office:value="36.969696969697" calcext:value-type="float">
            <text:p>36,969696969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21</text:p>
          </table:table-cell>
          <table:table-cell office:value-type="string" calcext:value-type="string">
            <text:p>GCA_00400344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2656689872945" calcext:value-type="float">
            <text:p>99,2656689872945</text:p>
          </table:table-cell>
          <table:table-cell office:value-type="float" office:value="93.4" calcext:value-type="float">
            <text:p>93,4</text:p>
          </table:table-cell>
          <table:table-cell office:value-type="float" office:value="57" calcext:value-type="float">
            <text:p>57</text:p>
          </table:table-cell>
          <table:table-cell table:formula="of:=[.F9]+[.H9]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I9]+[.K9]+[.L9]+[.M9]"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4" calcext:value-type="float">
            <text:p>324</text:p>
          </table:table-cell>
          <table:table-cell table:formula="of:=IF([.N9]&lt;10;&quot;True&quot;;&quot;False&quot;)" office:value-type="string" office:string-value="False" calcext:value-type="string">
            <text:p>False</text:p>
          </table:table-cell>
          <table:table-cell table:formula="of:=[.F9]/([.F9]+[.I9])*100" office:value-type="float" office:value="83.8235294117647" calcext:value-type="float">
            <text:p>83,8235294117647</text:p>
          </table:table-cell>
          <table:table-cell table:formula="of:=[.G9]/([.G9]+[.J9])*100" office:value-type="float" office:value="30.8900523560209" calcext:value-type="float">
            <text:p>30,8900523560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83</text:p>
          </table:table-cell>
          <table:table-cell office:value-type="string" calcext:value-type="string">
            <text:p>GCA_000147795.3</text:p>
          </table:table-cell>
          <table:table-cell office:value-type="string" calcext:value-type="string">
            <text:p>1021 (GCA_000006965.1)</text:p>
          </table:table-cell>
          <table:table-cell office:value-type="float" office:value="99.29702248328" calcext:value-type="float">
            <text:p>99,29702248328</text:p>
          </table:table-cell>
          <table:table-cell office:value-type="float" office:value="93.5" calcext:value-type="float">
            <text:p>93,5</text:p>
          </table:table-cell>
          <table:table-cell office:value-type="float" office:value="42" calcext:value-type="float">
            <text:p>42</text:p>
          </table:table-cell>
          <table:table-cell table:formula="of:=[.F10]+[.H10]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I10]+[.K10]+[.L10]+[.M10]"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formula="of:=IF([.N10]&lt;10;&quot;True&quot;;&quot;False&quot;)" office:value-type="string" office:string-value="True" calcext:value-type="string">
            <text:p>True</text:p>
          </table:table-cell>
          <table:table-cell table:formula="of:=[.F10]/([.F10]+[.I10])*100" office:value-type="float" office:value="85.7142857142857" calcext:value-type="float">
            <text:p>85,7142857142857</text:p>
          </table:table-cell>
          <table:table-cell table:formula="of:=[.G10]/([.G10]+[.J10])*100" office:value-type="float" office:value="24.3523316062176" calcext:value-type="float">
            <text:p>24,3523316062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12</text:p>
          </table:table-cell>
          <table:table-cell office:value-type="string" calcext:value-type="string">
            <text:p>GCA_00400347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2750868892" calcext:value-type="float">
            <text:p>99,2750868892</text:p>
          </table:table-cell>
          <table:table-cell office:value-type="float" office:value="93.6" calcext:value-type="float">
            <text:p>93,6</text:p>
          </table:table-cell>
          <table:table-cell office:value-type="float" office:value="86" calcext:value-type="float">
            <text:p>86</text:p>
          </table:table-cell>
          <table:table-cell table:formula="of:=[.F11]+[.H11]"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I11]+[.K11]+[.L11]+[.M11]"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10" calcext:value-type="float">
            <text:p>310</text:p>
          </table:table-cell>
          <table:table-cell table:formula="of:=IF([.N11]&lt;10;&quot;True&quot;;&quot;False&quot;)" office:value-type="string" office:string-value="False" calcext:value-type="string">
            <text:p>False</text:p>
          </table:table-cell>
          <table:table-cell table:formula="of:=[.F11]/([.F11]+[.I11])*100" office:value-type="float" office:value="88.659793814433" calcext:value-type="float">
            <text:p>88,659793814433</text:p>
          </table:table-cell>
          <table:table-cell table:formula="of:=[.G11]/([.G11]+[.J11])*100" office:value-type="float" office:value="33.0855018587361" calcext:value-type="float">
            <text:p>33,0855018587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21</text:p>
          </table:table-cell>
          <table:table-cell office:value-type="string" calcext:value-type="string">
            <text:p>GCA_00966424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2867961190235" calcext:value-type="float">
            <text:p>99,2867961190235</text:p>
          </table:table-cell>
          <table:table-cell office:value-type="float" office:value="93.7" calcext:value-type="float">
            <text:p>93,7</text:p>
          </table:table-cell>
          <table:table-cell office:value-type="float" office:value="56" calcext:value-type="float">
            <text:p>56</text:p>
          </table:table-cell>
          <table:table-cell table:formula="of:=[.F12]+[.H12]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I12]+[.K12]+[.L12]+[.M12]"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IF([.N12]&lt;10;&quot;True&quot;;&quot;False&quot;)" office:value-type="string" office:string-value="True" calcext:value-type="string">
            <text:p>True</text:p>
          </table:table-cell>
          <table:table-cell table:formula="of:=[.F12]/([.F12]+[.I12])*100" office:value-type="float" office:value="93.3333333333333" calcext:value-type="float">
            <text:p>93,3333333333333</text:p>
          </table:table-cell>
          <table:table-cell table:formula="of:=[.G12]/([.G12]+[.J12])*100" office:value-type="float" office:value="32.9545454545455" calcext:value-type="float">
            <text:p>32,9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58</text:p>
          </table:table-cell>
          <table:table-cell office:value-type="string" calcext:value-type="string">
            <text:p>GCA_00047342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3260281540395" calcext:value-type="float">
            <text:p>99,3260281540395</text:p>
          </table:table-cell>
          <table:table-cell office:value-type="float" office:value="93.8" calcext:value-type="float">
            <text:p>93,8</text:p>
          </table:table-cell>
          <table:table-cell office:value-type="float" office:value="37" calcext:value-type="float">
            <text:p>37</text:p>
          </table:table-cell>
          <table:table-cell table:formula="of:=[.F13]+[.H13]"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13]+[.K13]+[.L13]+[.M13]"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IF([.N13]&lt;10;&quot;True&quot;;&quot;False&quot;)" office:value-type="string" office:string-value="True" calcext:value-type="string">
            <text:p>True</text:p>
          </table:table-cell>
          <table:table-cell table:formula="of:=[.F13]/([.F13]+[.I13])*100" office:value-type="float" office:value="94.8717948717949" calcext:value-type="float">
            <text:p>94,8717948717949</text:p>
          </table:table-cell>
          <table:table-cell table:formula="of:=[.G13]/([.G13]+[.J13])*100" office:value-type="float" office:value="32.5925925925926" calcext:value-type="float">
            <text:p>32,5925925925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GCA_0002182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3487130859844" calcext:value-type="float">
            <text:p>99,3487130859844</text:p>
          </table:table-cell>
          <table:table-cell office:value-type="float" office:value="94.3" calcext:value-type="float">
            <text:p>94,3</text:p>
          </table:table-cell>
          <table:table-cell office:value-type="float" office:value="53" calcext:value-type="float">
            <text:p>53</text:p>
          </table:table-cell>
          <table:table-cell table:formula="of:=[.F14]+[.H14]"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I14]+[.K14]+[.L14]+[.M14]"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IF([.N14]&lt;10;&quot;True&quot;;&quot;False&quot;)" office:value-type="string" office:string-value="True" calcext:value-type="string">
            <text:p>True</text:p>
          </table:table-cell>
          <table:table-cell table:formula="of:=[.F14]/([.F14]+[.I14])*100" office:value-type="float" office:value="89.8305084745763" calcext:value-type="float">
            <text:p>89,8305084745763</text:p>
          </table:table-cell>
          <table:table-cell table:formula="of:=[.G14]/([.G14]+[.J14])*100" office:value-type="float" office:value="32.0652173913043" calcext:value-type="float">
            <text:p>32,065217391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GCA_000320385.2</text:p>
          </table:table-cell>
          <table:table-cell office:value-type="string" calcext:value-type="string">
            <text:p>1021 (GCA_000006965.1)</text:p>
          </table:table-cell>
          <table:table-cell office:value-type="float" office:value="99.3823279685914" calcext:value-type="float">
            <text:p>99,3823279685914</text:p>
          </table:table-cell>
          <table:table-cell office:value-type="float" office:value="94.3" calcext:value-type="float">
            <text:p>94,3</text:p>
          </table:table-cell>
          <table:table-cell office:value-type="float" office:value="42" calcext:value-type="float">
            <text:p>42</text:p>
          </table:table-cell>
          <table:table-cell table:formula="of:=[.F15]+[.H1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5]+[.K15]+[.L15]+[.M15]"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IF([.N15]&lt;10;&quot;True&quot;;&quot;False&quot;)" office:value-type="string" office:string-value="True" calcext:value-type="string">
            <text:p>True</text:p>
          </table:table-cell>
          <table:table-cell table:formula="of:=[.F15]/([.F15]+[.I15])*100" office:value-type="float" office:value="97.6744186046512" calcext:value-type="float">
            <text:p>97,6744186046512</text:p>
          </table:table-cell>
          <table:table-cell table:formula="of:=[.G15]/([.G15]+[.J15])*100" office:value-type="float" office:value="28.0487804878049" calcext:value-type="float">
            <text:p>28,0487804878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10</text:p>
          </table:table-cell>
          <table:table-cell office:value-type="string" calcext:value-type="string">
            <text:p>GCA_00400351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3710495974769" calcext:value-type="float">
            <text:p>99,3710495974769</text:p>
          </table:table-cell>
          <table:table-cell office:value-type="float" office:value="94.5" calcext:value-type="float">
            <text:p>94,5</text:p>
          </table:table-cell>
          <table:table-cell office:value-type="float" office:value="65" calcext:value-type="float">
            <text:p>65</text:p>
          </table:table-cell>
          <table:table-cell table:formula="of:=[.F16]+[.H16]"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I16]+[.K16]+[.L16]+[.M16]"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4" calcext:value-type="float">
            <text:p>294</text:p>
          </table:table-cell>
          <table:table-cell table:formula="of:=IF([.N16]&lt;10;&quot;True&quot;;&quot;False&quot;)" office:value-type="string" office:string-value="False" calcext:value-type="string">
            <text:p>False</text:p>
          </table:table-cell>
          <table:table-cell table:formula="of:=[.F16]/([.F16]+[.I16])*100" office:value-type="float" office:value="95.5882352941176" calcext:value-type="float">
            <text:p>95,5882352941176</text:p>
          </table:table-cell>
          <table:table-cell table:formula="of:=[.G16]/([.G16]+[.J16])*100" office:value-type="float" office:value="39.6551724137931" calcext:value-type="float">
            <text:p>39,655172413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06</text:p>
          </table:table-cell>
          <table:table-cell office:value-type="string" calcext:value-type="string">
            <text:p>GCA_00400421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422434063103" calcext:value-type="float">
            <text:p>99,422434063103</text:p>
          </table:table-cell>
          <table:table-cell office:value-type="float" office:value="94.6" calcext:value-type="float">
            <text:p>94,6</text:p>
          </table:table-cell>
          <table:table-cell office:value-type="float" office:value="53" calcext:value-type="float">
            <text:p>53</text:p>
          </table:table-cell>
          <table:table-cell table:formula="of:=[.F17]+[.H17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I17]+[.K17]+[.L17]+[.M17]"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table:formula="of:=IF([.N17]&lt;10;&quot;True&quot;;&quot;False&quot;)" office:value-type="string" office:string-value="False" calcext:value-type="string">
            <text:p>False</text:p>
          </table:table-cell>
          <table:table-cell table:formula="of:=[.F17]/([.F17]+[.I17])*100" office:value-type="float" office:value="84.1269841269841" calcext:value-type="float">
            <text:p>84,1269841269841</text:p>
          </table:table-cell>
          <table:table-cell table:formula="of:=[.G17]/([.G17]+[.J17])*100" office:value-type="float" office:value="35.8490566037736" calcext:value-type="float">
            <text:p>35,8490566037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57</text:p>
          </table:table-cell>
          <table:table-cell office:value-type="string" calcext:value-type="string">
            <text:p>GCA_00219702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4227936512212" calcext:value-type="float">
            <text:p>99,4227936512212</text:p>
          </table:table-cell>
          <table:table-cell office:value-type="float" office:value="94.7" calcext:value-type="float">
            <text:p>94,7</text:p>
          </table:table-cell>
          <table:table-cell office:value-type="float" office:value="51" calcext:value-type="float">
            <text:p>51</text:p>
          </table:table-cell>
          <table:table-cell table:formula="of:=[.F18]+[.H18]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I18]+[.K18]+[.L18]+[.M18]"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IF([.N18]&lt;10;&quot;True&quot;;&quot;False&quot;)" office:value-type="string" office:string-value="True" calcext:value-type="string">
            <text:p>True</text:p>
          </table:table-cell>
          <table:table-cell table:formula="of:=[.F18]/([.F18]+[.I18])*100" office:value-type="float" office:value="86.4406779661017" calcext:value-type="float">
            <text:p>86,4406779661017</text:p>
          </table:table-cell>
          <table:table-cell table:formula="of:=[.G18]/([.G18]+[.J18])*100" office:value-type="float" office:value="33.1428571428571" calcext:value-type="float">
            <text:p>33,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GCA_00230237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4687227056737" calcext:value-type="float">
            <text:p>99,4687227056737</text:p>
          </table:table-cell>
          <table:table-cell office:value-type="float" office:value="95.6" calcext:value-type="float">
            <text:p>95,6</text:p>
          </table:table-cell>
          <table:table-cell office:value-type="float" office:value="2" calcext:value-type="float">
            <text:p>2</text:p>
          </table:table-cell>
          <table:table-cell table:formula="of:=[.F19]+[.H19]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19]+[.K19]+[.L19]+[.M19]"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IF([.N19]&lt;10;&quot;True&quot;;&quot;False&quot;)" office:value-type="string" office:string-value="True" calcext:value-type="string">
            <text:p>True</text:p>
          </table:table-cell>
          <table:table-cell table:formula="of:=[.F19]/([.F19]+[.I19])*100" office:value-type="float" office:value="66.6666666666667" calcext:value-type="float">
            <text:p>66,6666666666667</text:p>
          </table:table-cell>
          <table:table-cell table:formula="of:=[.G19]/([.G19]+[.J19])*100" office:value-type="float" office:value="3.8961038961039" calcext:value-type="float">
            <text:p>3,8961038961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GCA_000147775.3</text:p>
          </table:table-cell>
          <table:table-cell office:value-type="string" calcext:value-type="string">
            <text:p>1021 (GCA_000006965.1)</text:p>
          </table:table-cell>
          <table:table-cell office:value-type="float" office:value="99.5366639972489" calcext:value-type="float">
            <text:p>99,5366639972489</text:p>
          </table:table-cell>
          <table:table-cell office:value-type="float" office:value="95.9" calcext:value-type="float">
            <text:p>95,9</text:p>
          </table:table-cell>
          <table:table-cell office:value-type="float" office:value="36" calcext:value-type="float">
            <text:p>36</text:p>
          </table:table-cell>
          <table:table-cell table:formula="of:=[.F20]+[.H20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I20]+[.K20]+[.L20]+[.M20]"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IF([.N20]&lt;10;&quot;True&quot;;&quot;False&quot;)" office:value-type="string" office:string-value="True" calcext:value-type="string">
            <text:p>True</text:p>
          </table:table-cell>
          <table:table-cell table:formula="of:=[.F20]/([.F20]+[.I20])*100" office:value-type="float" office:value="90" calcext:value-type="float">
            <text:p>90</text:p>
          </table:table-cell>
          <table:table-cell table:formula="of:=[.G20]/([.G20]+[.J20])*100" office:value-type="float" office:value="28.7671232876712" calcext:value-type="float">
            <text:p>28,7671232876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76</text:p>
          </table:table-cell>
          <table:table-cell office:value-type="string" calcext:value-type="string">
            <text:p>GCA_0040021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5299078539375" calcext:value-type="float">
            <text:p>99,529907853937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formula="of:=[.F21]+[.H21]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I21]+[.K21]+[.L21]+[.M21]"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table:formula="of:=IF([.N21]&lt;10;&quot;True&quot;;&quot;False&quot;)" office:value-type="string" office:string-value="False" calcext:value-type="string">
            <text:p>False</text:p>
          </table:table-cell>
          <table:table-cell table:formula="of:=[.F21]/([.F21]+[.I21])*100" office:value-type="float" office:value="80" calcext:value-type="float">
            <text:p>80</text:p>
          </table:table-cell>
          <table:table-cell table:formula="of:=[.G21]/([.G21]+[.J21])*100" office:value-type="float" office:value="32.6797385620915" calcext:value-type="float">
            <text:p>32,6797385620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30</text:p>
          </table:table-cell>
          <table:table-cell office:value-type="string" calcext:value-type="string">
            <text:p>GCA_00400280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7431834570282" calcext:value-type="float">
            <text:p>99,7431834570282</text:p>
          </table:table-cell>
          <table:table-cell office:value-type="float" office:value="97.9" calcext:value-type="float">
            <text:p>97,9</text:p>
          </table:table-cell>
          <table:table-cell office:value-type="float" office:value="45" calcext:value-type="float">
            <text:p>45</text:p>
          </table:table-cell>
          <table:table-cell table:formula="of:=[.F22]+[.H22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I22]+[.K22]+[.L22]+[.M22]"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32" calcext:value-type="float">
            <text:p>332</text:p>
          </table:table-cell>
          <table:table-cell table:formula="of:=IF([.N22]&lt;10;&quot;True&quot;;&quot;False&quot;)" office:value-type="string" office:string-value="False" calcext:value-type="string">
            <text:p>False</text:p>
          </table:table-cell>
          <table:table-cell table:formula="of:=[.F22]/([.F22]+[.I22])*100" office:value-type="float" office:value="88.2352941176471" calcext:value-type="float">
            <text:p>88,2352941176471</text:p>
          </table:table-cell>
          <table:table-cell table:formula="of:=[.G22]/([.G22]+[.J22])*100" office:value-type="float" office:value="35.6589147286822" calcext:value-type="float">
            <text:p>35,6589147286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22</text:p>
          </table:table-cell>
          <table:table-cell office:value-type="string" calcext:value-type="string">
            <text:p>GCA_00400443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7262245871762" calcext:value-type="float">
            <text:p>99,7262245871762</text:p>
          </table:table-cell>
          <table:table-cell office:value-type="float" office:value="97.9" calcext:value-type="float">
            <text:p>97,9</text:p>
          </table:table-cell>
          <table:table-cell office:value-type="float" office:value="37" calcext:value-type="float">
            <text:p>37</text:p>
          </table:table-cell>
          <table:table-cell table:formula="of:=[.F23]+[.H2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23]+[.K23]+[.L23]+[.M23]"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  <table:table-cell table:formula="of:=IF([.N23]&lt;10;&quot;True&quot;;&quot;False&quot;)" office:value-type="string" office:string-value="False" calcext:value-type="string">
            <text:p>False</text:p>
          </table:table-cell>
          <table:table-cell table:formula="of:=[.F23]/([.F23]+[.I23])*100" office:value-type="float" office:value="92.5" calcext:value-type="float">
            <text:p>92,5</text:p>
          </table:table-cell>
          <table:table-cell table:formula="of:=[.G23]/([.G23]+[.J23])*100" office:value-type="float" office:value="35.4545454545455" calcext:value-type="float">
            <text:p>35,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203</text:p>
          </table:table-cell>
          <table:table-cell office:value-type="string" calcext:value-type="string">
            <text:p>GCA_0040037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9926894253052" calcext:value-type="float">
            <text:p>99,9926894253052</text:p>
          </table:table-cell>
          <table:table-cell office:value-type="float" office:value="99.9" calcext:value-type="float">
            <text:p>99,9</text:p>
          </table:table-cell>
          <table:table-cell office:value-type="float" office:value="8" calcext:value-type="float">
            <text:p>8</text:p>
          </table:table-cell>
          <table:table-cell table:formula="of:=[.F24]+[.H2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4]+[.K24]+[.L24]+[.M24]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2" calcext:value-type="float">
            <text:p>272</text:p>
          </table:table-cell>
          <table:table-cell table:formula="of:=IF([.N24]&lt;10;&quot;True&quot;;&quot;False&quot;)" office:value-type="string" office:string-value="False" calcext:value-type="string">
            <text:p>False</text:p>
          </table:table-cell>
          <table:table-cell table:formula="of:=[.F24]/([.F24]+[.I24])*100" office:value-type="float" office:value="100" calcext:value-type="float">
            <text:p>100</text:p>
          </table:table-cell>
          <table:table-cell table:formula="of:=[.G24]/([.G24]+[.J24])*100" office:value-type="float" office:value="14.8148148148148" calcext:value-type="float">
            <text:p>14,8148148148148</text:p>
          </table:table-cell>
          <table:table-cell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GCA_00400468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9962764268291" calcext:value-type="float">
            <text:p>99,99627642682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25]+[.H2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5]+[.K25]+[.L25]+[.M25]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formula="of:=IF([.N25]&lt;10;&quot;True&quot;;&quot;False&quot;)" office:value-type="string" office:string-value="False" calcext:value-type="string">
            <text:p>False</text:p>
          </table:table-cell>
          <table:table-cell office:value-type="string" calcext:value-type="string">
            <text:p>NA</text:p>
          </table:table-cell>
          <table:table-cell table:formula="of:=[.G25]/([.G25]+[.J25])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6</text:p>
          </table:table-cell>
          <table:table-cell office:value-type="string" calcext:value-type="string">
            <text:p>GCA_0021970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99288606516" calcext:value-type="float">
            <text:p>99,9928860651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F26]+[.H26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26]+[.K26]+[.L26]+[.M26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IF([.N26]&lt;10;&quot;True&quot;;&quot;False&quot;)" office:value-type="string" office:string-value="True" calcext:value-type="string">
            <text:p>True</text:p>
          </table:table-cell>
          <table:table-cell table:formula="of:=[.F26]/([.F26]+[.I26])*100" office:value-type="float" office:value="93.75" calcext:value-type="float">
            <text:p>93,75</text:p>
          </table:table-cell>
          <table:table-cell table:formula="of:=[.G26]/([.G26]+[.J26])*100" office:value-type="float" office:value="44.7368421052632" calcext:value-type="float">
            <text:p>44,7368421052632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GCA_000346065.1</text:p>
          </table:table-cell>
          <table:table-cell office:value-type="string" calcext:value-type="string">
            <text:p>1021 (GCA_000006965.1)</text:p>
          </table:table-cell>
          <table:table-cell office:value-type="float" office:value="99.9953968251705" calcext:value-type="float">
            <text:p>99,99539682517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F27]+[.H2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7]+[.K27]+[.L27]+[.M27]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N27]&lt;10;&quot;True&quot;;&quot;False&quot;)" office:value-type="string" office:string-value="True" calcext:value-type="string">
            <text:p>True</text:p>
          </table:table-cell>
          <table:table-cell table:formula="of:=[.F27]/([.F27]+[.I27])*100" office:value-type="float" office:value="100" calcext:value-type="float">
            <text:p>100</text:p>
          </table:table-cell>
          <table:table-cell table:formula="of:=[.G27]/([.G27]+[.J27])*100" office:value-type="float" office:value="9.09090909090909" calcext:value-type="float">
            <text:p>9,09090909090909</text:p>
          </table:table-cell>
          <table:table-cell table:number-columns-repeated="2"/>
        </table:table-row>
      </table:table>
      <table:table table:name="ANIb" table:style-name="ta1">
        <table:table-column table:style-name="co14" table:number-columns-repeated="2" table:default-cell-style-name="ce6"/>
        <table:table-column table:style-name="co13" table:number-columns-repeated="5" table:default-cell-style-name="ce6"/>
        <table:table-row table:style-name="ro1">
          <table:table-cell table:style-name="Default" office:value-type="string" calcext:value-type="string">
            <text:p>Calculated with ANImatrix at <text:a xlink:href="http://enve-omics.ce.gatech.edu/g-matrix/" xlink:type="simple">http://enve-omics.ce.gatech.edu/g-matrix/</text:a> [Kostas Lab]</text:p>
          </table:table-cell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SeqA</text:p>
          </table:table-cell>
          <table:table-cell table:style-name="ce2" office:value-type="string" calcext:value-type="string">
            <text:p>SeqB</text:p>
          </table:table-cell>
          <table:table-cell table:style-name="ce2" office:value-type="string" calcext:value-type="string">
            <text:p>ANIb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mega</text:p>
          </table:table-cell>
          <table:table-cell table:style-name="ce2" office:value-type="string" calcext:value-type="string">
            <text:p>Frx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1" calcext:value-type="float">
            <text:p>2011</text:p>
          </table:table-cell>
          <table:table-cell office:value-type="float" office:value="81.1478392054227" calcext:value-type="float">
            <text:p>81,1478392054227</text:p>
          </table:table-cell>
          <table:table-cell office:value-type="float" office:value="4.40609039323123" calcext:value-type="float">
            <text:p>4,40609039323123</text:p>
          </table:table-cell>
          <table:table-cell office:value-type="float" office:value="5989" calcext:value-type="float">
            <text:p>5989</text:p>
          </table:table-cell>
          <table:table-cell office:value-type="float" office:value="33452" calcext:value-type="float">
            <text:p>33452</text:p>
          </table:table-cell>
          <table:table-cell office:value-type="float" office:value="17.9032643788114" calcext:value-type="float">
            <text:p>17,90326437881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19" calcext:value-type="float">
            <text:p>2119</text:p>
          </table:table-cell>
          <table:table-cell office:value-type="float" office:value="81.1687620070281" calcext:value-type="float">
            <text:p>81,1687620070281</text:p>
          </table:table-cell>
          <table:table-cell office:value-type="float" office:value="4.34643864802374" calcext:value-type="float">
            <text:p>4,34643864802374</text:p>
          </table:table-cell>
          <table:table-cell office:value-type="float" office:value="5918" calcext:value-type="float">
            <text:p>5918</text:p>
          </table:table-cell>
          <table:table-cell office:value-type="float" office:value="32065" calcext:value-type="float">
            <text:p>32065</text:p>
          </table:table-cell>
          <table:table-cell office:value-type="float" office:value="18.4562607204117" calcext:value-type="float">
            <text:p>18,45626072041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1" calcext:value-type="float">
            <text:p>1021</text:p>
          </table:table-cell>
          <table:table-cell office:value-type="float" office:value="81.1950517976757" calcext:value-type="float">
            <text:p>81,1950517976757</text:p>
          </table:table-cell>
          <table:table-cell office:value-type="float" office:value="4.40337412854439" calcext:value-type="float">
            <text:p>4,40337412854439</text:p>
          </table:table-cell>
          <table:table-cell office:value-type="float" office:value="5957" calcext:value-type="float">
            <text:p>5957</text:p>
          </table:table-cell>
          <table:table-cell office:value-type="float" office:value="33445" calcext:value-type="float">
            <text:p>33445</text:p>
          </table:table-cell>
          <table:table-cell office:value-type="float" office:value="17.8113320376738" calcext:value-type="float">
            <text:p>17,8113320376738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984" calcext:value-type="float">
            <text:p>35984</text:p>
          </table:table-cell>
          <table:table-cell office:value-type="float" office:value="36021" calcext:value-type="float">
            <text:p>36021</text:p>
          </table:table-cell>
          <table:table-cell office:value-type="float" office:value="99.8972821409733" calcext:value-type="float">
            <text:p>99,8972821409733</text:p>
          </table:table-cell>
        </table:table-row>
        <table:table-row table:style-name="ro1">
          <table:table-cell table:number-columns-repeated="2" office:value-type="float" office:value="1021" calcext:value-type="float">
            <text:p>10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445" calcext:value-type="float">
            <text:p>334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21" calcext:value-type="float">
            <text:p>1021</text:p>
          </table:table-cell>
          <table:table-cell office:value-type="float" office:value="99.9953968251705" calcext:value-type="float">
            <text:p>99,9953968251705</text:p>
          </table:table-cell>
          <table:table-cell office:value-type="float" office:value="0.0734113249787174" calcext:value-type="float">
            <text:p>0,073411324978717</text:p>
          </table:table-cell>
          <table:table-cell office:value-type="float" office:value="33288" calcext:value-type="float">
            <text:p>33288</text:p>
          </table:table-cell>
          <table:table-cell office:value-type="float" office:value="33445" calcext:value-type="float">
            <text:p>33445</text:p>
          </table:table-cell>
          <table:table-cell office:value-type="float" office:value="99.5305725818508" calcext:value-type="float">
            <text:p>99,5305725818508</text:p>
          </table:table-cell>
        </table:table-row>
        <table:table-row table:style-name="ro1">
          <table:table-cell table:number-columns-repeated="2"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451" calcext:value-type="float">
            <text:p>33451</text:p>
          </table:table-cell>
          <table:table-cell office:value-type="float" office:value="33452" calcext:value-type="float">
            <text:p>33452</text:p>
          </table:table-cell>
          <table:table-cell office:value-type="float" office:value="99.9970106421141" calcext:value-type="float">
            <text:p>99,9970106421141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021" calcext:value-type="float">
            <text:p>1021</text:p>
          </table:table-cell>
          <table:table-cell office:value-type="float" office:value="99.9962764268291" calcext:value-type="float">
            <text:p>99,9962764268291</text:p>
          </table:table-cell>
          <table:table-cell office:value-type="float" office:value="0.0475897551617217" calcext:value-type="float">
            <text:p>0,047589755161722</text:p>
          </table:table-cell>
          <table:table-cell office:value-type="float" office:value="32024" calcext:value-type="float">
            <text:p>32024</text:p>
          </table:table-cell>
          <table:table-cell office:value-type="float" office:value="32065" calcext:value-type="float">
            <text:p>32065</text:p>
          </table:table-cell>
          <table:table-cell office:value-type="float" office:value="99.8721347263371" calcext:value-type="float">
            <text:p>99,8721347263371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11" calcext:value-type="float">
            <text:p>2011</text:p>
          </table:table-cell>
          <table:table-cell office:value-type="float" office:value="99.9981845769715" calcext:value-type="float">
            <text:p>99,9981845769715</text:p>
          </table:table-cell>
          <table:table-cell office:value-type="float" office:value="0.0447651343785946" calcext:value-type="float">
            <text:p>0,044765134378595</text:p>
          </table:table-cell>
          <table:table-cell office:value-type="float" office:value="32024" calcext:value-type="float">
            <text:p>32024</text:p>
          </table:table-cell>
          <table:table-cell office:value-type="float" office:value="32065" calcext:value-type="float">
            <text:p>32065</text:p>
          </table:table-cell>
          <table:table-cell office:value-type="float" office:value="99.8721347263371" calcext:value-type="float">
            <text:p>99,8721347263371</text:p>
          </table:table-cell>
        </table:table-row>
        <table:table-row table:style-name="ro1">
          <table:table-cell table:number-columns-repeated="2" office:value-type="float" office:value="2119" calcext:value-type="float">
            <text:p>21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65" calcext:value-type="float">
            <text:p>32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K170</text:p>
          </table:table-cell>
          <table:table-cell office:value-type="float" office:value="320" calcext:value-type="float">
            <text:p>320</text:p>
          </table:table-cell>
          <table:table-cell office:value-type="float" office:value="81.2132886979274" calcext:value-type="float">
            <text:p>81,2132886979274</text:p>
          </table:table-cell>
          <table:table-cell office:value-type="float" office:value="4.35925840147038" calcext:value-type="float">
            <text:p>4,35925840147038</text:p>
          </table:table-cell>
          <table:table-cell office:value-type="float" office:value="5963" calcext:value-type="float">
            <text:p>5963</text:p>
          </table:table-cell>
          <table:table-cell office:value-type="float" office:value="32652" calcext:value-type="float">
            <text:p>32652</text:p>
          </table:table-cell>
          <table:table-cell office:value-type="float" office:value="18.2622810241333" calcext:value-type="float">
            <text:p>18,2622810241333</text:p>
          </table:table-cell>
        </table:table-row>
        <table:table-row table:style-name="ro1">
          <table:table-cell office:value-type="string" calcext:value-type="string">
            <text:p>AK170</text:p>
          </table:table-cell>
          <table:table-cell office:value-type="float" office:value="1021" calcext:value-type="float">
            <text:p>1021</text:p>
          </table:table-cell>
          <table:table-cell office:value-type="float" office:value="99.2449600597749" calcext:value-type="float">
            <text:p>99,2449600597749</text:p>
          </table:table-cell>
          <table:table-cell office:value-type="float" office:value="1.33956334583705" calcext:value-type="float">
            <text:p>1,33956334583705</text:p>
          </table:table-cell>
          <table:table-cell office:value-type="float" office:value="27839" calcext:value-type="float">
            <text:p>27839</text:p>
          </table:table-cell>
          <table:table-cell office:value-type="float" office:value="32652" calcext:value-type="float">
            <text:p>32652</text:p>
          </table:table-cell>
          <table:table-cell office:value-type="float" office:value="85.2597084405243" calcext:value-type="float">
            <text:p>85,2597084405243</text:p>
          </table:table-cell>
        </table:table-row>
        <table:table-row table:style-name="ro1">
          <table:table-cell office:value-type="string" calcext:value-type="string">
            <text:p>AK170</text:p>
          </table:table-cell>
          <table:table-cell office:value-type="float" office:value="2119" calcext:value-type="float">
            <text:p>2119</text:p>
          </table:table-cell>
          <table:table-cell office:value-type="float" office:value="99.2477953694772" calcext:value-type="float">
            <text:p>99,2477953694772</text:p>
          </table:table-cell>
          <table:table-cell office:value-type="float" office:value="1.35061925048688" calcext:value-type="float">
            <text:p>1,35061925048688</text:p>
          </table:table-cell>
          <table:table-cell office:value-type="float" office:value="27493" calcext:value-type="float">
            <text:p>27493</text:p>
          </table:table-cell>
          <table:table-cell office:value-type="float" office:value="32065" calcext:value-type="float">
            <text:p>32065</text:p>
          </table:table-cell>
          <table:table-cell office:value-type="float" office:value="85.7414626539841" calcext:value-type="float">
            <text:p>85,7414626539841</text:p>
          </table:table-cell>
        </table:table-row>
        <table:table-row table:style-name="ro1">
          <table:table-cell office:value-type="string" calcext:value-type="string">
            <text:p>AK170</text:p>
          </table:table-cell>
          <table:table-cell office:value-type="float" office:value="2011" calcext:value-type="float">
            <text:p>2011</text:p>
          </table:table-cell>
          <table:table-cell office:value-type="float" office:value="99.2479014531031" calcext:value-type="float">
            <text:p>99,2479014531031</text:p>
          </table:table-cell>
          <table:table-cell office:value-type="float" office:value="1.31907889102109" calcext:value-type="float">
            <text:p>1,31907889102109</text:p>
          </table:table-cell>
          <table:table-cell office:value-type="float" office:value="27874" calcext:value-type="float">
            <text:p>27874</text:p>
          </table:table-cell>
          <table:table-cell office:value-type="float" office:value="32652" calcext:value-type="float">
            <text:p>32652</text:p>
          </table:table-cell>
          <table:table-cell office:value-type="float" office:value="85.3668994242313" calcext:value-type="float">
            <text:p>85,3668994242313</text:p>
          </table:table-cell>
        </table:table-row>
        <table:table-row table:style-name="ro1">
          <table:table-cell table:number-columns-repeated="2" office:value-type="string" calcext:value-type="string">
            <text:p>AK1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646" calcext:value-type="float">
            <text:p>32646</text:p>
          </table:table-cell>
          <table:table-cell office:value-type="float" office:value="32652" calcext:value-type="float">
            <text:p>32652</text:p>
          </table:table-cell>
          <table:table-cell office:value-type="float" office:value="99.9816244027931" calcext:value-type="float">
            <text:p>99,9816244027931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float" office:value="320" calcext:value-type="float">
            <text:p>320</text:p>
          </table:table-cell>
          <table:table-cell office:value-type="float" office:value="81.1276084848053" calcext:value-type="float">
            <text:p>81,1276084848053</text:p>
          </table:table-cell>
          <table:table-cell office:value-type="float" office:value="4.37572240821369" calcext:value-type="float">
            <text:p>4,37572240821369</text:p>
          </table:table-cell>
          <table:table-cell office:value-type="float" office:value="6111" calcext:value-type="float">
            <text:p>6111</text:p>
          </table:table-cell>
          <table:table-cell office:value-type="float" office:value="36021" calcext:value-type="float">
            <text:p>36021</text:p>
          </table:table-cell>
          <table:table-cell office:value-type="float" office:value="16.9651036895145" calcext:value-type="float">
            <text:p>16,9651036895145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string" calcext:value-type="string">
            <text:p>AK170</text:p>
          </table:table-cell>
          <table:table-cell office:value-type="float" office:value="99.156857274838" calcext:value-type="float">
            <text:p>99,156857274838</text:p>
          </table:table-cell>
          <table:table-cell office:value-type="float" office:value="1.44085826108543" calcext:value-type="float">
            <text:p>1,44085826108543</text:p>
          </table:table-cell>
          <table:table-cell office:value-type="float" office:value="27918" calcext:value-type="float">
            <text:p>27918</text:p>
          </table:table-cell>
          <table:table-cell office:value-type="float" office:value="32652" calcext:value-type="float">
            <text:p>32652</text:p>
          </table:table-cell>
          <table:table-cell office:value-type="float" office:value="85.5016538037486" calcext:value-type="float">
            <text:p>85,5016538037486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float" office:value="1021" calcext:value-type="float">
            <text:p>1021</text:p>
          </table:table-cell>
          <table:table-cell office:value-type="float" office:value="99.2867961190235" calcext:value-type="float">
            <text:p>99,2867961190235</text:p>
          </table:table-cell>
          <table:table-cell office:value-type="float" office:value="1.32576101483077" calcext:value-type="float">
            <text:p>1,32576101483077</text:p>
          </table:table-cell>
          <table:table-cell office:value-type="float" office:value="29503" calcext:value-type="float">
            <text:p>29503</text:p>
          </table:table-cell>
          <table:table-cell office:value-type="float" office:value="33445" calcext:value-type="float">
            <text:p>33445</text:p>
          </table:table-cell>
          <table:table-cell office:value-type="float" office:value="88.2134848258335" calcext:value-type="float">
            <text:p>88,2134848258335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float" office:value="2011" calcext:value-type="float">
            <text:p>2011</text:p>
          </table:table-cell>
          <table:table-cell office:value-type="float" office:value="99.2911209351208" calcext:value-type="float">
            <text:p>99,2911209351208</text:p>
          </table:table-cell>
          <table:table-cell office:value-type="float" office:value="1.33389821684735" calcext:value-type="float">
            <text:p>1,33389821684735</text:p>
          </table:table-cell>
          <table:table-cell office:value-type="float" office:value="29316" calcext:value-type="float">
            <text:p>29316</text:p>
          </table:table-cell>
          <table:table-cell office:value-type="float" office:value="33452" calcext:value-type="float">
            <text:p>33452</text:p>
          </table:table-cell>
          <table:table-cell office:value-type="float" office:value="87.6360157838096" calcext:value-type="float">
            <text:p>87,6360157838096</text:p>
          </table:table-cell>
        </table:table-row>
        <table:table-row table:style-name="ro1">
          <table:table-cell office:value-type="string" calcext:value-type="string">
            <text:p>AK21</text:p>
          </table:table-cell>
          <table:table-cell office:value-type="float" office:value="2119" calcext:value-type="float">
            <text:p>2119</text:p>
          </table:table-cell>
          <table:table-cell office:value-type="float" office:value="99.3004372735418" calcext:value-type="float">
            <text:p>99,3004372735418</text:p>
          </table:table-cell>
          <table:table-cell office:value-type="float" office:value="1.33764212816138" calcext:value-type="float">
            <text:p>1,33764212816138</text:p>
          </table:table-cell>
          <table:table-cell office:value-type="float" office:value="28852" calcext:value-type="float">
            <text:p>28852</text:p>
          </table:table-cell>
          <table:table-cell office:value-type="float" office:value="32065" calcext:value-type="float">
            <text:p>32065</text:p>
          </table:table-cell>
          <table:table-cell office:value-type="float" office:value="89.9797286761266" calcext:value-type="float">
            <text:p>89,9797286761266</text:p>
          </table:table-cell>
        </table:table-row>
        <table:table-row table:style-name="ro1">
          <table:table-cell table:number-columns-repeated="2" office:value-type="string" calcext:value-type="string">
            <text:p>AK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625" calcext:value-type="float">
            <text:p>36625</text:p>
          </table:table-cell>
          <table:table-cell office:value-type="float" office:value="36628" calcext:value-type="float">
            <text:p>36628</text:p>
          </table:table-cell>
          <table:table-cell office:value-type="float" office:value="99.9918095446107" calcext:value-type="float">
            <text:p>99,9918095446107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float" office:value="320" calcext:value-type="float">
            <text:p>320</text:p>
          </table:table-cell>
          <table:table-cell office:value-type="float" office:value="81.1422596478835" calcext:value-type="float">
            <text:p>81,1422596478835</text:p>
          </table:table-cell>
          <table:table-cell office:value-type="float" office:value="4.39267247404536" calcext:value-type="float">
            <text:p>4,39267247404536</text:p>
          </table:table-cell>
          <table:table-cell office:value-type="float" office:value="6032" calcext:value-type="float">
            <text:p>6032</text:p>
          </table:table-cell>
          <table:table-cell office:value-type="float" office:value="34831" calcext:value-type="float">
            <text:p>34831</text:p>
          </table:table-cell>
          <table:table-cell office:value-type="float" office:value="17.3179064626339" calcext:value-type="float">
            <text:p>17,3179064626339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string" calcext:value-type="string">
            <text:p>AK21</text:p>
          </table:table-cell>
          <table:table-cell office:value-type="float" office:value="99.1297429281315" calcext:value-type="float">
            <text:p>99,1297429281315</text:p>
          </table:table-cell>
          <table:table-cell office:value-type="float" office:value="1.67208292388734" calcext:value-type="float">
            <text:p>1,67208292388734</text:p>
          </table:table-cell>
          <table:table-cell office:value-type="float" office:value="28839" calcext:value-type="float">
            <text:p>28839</text:p>
          </table:table-cell>
          <table:table-cell office:value-type="float" office:value="34831" calcext:value-type="float">
            <text:p>34831</text:p>
          </table:table-cell>
          <table:table-cell office:value-type="float" office:value="82.7969337658982" calcext:value-type="float">
            <text:p>82,7969337658982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string" calcext:value-type="string">
            <text:p>AK170</text:p>
          </table:table-cell>
          <table:table-cell office:value-type="float" office:value="99.176230767446" calcext:value-type="float">
            <text:p>99,176230767446</text:p>
          </table:table-cell>
          <table:table-cell office:value-type="float" office:value="1.55636859504113" calcext:value-type="float">
            <text:p>1,55636859504113</text:p>
          </table:table-cell>
          <table:table-cell office:value-type="float" office:value="27704" calcext:value-type="float">
            <text:p>27704</text:p>
          </table:table-cell>
          <table:table-cell office:value-type="float" office:value="32652" calcext:value-type="float">
            <text:p>32652</text:p>
          </table:table-cell>
          <table:table-cell office:value-type="float" office:value="84.8462575033689" calcext:value-type="float">
            <text:p>84,8462575033689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float" office:value="1021" calcext:value-type="float">
            <text:p>1021</text:p>
          </table:table-cell>
          <table:table-cell office:value-type="float" office:value="99.3260281540395" calcext:value-type="float">
            <text:p>99,3260281540395</text:p>
          </table:table-cell>
          <table:table-cell office:value-type="float" office:value="1.52101140988882" calcext:value-type="float">
            <text:p>1,52101140988882</text:p>
          </table:table-cell>
          <table:table-cell office:value-type="float" office:value="28784" calcext:value-type="float">
            <text:p>28784</text:p>
          </table:table-cell>
          <table:table-cell office:value-type="float" office:value="33445" calcext:value-type="float">
            <text:p>33445</text:p>
          </table:table-cell>
          <table:table-cell office:value-type="float" office:value="86.0636866497234" calcext:value-type="float">
            <text:p>86,0636866497234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float" office:value="2011" calcext:value-type="float">
            <text:p>2011</text:p>
          </table:table-cell>
          <table:table-cell office:value-type="float" office:value="99.3289483680216" calcext:value-type="float">
            <text:p>99,3289483680216</text:p>
          </table:table-cell>
          <table:table-cell office:value-type="float" office:value="1.50647872705371" calcext:value-type="float">
            <text:p>1,50647872705371</text:p>
          </table:table-cell>
          <table:table-cell office:value-type="float" office:value="28835" calcext:value-type="float">
            <text:p>28835</text:p>
          </table:table-cell>
          <table:table-cell office:value-type="float" office:value="33452" calcext:value-type="float">
            <text:p>33452</text:p>
          </table:table-cell>
          <table:table-cell office:value-type="float" office:value="86.1981346406792" calcext:value-type="float">
            <text:p>86,1981346406792</text:p>
          </table:table-cell>
        </table:table-row>
        <table:table-row table:style-name="ro1">
          <table:table-cell office:value-type="string" calcext:value-type="string">
            <text:p>AK58</text:p>
          </table:table-cell>
          <table:table-cell office:value-type="float" office:value="2119" calcext:value-type="float">
            <text:p>2119</text:p>
          </table:table-cell>
          <table:table-cell office:value-type="float" office:value="99.3355690984" calcext:value-type="float">
            <text:p>99,3355690984</text:p>
          </table:table-cell>
          <table:table-cell office:value-type="float" office:value="1.49453541106115" calcext:value-type="float">
            <text:p>1,49453541106115</text:p>
          </table:table-cell>
          <table:table-cell office:value-type="float" office:value="28230" calcext:value-type="float">
            <text:p>28230</text:p>
          </table:table-cell>
          <table:table-cell office:value-type="float" office:value="32065" calcext:value-type="float">
            <text:p>32065</text:p>
          </table:table-cell>
          <table:table-cell office:value-type="float" office:value="88.0399189147045" calcext:value-type="float">
            <text:p>88,0399189147045</text:p>
          </table:table-cell>
        </table:table-row>
        <table:table-row table:style-name="ro1">
          <table:table-cell table:number-columns-repeated="2" office:value-type="string" calcext:value-type="string">
            <text:p>AK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291" calcext:value-type="float">
            <text:p>34291</text:p>
          </table:table-cell>
          <table:table-cell office:value-type="float" office:value="34831" calcext:value-type="float">
            <text:p>34831</text:p>
          </table:table-cell>
          <table:table-cell office:value-type="float" office:value="98.4496569148173" calcext:value-type="float">
            <text:p>98,4496569148173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float" office:value="320" calcext:value-type="float">
            <text:p>320</text:p>
          </table:table-cell>
          <table:table-cell office:value-type="float" office:value="81.2074200715146" calcext:value-type="float">
            <text:p>81,2074200715146</text:p>
          </table:table-cell>
          <table:table-cell office:value-type="float" office:value="4.37435426446067" calcext:value-type="float">
            <text:p>4,37435426446067</text:p>
          </table:table-cell>
          <table:table-cell office:value-type="float" office:value="6121" calcext:value-type="float">
            <text:p>6121</text:p>
          </table:table-cell>
          <table:table-cell office:value-type="float" office:value="35680" calcext:value-type="float">
            <text:p>35680</text:p>
          </table:table-cell>
          <table:table-cell office:value-type="float" office:value="17.155269058296" calcext:value-type="float">
            <text:p>17,155269058296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string" calcext:value-type="string">
            <text:p>AK170</text:p>
          </table:table-cell>
          <table:table-cell office:value-type="float" office:value="99.157433954766" calcext:value-type="float">
            <text:p>99,157433954766</text:p>
          </table:table-cell>
          <table:table-cell office:value-type="float" office:value="1.46351627550809" calcext:value-type="float">
            <text:p>1,46351627550809</text:p>
          </table:table-cell>
          <table:table-cell office:value-type="float" office:value="28103" calcext:value-type="float">
            <text:p>28103</text:p>
          </table:table-cell>
          <table:table-cell office:value-type="float" office:value="32652" calcext:value-type="float">
            <text:p>32652</text:p>
          </table:table-cell>
          <table:table-cell office:value-type="float" office:value="86.0682347176283" calcext:value-type="float">
            <text:p>86,0682347176283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string" calcext:value-type="string">
            <text:p>AK21</text:p>
          </table:table-cell>
          <table:table-cell office:value-type="float" office:value="99.2237211760141" calcext:value-type="float">
            <text:p>99,2237211760141</text:p>
          </table:table-cell>
          <table:table-cell office:value-type="float" office:value="1.48232161809242" calcext:value-type="float">
            <text:p>1,48232161809242</text:p>
          </table:table-cell>
          <table:table-cell office:value-type="float" office:value="29025" calcext:value-type="float">
            <text:p>29025</text:p>
          </table:table-cell>
          <table:table-cell office:value-type="float" office:value="35680" calcext:value-type="float">
            <text:p>35680</text:p>
          </table:table-cell>
          <table:table-cell office:value-type="float" office:value="81.3480941704036" calcext:value-type="float">
            <text:p>81,3480941704036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float" office:value="1021" calcext:value-type="float">
            <text:p>1021</text:p>
          </table:table-cell>
          <table:table-cell office:value-type="float" office:value="99.29702248328" calcext:value-type="float">
            <text:p>99,29702248328</text:p>
          </table:table-cell>
          <table:table-cell office:value-type="float" office:value="1.42008089103585" calcext:value-type="float">
            <text:p>1,42008089103585</text:p>
          </table:table-cell>
          <table:table-cell office:value-type="float" office:value="28117" calcext:value-type="float">
            <text:p>28117</text:p>
          </table:table-cell>
          <table:table-cell office:value-type="float" office:value="33445" calcext:value-type="float">
            <text:p>33445</text:p>
          </table:table-cell>
          <table:table-cell office:value-type="float" office:value="84.0693676184781" calcext:value-type="float">
            <text:p>84,0693676184781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float" office:value="2011" calcext:value-type="float">
            <text:p>2011</text:p>
          </table:table-cell>
          <table:table-cell office:value-type="float" office:value="99.3109057332301" calcext:value-type="float">
            <text:p>99,3109057332301</text:p>
          </table:table-cell>
          <table:table-cell office:value-type="float" office:value="1.41321499259581" calcext:value-type="float">
            <text:p>1,41321499259581</text:p>
          </table:table-cell>
          <table:table-cell office:value-type="float" office:value="28342" calcext:value-type="float">
            <text:p>28342</text:p>
          </table:table-cell>
          <table:table-cell office:value-type="float" office:value="33452" calcext:value-type="float">
            <text:p>33452</text:p>
          </table:table-cell>
          <table:table-cell office:value-type="float" office:value="84.7243812029176" calcext:value-type="float">
            <text:p>84,7243812029176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float" office:value="2119" calcext:value-type="float">
            <text:p>2119</text:p>
          </table:table-cell>
          <table:table-cell office:value-type="float" office:value="99.3208782169385" calcext:value-type="float">
            <text:p>99,3208782169385</text:p>
          </table:table-cell>
          <table:table-cell office:value-type="float" office:value="1.3994833843014" calcext:value-type="float">
            <text:p>1,3994833843014</text:p>
          </table:table-cell>
          <table:table-cell office:value-type="float" office:value="27756" calcext:value-type="float">
            <text:p>27756</text:p>
          </table:table-cell>
          <table:table-cell office:value-type="float" office:value="32065" calcext:value-type="float">
            <text:p>32065</text:p>
          </table:table-cell>
          <table:table-cell office:value-type="float" office:value="86.5616716045533" calcext:value-type="float">
            <text:p>86,5616716045533</text:p>
          </table:table-cell>
        </table:table-row>
        <table:table-row table:style-name="ro1">
          <table:table-cell office:value-type="string" calcext:value-type="string">
            <text:p>AK83</text:p>
          </table:table-cell>
          <table:table-cell office:value-type="string" calcext:value-type="string">
            <text:p>AK58</text:p>
          </table:table-cell>
          <table:table-cell office:value-type="float" office:value="99.3380024719464" calcext:value-type="float">
            <text:p>99,3380024719464</text:p>
          </table:table-cell>
          <table:table-cell office:value-type="float" office:value="1.52931861829144" calcext:value-type="float">
            <text:p>1,52931861829144</text:p>
          </table:table-cell>
          <table:table-cell office:value-type="float" office:value="28839" calcext:value-type="float">
            <text:p>28839</text:p>
          </table:table-cell>
          <table:table-cell office:value-type="float" office:value="34831" calcext:value-type="float">
            <text:p>34831</text:p>
          </table:table-cell>
          <table:table-cell office:value-type="float" office:value="82.7969337658982" calcext:value-type="float">
            <text:p>82,7969337658982</text:p>
          </table:table-cell>
        </table:table-row>
        <table:table-row table:style-name="ro1">
          <table:table-cell table:number-columns-repeated="2" office:value-type="string" calcext:value-type="string">
            <text:p>AK8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680" calcext:value-type="float">
            <text:p>356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float" office:value="320" calcext:value-type="float">
            <text:p>320</text:p>
          </table:table-cell>
          <table:table-cell office:value-type="float" office:value="81.1760751288062" calcext:value-type="float">
            <text:p>81,1760751288062</text:p>
          </table:table-cell>
          <table:table-cell office:value-type="float" office:value="4.39339141010907" calcext:value-type="float">
            <text:p>4,39339141010907</text:p>
          </table:table-cell>
          <table:table-cell office:value-type="float" office:value="6002" calcext:value-type="float">
            <text:p>6002</text:p>
          </table:table-cell>
          <table:table-cell office:value-type="float" office:value="32348" calcext:value-type="float">
            <text:p>32348</text:p>
          </table:table-cell>
          <table:table-cell office:value-type="float" office:value="18.5544701372573" calcext:value-type="float">
            <text:p>18,5544701372573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AK170</text:p>
          </table:table-cell>
          <table:table-cell office:value-type="float" office:value="99.2066025136802" calcext:value-type="float">
            <text:p>99,2066025136802</text:p>
          </table:table-cell>
          <table:table-cell office:value-type="float" office:value="1.28457935950649" calcext:value-type="float">
            <text:p>1,28457935950649</text:p>
          </table:table-cell>
          <table:table-cell office:value-type="float" office:value="26773" calcext:value-type="float">
            <text:p>26773</text:p>
          </table:table-cell>
          <table:table-cell office:value-type="float" office:value="32348" calcext:value-type="float">
            <text:p>32348</text:p>
          </table:table-cell>
          <table:table-cell office:value-type="float" office:value="82.7655496475826" calcext:value-type="float">
            <text:p>82,7655496475826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AK21</text:p>
          </table:table-cell>
          <table:table-cell office:value-type="float" office:value="99.2693082310682" calcext:value-type="float">
            <text:p>99,2693082310682</text:p>
          </table:table-cell>
          <table:table-cell office:value-type="float" office:value="1.26672210955234" calcext:value-type="float">
            <text:p>1,26672210955234</text:p>
          </table:table-cell>
          <table:table-cell office:value-type="float" office:value="28035" calcext:value-type="float">
            <text:p>28035</text:p>
          </table:table-cell>
          <table:table-cell office:value-type="float" office:value="32348" calcext:value-type="float">
            <text:p>32348</text:p>
          </table:table-cell>
          <table:table-cell office:value-type="float" office:value="86.6668727587486" calcext:value-type="float">
            <text:p>86,6668727587486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AK83</text:p>
          </table:table-cell>
          <table:table-cell office:value-type="float" office:value="99.3677782424408" calcext:value-type="float">
            <text:p>99,3677782424408</text:p>
          </table:table-cell>
          <table:table-cell office:value-type="float" office:value="1.19649405288733" calcext:value-type="float">
            <text:p>1,19649405288733</text:p>
          </table:table-cell>
          <table:table-cell office:value-type="float" office:value="27360" calcext:value-type="float">
            <text:p>27360</text:p>
          </table:table-cell>
          <table:table-cell office:value-type="float" office:value="32348" calcext:value-type="float">
            <text:p>32348</text:p>
          </table:table-cell>
          <table:table-cell office:value-type="float" office:value="84.5801904290837" calcext:value-type="float">
            <text:p>84,5801904290837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string" calcext:value-type="string">
            <text:p>AK58</text:p>
          </table:table-cell>
          <table:table-cell office:value-type="float" office:value="99.373230777576" calcext:value-type="float">
            <text:p>99,373230777576</text:p>
          </table:table-cell>
          <table:table-cell office:value-type="float" office:value="1.42600595497255" calcext:value-type="float">
            <text:p>1,42600595497255</text:p>
          </table:table-cell>
          <table:table-cell office:value-type="float" office:value="27417" calcext:value-type="float">
            <text:p>27417</text:p>
          </table:table-cell>
          <table:table-cell office:value-type="float" office:value="32348" calcext:value-type="float">
            <text:p>32348</text:p>
          </table:table-cell>
          <table:table-cell office:value-type="float" office:value="84.7563991591443" calcext:value-type="float">
            <text:p>84,7563991591443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float" office:value="2011" calcext:value-type="float">
            <text:p>2011</text:p>
          </table:table-cell>
          <table:table-cell office:value-type="float" office:value="99.4661127631726" calcext:value-type="float">
            <text:p>99,4661127631726</text:p>
          </table:table-cell>
          <table:table-cell office:value-type="float" office:value="1.17175792088283" calcext:value-type="float">
            <text:p>1,17175792088283</text:p>
          </table:table-cell>
          <table:table-cell office:value-type="float" office:value="29411" calcext:value-type="float">
            <text:p>29411</text:p>
          </table:table-cell>
          <table:table-cell office:value-type="float" office:value="32348" calcext:value-type="float">
            <text:p>32348</text:p>
          </table:table-cell>
          <table:table-cell office:value-type="float" office:value="90.9206133300359" calcext:value-type="float">
            <text:p>90,9206133300359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float" office:value="1021" calcext:value-type="float">
            <text:p>1021</text:p>
          </table:table-cell>
          <table:table-cell office:value-type="float" office:value="99.4687227056737" calcext:value-type="float">
            <text:p>99,4687227056737</text:p>
          </table:table-cell>
          <table:table-cell office:value-type="float" office:value="1.1597974260532" calcext:value-type="float">
            <text:p>1,1597974260532</text:p>
          </table:table-cell>
          <table:table-cell office:value-type="float" office:value="29388" calcext:value-type="float">
            <text:p>29388</text:p>
          </table:table-cell>
          <table:table-cell office:value-type="float" office:value="32348" calcext:value-type="float">
            <text:p>32348</text:p>
          </table:table-cell>
          <table:table-cell office:value-type="float" office:value="90.8495115617658" calcext:value-type="float">
            <text:p>90,8495115617658</text:p>
          </table:table-cell>
        </table:table-row>
        <table:table-row table:style-name="ro1">
          <table:table-cell office:value-type="string" calcext:value-type="string">
            <text:p>B399</text:p>
          </table:table-cell>
          <table:table-cell office:value-type="float" office:value="2119" calcext:value-type="float">
            <text:p>2119</text:p>
          </table:table-cell>
          <table:table-cell office:value-type="float" office:value="99.4782942926099" calcext:value-type="float">
            <text:p>99,4782942926099</text:p>
          </table:table-cell>
          <table:table-cell office:value-type="float" office:value="1.15700817107643" calcext:value-type="float">
            <text:p>1,15700817107643</text:p>
          </table:table-cell>
          <table:table-cell office:value-type="float" office:value="28462" calcext:value-type="float">
            <text:p>28462</text:p>
          </table:table-cell>
          <table:table-cell office:value-type="float" office:value="32065" calcext:value-type="float">
            <text:p>32065</text:p>
          </table:table-cell>
          <table:table-cell office:value-type="float" office:value="88.7634492437237" calcext:value-type="float">
            <text:p>88,7634492437237</text:p>
          </table:table-cell>
        </table:table-row>
        <table:table-row table:style-name="ro1">
          <table:table-cell table:number-columns-repeated="2" office:value-type="string" calcext:value-type="string">
            <text:p>B3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348" calcext:value-type="float">
            <text:p>323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float" office:value="320" calcext:value-type="float">
            <text:p>320</text:p>
          </table:table-cell>
          <table:table-cell office:value-type="float" office:value="81.0997648544046" calcext:value-type="float">
            <text:p>81,0997648544046</text:p>
          </table:table-cell>
          <table:table-cell office:value-type="float" office:value="4.36989880502789" calcext:value-type="float">
            <text:p>4,36989880502789</text:p>
          </table:table-cell>
          <table:table-cell office:value-type="float" office:value="5947" calcext:value-type="float">
            <text:p>5947</text:p>
          </table:table-cell>
          <table:table-cell office:value-type="float" office:value="34880" calcext:value-type="float">
            <text:p>34880</text:p>
          </table:table-cell>
          <table:table-cell office:value-type="float" office:value="17.0498853211009" calcext:value-type="float">
            <text:p>17,0498853211009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AK21</text:p>
          </table:table-cell>
          <table:table-cell office:value-type="float" office:value="99.1438286439194" calcext:value-type="float">
            <text:p>99,1438286439194</text:p>
          </table:table-cell>
          <table:table-cell office:value-type="float" office:value="1.58469925255795" calcext:value-type="float">
            <text:p>1,58469925255795</text:p>
          </table:table-cell>
          <table:table-cell office:value-type="float" office:value="30116" calcext:value-type="float">
            <text:p>30116</text:p>
          </table:table-cell>
          <table:table-cell office:value-type="float" office:value="34880" calcext:value-type="float">
            <text:p>34880</text:p>
          </table:table-cell>
          <table:table-cell office:value-type="float" office:value="86.3417431192661" calcext:value-type="float">
            <text:p>86,3417431192661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AK83</text:p>
          </table:table-cell>
          <table:table-cell office:value-type="float" office:value="99.2600076419276" calcext:value-type="float">
            <text:p>99,2600076419276</text:p>
          </table:table-cell>
          <table:table-cell office:value-type="float" office:value="1.61288942434945" calcext:value-type="float">
            <text:p>1,61288942434945</text:p>
          </table:table-cell>
          <table:table-cell office:value-type="float" office:value="29056" calcext:value-type="float">
            <text:p>29056</text:p>
          </table:table-cell>
          <table:table-cell office:value-type="float" office:value="34880" calcext:value-type="float">
            <text:p>34880</text:p>
          </table:table-cell>
          <table:table-cell office:value-type="float" office:value="83.302752293578" calcext:value-type="float">
            <text:p>83,302752293578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AK58</text:p>
          </table:table-cell>
          <table:table-cell office:value-type="float" office:value="99.3016435408323" calcext:value-type="float">
            <text:p>99,3016435408323</text:p>
          </table:table-cell>
          <table:table-cell office:value-type="float" office:value="1.7009851391866" calcext:value-type="float">
            <text:p>1,7009851391866</text:p>
          </table:table-cell>
          <table:table-cell office:value-type="float" office:value="29000" calcext:value-type="float">
            <text:p>29000</text:p>
          </table:table-cell>
          <table:table-cell office:value-type="float" office:value="34831" calcext:value-type="float">
            <text:p>34831</text:p>
          </table:table-cell>
          <table:table-cell office:value-type="float" office:value="83.2591656857397" calcext:value-type="float">
            <text:p>83,2591656857397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AK170</text:p>
          </table:table-cell>
          <table:table-cell office:value-type="float" office:value="99.3386324897884" calcext:value-type="float">
            <text:p>99,3386324897884</text:p>
          </table:table-cell>
          <table:table-cell office:value-type="float" office:value="1.25710167650554" calcext:value-type="float">
            <text:p>1,25710167650554</text:p>
          </table:table-cell>
          <table:table-cell office:value-type="float" office:value="28800" calcext:value-type="float">
            <text:p>28800</text:p>
          </table:table-cell>
          <table:table-cell office:value-type="float" office:value="32652" calcext:value-type="float">
            <text:p>32652</text:p>
          </table:table-cell>
          <table:table-cell office:value-type="float" office:value="88.2028665931643" calcext:value-type="float">
            <text:p>88,2028665931643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string" calcext:value-type="string">
            <text:p>B399</text:p>
          </table:table-cell>
          <table:table-cell office:value-type="float" office:value="99.440649202351" calcext:value-type="float">
            <text:p>99,440649202351</text:p>
          </table:table-cell>
          <table:table-cell office:value-type="float" office:value="1.25938602230315" calcext:value-type="float">
            <text:p>1,25938602230315</text:p>
          </table:table-cell>
          <table:table-cell office:value-type="float" office:value="28439" calcext:value-type="float">
            <text:p>28439</text:p>
          </table:table-cell>
          <table:table-cell office:value-type="float" office:value="32348" calcext:value-type="float">
            <text:p>32348</text:p>
          </table:table-cell>
          <table:table-cell office:value-type="float" office:value="87.9157907753184" calcext:value-type="float">
            <text:p>87,9157907753184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float" office:value="2011" calcext:value-type="float">
            <text:p>2011</text:p>
          </table:table-cell>
          <table:table-cell office:value-type="float" office:value="99.5317154357477" calcext:value-type="float">
            <text:p>99,5317154357477</text:p>
          </table:table-cell>
          <table:table-cell office:value-type="float" office:value="1.16606180364836" calcext:value-type="float">
            <text:p>1,16606180364836</text:p>
          </table:table-cell>
          <table:table-cell office:value-type="float" office:value="30088" calcext:value-type="float">
            <text:p>30088</text:p>
          </table:table-cell>
          <table:table-cell office:value-type="float" office:value="33452" calcext:value-type="float">
            <text:p>33452</text:p>
          </table:table-cell>
          <table:table-cell office:value-type="float" office:value="89.9438000717446" calcext:value-type="float">
            <text:p>89,9438000717446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float" office:value="1021" calcext:value-type="float">
            <text:p>1021</text:p>
          </table:table-cell>
          <table:table-cell office:value-type="float" office:value="99.5366639972489" calcext:value-type="float">
            <text:p>99,5366639972489</text:p>
          </table:table-cell>
          <table:table-cell office:value-type="float" office:value="1.15485604230997" calcext:value-type="float">
            <text:p>1,15485604230997</text:p>
          </table:table-cell>
          <table:table-cell office:value-type="float" office:value="30285" calcext:value-type="float">
            <text:p>30285</text:p>
          </table:table-cell>
          <table:table-cell office:value-type="float" office:value="33445" calcext:value-type="float">
            <text:p>33445</text:p>
          </table:table-cell>
          <table:table-cell office:value-type="float" office:value="90.5516519659142" calcext:value-type="float">
            <text:p>90,5516519659142</text:p>
          </table:table-cell>
        </table:table-row>
        <table:table-row table:style-name="ro1">
          <table:table-cell office:value-type="string" calcext:value-type="string">
            <text:p>BL225C</text:p>
          </table:table-cell>
          <table:table-cell office:value-type="float" office:value="2119" calcext:value-type="float">
            <text:p>2119</text:p>
          </table:table-cell>
          <table:table-cell office:value-type="float" office:value="99.5525321130677" calcext:value-type="float">
            <text:p>99,5525321130677</text:p>
          </table:table-cell>
          <table:table-cell office:value-type="float" office:value="1.09889015823306" calcext:value-type="float">
            <text:p>1,09889015823306</text:p>
          </table:table-cell>
          <table:table-cell office:value-type="float" office:value="29361" calcext:value-type="float">
            <text:p>29361</text:p>
          </table:table-cell>
          <table:table-cell office:value-type="float" office:value="32065" calcext:value-type="float">
            <text:p>32065</text:p>
          </table:table-cell>
          <table:table-cell office:value-type="float" office:value="91.567129268673" calcext:value-type="float">
            <text:p>91,567129268673</text:p>
          </table:table-cell>
        </table:table-row>
        <table:table-row table:style-name="ro1">
          <table:table-cell table:number-columns-repeated="2" office:value-type="string" calcext:value-type="string">
            <text:p>BL225C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880" calcext:value-type="float">
            <text:p>348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float" office:value="320" calcext:value-type="float">
            <text:p>320</text:p>
          </table:table-cell>
          <table:table-cell office:value-type="float" office:value="81.0476954021089" calcext:value-type="float">
            <text:p>81,0476954021089</text:p>
          </table:table-cell>
          <table:table-cell office:value-type="float" office:value="4.39553607486973" calcext:value-type="float">
            <text:p>4,39553607486973</text:p>
          </table:table-cell>
          <table:table-cell office:value-type="float" office:value="5976" calcext:value-type="float">
            <text:p>5976</text:p>
          </table:table-cell>
          <table:table-cell office:value-type="float" office:value="35685" calcext:value-type="float">
            <text:p>35685</text:p>
          </table:table-cell>
          <table:table-cell office:value-type="float" office:value="16.7465321563682" calcext:value-type="float">
            <text:p>16,7465321563682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AK21</text:p>
          </table:table-cell>
          <table:table-cell office:value-type="float" office:value="98.9883906807256" calcext:value-type="float">
            <text:p>98,9883906807256</text:p>
          </table:table-cell>
          <table:table-cell office:value-type="float" office:value="1.71751872414557" calcext:value-type="float">
            <text:p>1,71751872414557</text:p>
          </table:table-cell>
          <table:table-cell office:value-type="float" office:value="28913" calcext:value-type="float">
            <text:p>28913</text:p>
          </table:table-cell>
          <table:table-cell office:value-type="float" office:value="35685" calcext:value-type="float">
            <text:p>35685</text:p>
          </table:table-cell>
          <table:table-cell office:value-type="float" office:value="81.0228387277568" calcext:value-type="float">
            <text:p>81,0228387277568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AK83</text:p>
          </table:table-cell>
          <table:table-cell office:value-type="float" office:value="99.068571227472" calcext:value-type="float">
            <text:p>99,068571227472</text:p>
          </table:table-cell>
          <table:table-cell office:value-type="float" office:value="1.85607117411949" calcext:value-type="float">
            <text:p>1,85607117411949</text:p>
          </table:table-cell>
          <table:table-cell office:value-type="float" office:value="28056" calcext:value-type="float">
            <text:p>28056</text:p>
          </table:table-cell>
          <table:table-cell office:value-type="float" office:value="35680" calcext:value-type="float">
            <text:p>35680</text:p>
          </table:table-cell>
          <table:table-cell office:value-type="float" office:value="78.6322869955157" calcext:value-type="float">
            <text:p>78,6322869955157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AK170</text:p>
          </table:table-cell>
          <table:table-cell office:value-type="float" office:value="99.1036817871989" calcext:value-type="float">
            <text:p>99,1036817871989</text:p>
          </table:table-cell>
          <table:table-cell office:value-type="float" office:value="1.57455764750115" calcext:value-type="float">
            <text:p>1,57455764750115</text:p>
          </table:table-cell>
          <table:table-cell office:value-type="float" office:value="27173" calcext:value-type="float">
            <text:p>27173</text:p>
          </table:table-cell>
          <table:table-cell office:value-type="float" office:value="32652" calcext:value-type="float">
            <text:p>32652</text:p>
          </table:table-cell>
          <table:table-cell office:value-type="float" office:value="83.2200171505574" calcext:value-type="float">
            <text:p>83,2200171505574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AK58</text:p>
          </table:table-cell>
          <table:table-cell office:value-type="float" office:value="99.2229174127736" calcext:value-type="float">
            <text:p>99,2229174127736</text:p>
          </table:table-cell>
          <table:table-cell office:value-type="float" office:value="1.68134251603159" calcext:value-type="float">
            <text:p>1,68134251603159</text:p>
          </table:table-cell>
          <table:table-cell office:value-type="float" office:value="28015" calcext:value-type="float">
            <text:p>28015</text:p>
          </table:table-cell>
          <table:table-cell office:value-type="float" office:value="34831" calcext:value-type="float">
            <text:p>34831</text:p>
          </table:table-cell>
          <table:table-cell office:value-type="float" office:value="80.4312250581379" calcext:value-type="float">
            <text:p>80,4312250581379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B399</text:p>
          </table:table-cell>
          <table:table-cell office:value-type="float" office:value="99.2599446347138" calcext:value-type="float">
            <text:p>99,2599446347138</text:p>
          </table:table-cell>
          <table:table-cell office:value-type="float" office:value="1.56119060690632" calcext:value-type="float">
            <text:p>1,56119060690632</text:p>
          </table:table-cell>
          <table:table-cell office:value-type="float" office:value="27739" calcext:value-type="float">
            <text:p>27739</text:p>
          </table:table-cell>
          <table:table-cell office:value-type="float" office:value="32348" calcext:value-type="float">
            <text:p>32348</text:p>
          </table:table-cell>
          <table:table-cell office:value-type="float" office:value="85.7518239149252" calcext:value-type="float">
            <text:p>85,7518239149252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string" calcext:value-type="string">
            <text:p>BL225C</text:p>
          </table:table-cell>
          <table:table-cell office:value-type="float" office:value="99.3613692627353" calcext:value-type="float">
            <text:p>99,3613692627353</text:p>
          </table:table-cell>
          <table:table-cell office:value-type="float" office:value="1.52381630204021" calcext:value-type="float">
            <text:p>1,52381630204021</text:p>
          </table:table-cell>
          <table:table-cell office:value-type="float" office:value="29225" calcext:value-type="float">
            <text:p>29225</text:p>
          </table:table-cell>
          <table:table-cell office:value-type="float" office:value="34880" calcext:value-type="float">
            <text:p>34880</text:p>
          </table:table-cell>
          <table:table-cell office:value-type="float" office:value="83.7872706422018" calcext:value-type="float">
            <text:p>83,7872706422018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float" office:value="2119" calcext:value-type="float">
            <text:p>2119</text:p>
          </table:table-cell>
          <table:table-cell office:value-type="float" office:value="99.3617010037314" calcext:value-type="float">
            <text:p>99,3617010037314</text:p>
          </table:table-cell>
          <table:table-cell office:value-type="float" office:value="1.58043780428249" calcext:value-type="float">
            <text:p>1,58043780428249</text:p>
          </table:table-cell>
          <table:table-cell office:value-type="float" office:value="28678" calcext:value-type="float">
            <text:p>28678</text:p>
          </table:table-cell>
          <table:table-cell office:value-type="float" office:value="32065" calcext:value-type="float">
            <text:p>32065</text:p>
          </table:table-cell>
          <table:table-cell office:value-type="float" office:value="89.4370809293622" calcext:value-type="float">
            <text:p>89,4370809293622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float" office:value="2011" calcext:value-type="float">
            <text:p>2011</text:p>
          </table:table-cell>
          <table:table-cell office:value-type="float" office:value="99.3782358312938" calcext:value-type="float">
            <text:p>99,3782358312938</text:p>
          </table:table-cell>
          <table:table-cell office:value-type="float" office:value="1.52587943665912" calcext:value-type="float">
            <text:p>1,52587943665912</text:p>
          </table:table-cell>
          <table:table-cell office:value-type="float" office:value="29358" calcext:value-type="float">
            <text:p>29358</text:p>
          </table:table-cell>
          <table:table-cell office:value-type="float" office:value="33452" calcext:value-type="float">
            <text:p>33452</text:p>
          </table:table-cell>
          <table:table-cell office:value-type="float" office:value="87.7615688150185" calcext:value-type="float">
            <text:p>87,7615688150185</text:p>
          </table:table-cell>
        </table:table-row>
        <table:table-row table:style-name="ro1">
          <table:table-cell office:value-type="string" calcext:value-type="string">
            <text:p>GR4</text:p>
          </table:table-cell>
          <table:table-cell office:value-type="float" office:value="1021" calcext:value-type="float">
            <text:p>1021</text:p>
          </table:table-cell>
          <table:table-cell office:value-type="float" office:value="99.3823279685914" calcext:value-type="float">
            <text:p>99,3823279685914</text:p>
          </table:table-cell>
          <table:table-cell office:value-type="float" office:value="1.49417382163109" calcext:value-type="float">
            <text:p>1,49417382163109</text:p>
          </table:table-cell>
          <table:table-cell office:value-type="float" office:value="29342" calcext:value-type="float">
            <text:p>29342</text:p>
          </table:table-cell>
          <table:table-cell office:value-type="float" office:value="33445" calcext:value-type="float">
            <text:p>33445</text:p>
          </table:table-cell>
          <table:table-cell office:value-type="float" office:value="87.7320974734639" calcext:value-type="float">
            <text:p>87,7320974734639</text:p>
          </table:table-cell>
        </table:table-row>
        <table:table-row table:style-name="ro1">
          <table:table-cell table:number-columns-repeated="2" office:value-type="string" calcext:value-type="string">
            <text:p>GR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679" calcext:value-type="float">
            <text:p>35679</text:p>
          </table:table-cell>
          <table:table-cell office:value-type="float" office:value="35685" calcext:value-type="float">
            <text:p>35685</text:p>
          </table:table-cell>
          <table:table-cell office:value-type="float" office:value="99.9831862126944" calcext:value-type="float">
            <text:p>99,9831862126944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float" office:value="320" calcext:value-type="float">
            <text:p>320</text:p>
          </table:table-cell>
          <table:table-cell office:value-type="float" office:value="81.1425487454269" calcext:value-type="float">
            <text:p>81,1425487454269</text:p>
          </table:table-cell>
          <table:table-cell office:value-type="float" office:value="4.36157453039531" calcext:value-type="float">
            <text:p>4,36157453039531</text:p>
          </table:table-cell>
          <table:table-cell office:value-type="float" office:value="6188" calcext:value-type="float">
            <text:p>6188</text:p>
          </table:table-cell>
          <table:table-cell office:value-type="float" office:value="35855" calcext:value-type="float">
            <text:p>35855</text:p>
          </table:table-cell>
          <table:table-cell office:value-type="float" office:value="17.2584018965277" calcext:value-type="float">
            <text:p>17,2584018965277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AK21</text:p>
          </table:table-cell>
          <table:table-cell office:value-type="float" office:value="99.1516005667229" calcext:value-type="float">
            <text:p>99,1516005667229</text:p>
          </table:table-cell>
          <table:table-cell office:value-type="float" office:value="1.48993492509507" calcext:value-type="float">
            <text:p>1,48993492509507</text:p>
          </table:table-cell>
          <table:table-cell office:value-type="float" office:value="29584" calcext:value-type="float">
            <text:p>29584</text:p>
          </table:table-cell>
          <table:table-cell office:value-type="float" office:value="35855" calcext:value-type="float">
            <text:p>35855</text:p>
          </table:table-cell>
          <table:table-cell office:value-type="float" office:value="82.5101101659462" calcext:value-type="float">
            <text:p>82,5101101659462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GR4</text:p>
          </table:table-cell>
          <table:table-cell office:value-type="float" office:value="99.178165629472" calcext:value-type="float">
            <text:p>99,178165629472</text:p>
          </table:table-cell>
          <table:table-cell office:value-type="float" office:value="1.69821455700702" calcext:value-type="float">
            <text:p>1,69821455700702</text:p>
          </table:table-cell>
          <table:table-cell office:value-type="float" office:value="28732" calcext:value-type="float">
            <text:p>28732</text:p>
          </table:table-cell>
          <table:table-cell office:value-type="float" office:value="35685" calcext:value-type="float">
            <text:p>35685</text:p>
          </table:table-cell>
          <table:table-cell office:value-type="float" office:value="80.5156228107048" calcext:value-type="float">
            <text:p>80,5156228107048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AK170</text:p>
          </table:table-cell>
          <table:table-cell office:value-type="float" office:value="99.2118834652732" calcext:value-type="float">
            <text:p>99,2118834652732</text:p>
          </table:table-cell>
          <table:table-cell office:value-type="float" office:value="1.31061733768933" calcext:value-type="float">
            <text:p>1,31061733768933</text:p>
          </table:table-cell>
          <table:table-cell office:value-type="float" office:value="28686" calcext:value-type="float">
            <text:p>28686</text:p>
          </table:table-cell>
          <table:table-cell office:value-type="float" office:value="32652" calcext:value-type="float">
            <text:p>32652</text:p>
          </table:table-cell>
          <table:table-cell office:value-type="float" office:value="87.853730246233" calcext:value-type="float">
            <text:p>87,853730246233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BL225C</text:p>
          </table:table-cell>
          <table:table-cell office:value-type="float" office:value="99.3306805473301" calcext:value-type="float">
            <text:p>99,3306805473301</text:p>
          </table:table-cell>
          <table:table-cell office:value-type="float" office:value="1.59838371056073" calcext:value-type="float">
            <text:p>1,59838371056073</text:p>
          </table:table-cell>
          <table:table-cell office:value-type="float" office:value="29852" calcext:value-type="float">
            <text:p>29852</text:p>
          </table:table-cell>
          <table:table-cell office:value-type="float" office:value="34880" calcext:value-type="float">
            <text:p>34880</text:p>
          </table:table-cell>
          <table:table-cell office:value-type="float" office:value="85.5848623853211" calcext:value-type="float">
            <text:p>85,5848623853211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AK83</text:p>
          </table:table-cell>
          <table:table-cell office:value-type="float" office:value="99.3356499394616" calcext:value-type="float">
            <text:p>99,3356499394616</text:p>
          </table:table-cell>
          <table:table-cell office:value-type="float" office:value="1.4370961434867" calcext:value-type="float">
            <text:p>1,4370961434867</text:p>
          </table:table-cell>
          <table:table-cell office:value-type="float" office:value="29574" calcext:value-type="float">
            <text:p>29574</text:p>
          </table:table-cell>
          <table:table-cell office:value-type="float" office:value="35680" calcext:value-type="float">
            <text:p>35680</text:p>
          </table:table-cell>
          <table:table-cell office:value-type="float" office:value="82.8867713004484" calcext:value-type="float">
            <text:p>82,8867713004484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float" office:value="1021" calcext:value-type="float">
            <text:p>1021</text:p>
          </table:table-cell>
          <table:table-cell office:value-type="float" office:value="99.3487130859844" calcext:value-type="float">
            <text:p>99,3487130859844</text:p>
          </table:table-cell>
          <table:table-cell office:value-type="float" office:value="1.39718351597839" calcext:value-type="float">
            <text:p>1,39718351597839</text:p>
          </table:table-cell>
          <table:table-cell office:value-type="float" office:value="29333" calcext:value-type="float">
            <text:p>29333</text:p>
          </table:table-cell>
          <table:table-cell office:value-type="float" office:value="33445" calcext:value-type="float">
            <text:p>33445</text:p>
          </table:table-cell>
          <table:table-cell office:value-type="float" office:value="87.7051876214681" calcext:value-type="float">
            <text:p>87,7051876214681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float" office:value="2119" calcext:value-type="float">
            <text:p>2119</text:p>
          </table:table-cell>
          <table:table-cell office:value-type="float" office:value="99.3564215909403" calcext:value-type="float">
            <text:p>99,3564215909403</text:p>
          </table:table-cell>
          <table:table-cell office:value-type="float" office:value="1.38242551543444" calcext:value-type="float">
            <text:p>1,38242551543444</text:p>
          </table:table-cell>
          <table:table-cell office:value-type="float" office:value="28646" calcext:value-type="float">
            <text:p>28646</text:p>
          </table:table-cell>
          <table:table-cell office:value-type="float" office:value="32065" calcext:value-type="float">
            <text:p>32065</text:p>
          </table:table-cell>
          <table:table-cell office:value-type="float" office:value="89.337283642601" calcext:value-type="float">
            <text:p>89,337283642601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float" office:value="2011" calcext:value-type="float">
            <text:p>2011</text:p>
          </table:table-cell>
          <table:table-cell office:value-type="float" office:value="99.3616082995641" calcext:value-type="float">
            <text:p>99,3616082995641</text:p>
          </table:table-cell>
          <table:table-cell office:value-type="float" office:value="1.39200455204067" calcext:value-type="float">
            <text:p>1,39200455204067</text:p>
          </table:table-cell>
          <table:table-cell office:value-type="float" office:value="29232" calcext:value-type="float">
            <text:p>29232</text:p>
          </table:table-cell>
          <table:table-cell office:value-type="float" office:value="33452" calcext:value-type="float">
            <text:p>33452</text:p>
          </table:table-cell>
          <table:table-cell office:value-type="float" office:value="87.3849097213919" calcext:value-type="float">
            <text:p>87,3849097213919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B399</text:p>
          </table:table-cell>
          <table:table-cell office:value-type="float" office:value="99.4015283146712" calcext:value-type="float">
            <text:p>99,4015283146712</text:p>
          </table:table-cell>
          <table:table-cell office:value-type="float" office:value="1.25646138900869" calcext:value-type="float">
            <text:p>1,25646138900869</text:p>
          </table:table-cell>
          <table:table-cell office:value-type="float" office:value="28214" calcext:value-type="float">
            <text:p>28214</text:p>
          </table:table-cell>
          <table:table-cell office:value-type="float" office:value="32348" calcext:value-type="float">
            <text:p>32348</text:p>
          </table:table-cell>
          <table:table-cell office:value-type="float" office:value="87.2202299987634" calcext:value-type="float">
            <text:p>87,2202299987634</text:p>
          </table:table-cell>
        </table:table-row>
        <table:table-row table:style-name="ro1">
          <table:table-cell office:value-type="string" calcext:value-type="string">
            <text:p>SM11</text:p>
          </table:table-cell>
          <table:table-cell office:value-type="string" calcext:value-type="string">
            <text:p>AK58</text:p>
          </table:table-cell>
          <table:table-cell office:value-type="float" office:value="99.4350033802245" calcext:value-type="float">
            <text:p>99,4350033802245</text:p>
          </table:table-cell>
          <table:table-cell office:value-type="float" office:value="1.51911447334556" calcext:value-type="float">
            <text:p>1,51911447334556</text:p>
          </table:table-cell>
          <table:table-cell office:value-type="float" office:value="29694" calcext:value-type="float">
            <text:p>29694</text:p>
          </table:table-cell>
          <table:table-cell office:value-type="float" office:value="34831" calcext:value-type="float">
            <text:p>34831</text:p>
          </table:table-cell>
          <table:table-cell office:value-type="float" office:value="85.2516436507709" calcext:value-type="float">
            <text:p>85,2516436507709</text:p>
          </table:table-cell>
        </table:table-row>
        <table:table-row table:style-name="ro1">
          <table:table-cell table:number-columns-repeated="2" office:value-type="string" calcext:value-type="string">
            <text:p>SM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855" calcext:value-type="float">
            <text:p>358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float" office:value="320" calcext:value-type="float">
            <text:p>320</text:p>
          </table:table-cell>
          <table:table-cell office:value-type="float" office:value="81.1228501675471" calcext:value-type="float">
            <text:p>81,1228501675471</text:p>
          </table:table-cell>
          <table:table-cell office:value-type="float" office:value="4.34542240271585" calcext:value-type="float">
            <text:p>4,34542240271585</text:p>
          </table:table-cell>
          <table:table-cell office:value-type="float" office:value="6134" calcext:value-type="float">
            <text:p>6134</text:p>
          </table:table-cell>
          <table:table-cell office:value-type="float" office:value="33938" calcext:value-type="float">
            <text:p>33938</text:p>
          </table:table-cell>
          <table:table-cell office:value-type="float" office:value="18.0741351876952" calcext:value-type="float">
            <text:p>18,074135187695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AK21</text:p>
          </table:table-cell>
          <table:table-cell office:value-type="float" office:value="99.1310956680974" calcext:value-type="float">
            <text:p>99,1310956680974</text:p>
          </table:table-cell>
          <table:table-cell office:value-type="float" office:value="1.58512754602257" calcext:value-type="float">
            <text:p>1,58512754602257</text:p>
          </table:table-cell>
          <table:table-cell office:value-type="float" office:value="29251" calcext:value-type="float">
            <text:p>29251</text:p>
          </table:table-cell>
          <table:table-cell office:value-type="float" office:value="33938" calcext:value-type="float">
            <text:p>33938</text:p>
          </table:table-cell>
          <table:table-cell office:value-type="float" office:value="86.1895220696564" calcext:value-type="float">
            <text:p>86,1895220696564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AK83</text:p>
          </table:table-cell>
          <table:table-cell office:value-type="float" office:value="99.2279560202365" calcext:value-type="float">
            <text:p>99,2279560202365</text:p>
          </table:table-cell>
          <table:table-cell office:value-type="float" office:value="1.62795097639761" calcext:value-type="float">
            <text:p>1,62795097639761</text:p>
          </table:table-cell>
          <table:table-cell office:value-type="float" office:value="27637" calcext:value-type="float">
            <text:p>27637</text:p>
          </table:table-cell>
          <table:table-cell office:value-type="float" office:value="33938" calcext:value-type="float">
            <text:p>33938</text:p>
          </table:table-cell>
          <table:table-cell office:value-type="float" office:value="81.4337910307031" calcext:value-type="float">
            <text:p>81,4337910307031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AK170</text:p>
          </table:table-cell>
          <table:table-cell office:value-type="float" office:value="99.2492020862942" calcext:value-type="float">
            <text:p>99,2492020862942</text:p>
          </table:table-cell>
          <table:table-cell office:value-type="float" office:value="1.38642577180891" calcext:value-type="float">
            <text:p>1,38642577180891</text:p>
          </table:table-cell>
          <table:table-cell office:value-type="float" office:value="27792" calcext:value-type="float">
            <text:p>27792</text:p>
          </table:table-cell>
          <table:table-cell office:value-type="float" office:value="32652" calcext:value-type="float">
            <text:p>32652</text:p>
          </table:table-cell>
          <table:table-cell office:value-type="float" office:value="85.1157662624035" calcext:value-type="float">
            <text:p>85,1157662624035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AK58</text:p>
          </table:table-cell>
          <table:table-cell office:value-type="float" office:value="99.2911851810782" calcext:value-type="float">
            <text:p>99,2911851810782</text:p>
          </table:table-cell>
          <table:table-cell office:value-type="float" office:value="1.73819456933442" calcext:value-type="float">
            <text:p>1,73819456933442</text:p>
          </table:table-cell>
          <table:table-cell office:value-type="float" office:value="28431" calcext:value-type="float">
            <text:p>28431</text:p>
          </table:table-cell>
          <table:table-cell office:value-type="float" office:value="33938" calcext:value-type="float">
            <text:p>33938</text:p>
          </table:table-cell>
          <table:table-cell office:value-type="float" office:value="83.7733514055042" calcext:value-type="float">
            <text:p>83,773351405504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GR4</text:p>
          </table:table-cell>
          <table:table-cell office:value-type="float" office:value="99.291450149159" calcext:value-type="float">
            <text:p>99,291450149159</text:p>
          </table:table-cell>
          <table:table-cell office:value-type="float" office:value="1.64942608700289" calcext:value-type="float">
            <text:p>1,64942608700289</text:p>
          </table:table-cell>
          <table:table-cell office:value-type="float" office:value="29138" calcext:value-type="float">
            <text:p>29138</text:p>
          </table:table-cell>
          <table:table-cell office:value-type="float" office:value="33938" calcext:value-type="float">
            <text:p>33938</text:p>
          </table:table-cell>
          <table:table-cell office:value-type="float" office:value="85.8565619659379" calcext:value-type="float">
            <text:p>85,8565619659379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SM11</text:p>
          </table:table-cell>
          <table:table-cell office:value-type="float" office:value="99.313507463657" calcext:value-type="float">
            <text:p>99,313507463657</text:p>
          </table:table-cell>
          <table:table-cell office:value-type="float" office:value="1.63087820025829" calcext:value-type="float">
            <text:p>1,63087820025829</text:p>
          </table:table-cell>
          <table:table-cell office:value-type="float" office:value="29339" calcext:value-type="float">
            <text:p>29339</text:p>
          </table:table-cell>
          <table:table-cell office:value-type="float" office:value="33938" calcext:value-type="float">
            <text:p>33938</text:p>
          </table:table-cell>
          <table:table-cell office:value-type="float" office:value="86.4488184336142" calcext:value-type="float">
            <text:p>86,448818433614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float" office:value="2119" calcext:value-type="float">
            <text:p>2119</text:p>
          </table:table-cell>
          <table:table-cell office:value-type="float" office:value="99.4136040804522" calcext:value-type="float">
            <text:p>99,4136040804522</text:p>
          </table:table-cell>
          <table:table-cell office:value-type="float" office:value="1.41872302279412" calcext:value-type="float">
            <text:p>1,41872302279412</text:p>
          </table:table-cell>
          <table:table-cell office:value-type="float" office:value="28961" calcext:value-type="float">
            <text:p>28961</text:p>
          </table:table-cell>
          <table:table-cell office:value-type="float" office:value="32065" calcext:value-type="float">
            <text:p>32065</text:p>
          </table:table-cell>
          <table:table-cell office:value-type="float" office:value="90.3196631841572" calcext:value-type="float">
            <text:p>90,319663184157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float" office:value="1021" calcext:value-type="float">
            <text:p>1021</text:p>
          </table:table-cell>
          <table:table-cell office:value-type="float" office:value="99.422434063103" calcext:value-type="float">
            <text:p>99,422434063103</text:p>
          </table:table-cell>
          <table:table-cell office:value-type="float" office:value="1.36135697198954" calcext:value-type="float">
            <text:p>1,36135697198954</text:p>
          </table:table-cell>
          <table:table-cell office:value-type="float" office:value="29177" calcext:value-type="float">
            <text:p>29177</text:p>
          </table:table-cell>
          <table:table-cell office:value-type="float" office:value="33445" calcext:value-type="float">
            <text:p>33445</text:p>
          </table:table-cell>
          <table:table-cell office:value-type="float" office:value="87.238750186874" calcext:value-type="float">
            <text:p>87,238750186874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float" office:value="2011" calcext:value-type="float">
            <text:p>2011</text:p>
          </table:table-cell>
          <table:table-cell office:value-type="float" office:value="99.4231031220352" calcext:value-type="float">
            <text:p>99,4231031220352</text:p>
          </table:table-cell>
          <table:table-cell office:value-type="float" office:value="1.37180626007374" calcext:value-type="float">
            <text:p>1,37180626007374</text:p>
          </table:table-cell>
          <table:table-cell office:value-type="float" office:value="29230" calcext:value-type="float">
            <text:p>29230</text:p>
          </table:table-cell>
          <table:table-cell office:value-type="float" office:value="33452" calcext:value-type="float">
            <text:p>33452</text:p>
          </table:table-cell>
          <table:table-cell office:value-type="float" office:value="87.37893100562" calcext:value-type="float">
            <text:p>87,37893100562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B399</text:p>
          </table:table-cell>
          <table:table-cell office:value-type="float" office:value="99.4983518840203" calcext:value-type="float">
            <text:p>99,4983518840203</text:p>
          </table:table-cell>
          <table:table-cell office:value-type="float" office:value="1.12797628988826" calcext:value-type="float">
            <text:p>1,12797628988826</text:p>
          </table:table-cell>
          <table:table-cell office:value-type="float" office:value="27950" calcext:value-type="float">
            <text:p>27950</text:p>
          </table:table-cell>
          <table:table-cell office:value-type="float" office:value="32348" calcext:value-type="float">
            <text:p>32348</text:p>
          </table:table-cell>
          <table:table-cell office:value-type="float" office:value="86.4041053542723" calcext:value-type="float">
            <text:p>86,4041053542723</text:p>
          </table:table-cell>
        </table:table-row>
        <table:table-row table:style-name="ro1">
          <table:table-cell office:value-type="string" calcext:value-type="string">
            <text:p>USDA1006</text:p>
          </table:table-cell>
          <table:table-cell office:value-type="string" calcext:value-type="string">
            <text:p>BL225C</text:p>
          </table:table-cell>
          <table:table-cell office:value-type="float" office:value="99.6247078210264" calcext:value-type="float">
            <text:p>99,6247078210264</text:p>
          </table:table-cell>
          <table:table-cell office:value-type="float" office:value="1.26490187347892" calcext:value-type="float">
            <text:p>1,26490187347892</text:p>
          </table:table-cell>
          <table:table-cell office:value-type="float" office:value="30073" calcext:value-type="float">
            <text:p>30073</text:p>
          </table:table-cell>
          <table:table-cell office:value-type="float" office:value="33938" calcext:value-type="float">
            <text:p>33938</text:p>
          </table:table-cell>
          <table:table-cell office:value-type="float" office:value="88.6115858329896" calcext:value-type="float">
            <text:p>88,6115858329896</text:p>
          </table:table-cell>
        </table:table-row>
        <table:table-row table:style-name="ro1">
          <table:table-cell table:number-columns-repeated="2" office:value-type="string" calcext:value-type="string">
            <text:p>USDA10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38" calcext:value-type="float">
            <text:p>339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float" office:value="320" calcext:value-type="float">
            <text:p>320</text:p>
          </table:table-cell>
          <table:table-cell office:value-type="float" office:value="81.0943388295821" calcext:value-type="float">
            <text:p>81,0943388295821</text:p>
          </table:table-cell>
          <table:table-cell office:value-type="float" office:value="4.38070974102486" calcext:value-type="float">
            <text:p>4,38070974102486</text:p>
          </table:table-cell>
          <table:table-cell office:value-type="float" office:value="6121" calcext:value-type="float">
            <text:p>6121</text:p>
          </table:table-cell>
          <table:table-cell office:value-type="float" office:value="33712" calcext:value-type="float">
            <text:p>33712</text:p>
          </table:table-cell>
          <table:table-cell office:value-type="float" office:value="18.156739439962" calcext:value-type="float">
            <text:p>18,156739439962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AK21</text:p>
          </table:table-cell>
          <table:table-cell office:value-type="float" office:value="99.1705684270194" calcext:value-type="float">
            <text:p>99,1705684270194</text:p>
          </table:table-cell>
          <table:table-cell office:value-type="float" office:value="1.51173468441751" calcext:value-type="float">
            <text:p>1,51173468441751</text:p>
          </table:table-cell>
          <table:table-cell office:value-type="float" office:value="28607" calcext:value-type="float">
            <text:p>28607</text:p>
          </table:table-cell>
          <table:table-cell office:value-type="float" office:value="33712" calcext:value-type="float">
            <text:p>33712</text:p>
          </table:table-cell>
          <table:table-cell office:value-type="float" office:value="84.8570242050309" calcext:value-type="float">
            <text:p>84,8570242050309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AK170</text:p>
          </table:table-cell>
          <table:table-cell office:value-type="float" office:value="99.2399120750901" calcext:value-type="float">
            <text:p>99,2399120750901</text:p>
          </table:table-cell>
          <table:table-cell office:value-type="float" office:value="1.41013826215531" calcext:value-type="float">
            <text:p>1,41013826215531</text:p>
          </table:table-cell>
          <table:table-cell office:value-type="float" office:value="27649" calcext:value-type="float">
            <text:p>27649</text:p>
          </table:table-cell>
          <table:table-cell office:value-type="float" office:value="32652" calcext:value-type="float">
            <text:p>32652</text:p>
          </table:table-cell>
          <table:table-cell office:value-type="float" office:value="84.6778145289722" calcext:value-type="float">
            <text:p>84,6778145289722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GR4</text:p>
          </table:table-cell>
          <table:table-cell office:value-type="float" office:value="99.2865760757166" calcext:value-type="float">
            <text:p>99,2865760757166</text:p>
          </table:table-cell>
          <table:table-cell office:value-type="float" office:value="1.6736935970791" calcext:value-type="float">
            <text:p>1,6736935970791</text:p>
          </table:table-cell>
          <table:table-cell office:value-type="float" office:value="28411" calcext:value-type="float">
            <text:p>28411</text:p>
          </table:table-cell>
          <table:table-cell office:value-type="float" office:value="33712" calcext:value-type="float">
            <text:p>33712</text:p>
          </table:table-cell>
          <table:table-cell office:value-type="float" office:value="84.2756288561936" calcext:value-type="float">
            <text:p>84,2756288561936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AK83</text:p>
          </table:table-cell>
          <table:table-cell office:value-type="float" office:value="99.3412345838797" calcext:value-type="float">
            <text:p>99,3412345838797</text:p>
          </table:table-cell>
          <table:table-cell office:value-type="float" office:value="1.52170580569739" calcext:value-type="float">
            <text:p>1,52170580569739</text:p>
          </table:table-cell>
          <table:table-cell office:value-type="float" office:value="28008" calcext:value-type="float">
            <text:p>28008</text:p>
          </table:table-cell>
          <table:table-cell office:value-type="float" office:value="33712" calcext:value-type="float">
            <text:p>33712</text:p>
          </table:table-cell>
          <table:table-cell office:value-type="float" office:value="83.0802088277171" calcext:value-type="float">
            <text:p>83,0802088277171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AK58</text:p>
          </table:table-cell>
          <table:table-cell office:value-type="float" office:value="99.3478449799516" calcext:value-type="float">
            <text:p>99,3478449799516</text:p>
          </table:table-cell>
          <table:table-cell office:value-type="float" office:value="1.53101528471182" calcext:value-type="float">
            <text:p>1,53101528471182</text:p>
          </table:table-cell>
          <table:table-cell office:value-type="float" office:value="28648" calcext:value-type="float">
            <text:p>28648</text:p>
          </table:table-cell>
          <table:table-cell office:value-type="float" office:value="33712" calcext:value-type="float">
            <text:p>33712</text:p>
          </table:table-cell>
          <table:table-cell office:value-type="float" office:value="84.9786426198386" calcext:value-type="float">
            <text:p>84,9786426198386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USDA1006</text:p>
          </table:table-cell>
          <table:table-cell office:value-type="float" office:value="99.3857188816724" calcext:value-type="float">
            <text:p>99,3857188816724</text:p>
          </table:table-cell>
          <table:table-cell office:value-type="float" office:value="1.51141124915261" calcext:value-type="float">
            <text:p>1,51141124915261</text:p>
          </table:table-cell>
          <table:table-cell office:value-type="float" office:value="29142" calcext:value-type="float">
            <text:p>29142</text:p>
          </table:table-cell>
          <table:table-cell office:value-type="float" office:value="33712" calcext:value-type="float">
            <text:p>33712</text:p>
          </table:table-cell>
          <table:table-cell office:value-type="float" office:value="86.4439962031324" calcext:value-type="float">
            <text:p>86,4439962031324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SM11</text:p>
          </table:table-cell>
          <table:table-cell office:value-type="float" office:value="99.4040398448967" calcext:value-type="float">
            <text:p>99,4040398448967</text:p>
          </table:table-cell>
          <table:table-cell office:value-type="float" office:value="1.50632653862312" calcext:value-type="float">
            <text:p>1,50632653862312</text:p>
          </table:table-cell>
          <table:table-cell office:value-type="float" office:value="29037" calcext:value-type="float">
            <text:p>29037</text:p>
          </table:table-cell>
          <table:table-cell office:value-type="float" office:value="33712" calcext:value-type="float">
            <text:p>33712</text:p>
          </table:table-cell>
          <table:table-cell office:value-type="float" office:value="86.1325344091125" calcext:value-type="float">
            <text:p>86,1325344091125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B399</text:p>
          </table:table-cell>
          <table:table-cell office:value-type="float" office:value="99.4604814647025" calcext:value-type="float">
            <text:p>99,4604814647025</text:p>
          </table:table-cell>
          <table:table-cell office:value-type="float" office:value="1.24088074813897" calcext:value-type="float">
            <text:p>1,24088074813897</text:p>
          </table:table-cell>
          <table:table-cell office:value-type="float" office:value="28168" calcext:value-type="float">
            <text:p>28168</text:p>
          </table:table-cell>
          <table:table-cell office:value-type="float" office:value="32348" calcext:value-type="float">
            <text:p>32348</text:p>
          </table:table-cell>
          <table:table-cell office:value-type="float" office:value="87.0780264622233" calcext:value-type="float">
            <text:p>87,0780264622233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string" calcext:value-type="string">
            <text:p>BL225C</text:p>
          </table:table-cell>
          <table:table-cell office:value-type="float" office:value="99.5427646333645" calcext:value-type="float">
            <text:p>99,5427646333645</text:p>
          </table:table-cell>
          <table:table-cell office:value-type="float" office:value="1.20980542171616" calcext:value-type="float">
            <text:p>1,20980542171616</text:p>
          </table:table-cell>
          <table:table-cell office:value-type="float" office:value="29637" calcext:value-type="float">
            <text:p>29637</text:p>
          </table:table-cell>
          <table:table-cell office:value-type="float" office:value="33712" calcext:value-type="float">
            <text:p>33712</text:p>
          </table:table-cell>
          <table:table-cell office:value-type="float" office:value="87.9123160892264" calcext:value-type="float">
            <text:p>87,9123160892264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float" office:value="1021" calcext:value-type="float">
            <text:p>1021</text:p>
          </table:table-cell>
          <table:table-cell office:value-type="float" office:value="99.7262245871762" calcext:value-type="float">
            <text:p>99,7262245871762</text:p>
          </table:table-cell>
          <table:table-cell office:value-type="float" office:value="0.909226729106857" calcext:value-type="float">
            <text:p>0,909226729106857</text:p>
          </table:table-cell>
          <table:table-cell office:value-type="float" office:value="30941" calcext:value-type="float">
            <text:p>30941</text:p>
          </table:table-cell>
          <table:table-cell office:value-type="float" office:value="33445" calcext:value-type="float">
            <text:p>33445</text:p>
          </table:table-cell>
          <table:table-cell office:value-type="float" office:value="92.5130811780535" calcext:value-type="float">
            <text:p>92,5130811780535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float" office:value="2011" calcext:value-type="float">
            <text:p>2011</text:p>
          </table:table-cell>
          <table:table-cell office:value-type="float" office:value="99.7306604973751" calcext:value-type="float">
            <text:p>99,7306604973751</text:p>
          </table:table-cell>
          <table:table-cell office:value-type="float" office:value="0.907699370599817" calcext:value-type="float">
            <text:p>0,907699370599817</text:p>
          </table:table-cell>
          <table:table-cell office:value-type="float" office:value="30893" calcext:value-type="float">
            <text:p>30893</text:p>
          </table:table-cell>
          <table:table-cell office:value-type="float" office:value="33452" calcext:value-type="float">
            <text:p>33452</text:p>
          </table:table-cell>
          <table:table-cell office:value-type="float" office:value="92.3502331699151" calcext:value-type="float">
            <text:p>92,3502331699151</text:p>
          </table:table-cell>
        </table:table-row>
        <table:table-row table:style-name="ro1">
          <table:table-cell office:value-type="string" calcext:value-type="string">
            <text:p>USDA1022</text:p>
          </table:table-cell>
          <table:table-cell office:value-type="float" office:value="2119" calcext:value-type="float">
            <text:p>2119</text:p>
          </table:table-cell>
          <table:table-cell office:value-type="float" office:value="99.7311775108756" calcext:value-type="float">
            <text:p>99,7311775108756</text:p>
          </table:table-cell>
          <table:table-cell office:value-type="float" office:value="0.934148920073226" calcext:value-type="float">
            <text:p>0,934148920073226</text:p>
          </table:table-cell>
          <table:table-cell office:value-type="float" office:value="30516" calcext:value-type="float">
            <text:p>30516</text:p>
          </table:table-cell>
          <table:table-cell office:value-type="float" office:value="32065" calcext:value-type="float">
            <text:p>32065</text:p>
          </table:table-cell>
          <table:table-cell office:value-type="float" office:value="95.1691875877125" calcext:value-type="float">
            <text:p>95,1691875877125</text:p>
          </table:table-cell>
        </table:table-row>
        <table:table-row table:style-name="ro1">
          <table:table-cell table:number-columns-repeated="2" office:value-type="string" calcext:value-type="string">
            <text:p>USDA10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712" calcext:value-type="float">
            <text:p>337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float" office:value="320" calcext:value-type="float">
            <text:p>320</text:p>
          </table:table-cell>
          <table:table-cell office:value-type="float" office:value="80.9987572676507" calcext:value-type="float">
            <text:p>80,9987572676507</text:p>
          </table:table-cell>
          <table:table-cell office:value-type="float" office:value="4.3309172586207" calcext:value-type="float">
            <text:p>4,3309172586207</text:p>
          </table:table-cell>
          <table:table-cell office:value-type="float" office:value="5796" calcext:value-type="float">
            <text:p>5796</text:p>
          </table:table-cell>
          <table:table-cell office:value-type="float" office:value="31034" calcext:value-type="float">
            <text:p>31034</text:p>
          </table:table-cell>
          <table:table-cell office:value-type="float" office:value="18.6762905200748" calcext:value-type="float">
            <text:p>18,6762905200748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float" office:value="1021" calcext:value-type="float">
            <text:p>1021</text:p>
          </table:table-cell>
          <table:table-cell office:value-type="float" office:value="94.1814316885886" calcext:value-type="float">
            <text:p>94,1814316885886</text:p>
          </table:table-cell>
          <table:table-cell office:value-type="float" office:value="2.93385341791969" calcext:value-type="float">
            <text:p>2,93385341791969</text:p>
          </table:table-cell>
          <table:table-cell office:value-type="float" office:value="21242" calcext:value-type="float">
            <text:p>21242</text:p>
          </table:table-cell>
          <table:table-cell office:value-type="float" office:value="31034" calcext:value-type="float">
            <text:p>31034</text:p>
          </table:table-cell>
          <table:table-cell office:value-type="float" office:value="68.4475091834762" calcext:value-type="float">
            <text:p>68,4475091834762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float" office:value="2011" calcext:value-type="float">
            <text:p>2011</text:p>
          </table:table-cell>
          <table:table-cell office:value-type="float" office:value="94.2048201109096" calcext:value-type="float">
            <text:p>94,2048201109096</text:p>
          </table:table-cell>
          <table:table-cell office:value-type="float" office:value="2.91722729653985" calcext:value-type="float">
            <text:p>2,91722729653985</text:p>
          </table:table-cell>
          <table:table-cell office:value-type="float" office:value="21072" calcext:value-type="float">
            <text:p>21072</text:p>
          </table:table-cell>
          <table:table-cell office:value-type="float" office:value="31034" calcext:value-type="float">
            <text:p>31034</text:p>
          </table:table-cell>
          <table:table-cell office:value-type="float" office:value="67.8997228845782" calcext:value-type="float">
            <text:p>67,8997228845782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float" office:value="2119" calcext:value-type="float">
            <text:p>2119</text:p>
          </table:table-cell>
          <table:table-cell office:value-type="float" office:value="94.219822205858" calcext:value-type="float">
            <text:p>94,219822205858</text:p>
          </table:table-cell>
          <table:table-cell office:value-type="float" office:value="2.86526670027637" calcext:value-type="float">
            <text:p>2,86526670027637</text:p>
          </table:table-cell>
          <table:table-cell office:value-type="float" office:value="20794" calcext:value-type="float">
            <text:p>20794</text:p>
          </table:table-cell>
          <table:table-cell office:value-type="float" office:value="31034" calcext:value-type="float">
            <text:p>31034</text:p>
          </table:table-cell>
          <table:table-cell office:value-type="float" office:value="67.0039311722627" calcext:value-type="float">
            <text:p>67,0039311722627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USDA1006</text:p>
          </table:table-cell>
          <table:table-cell office:value-type="float" office:value="94.226370237132" calcext:value-type="float">
            <text:p>94,226370237132</text:p>
          </table:table-cell>
          <table:table-cell office:value-type="float" office:value="2.90353318872237" calcext:value-type="float">
            <text:p>2,90353318872237</text:p>
          </table:table-cell>
          <table:table-cell office:value-type="float" office:value="20918" calcext:value-type="float">
            <text:p>20918</text:p>
          </table:table-cell>
          <table:table-cell office:value-type="float" office:value="31034" calcext:value-type="float">
            <text:p>31034</text:p>
          </table:table-cell>
          <table:table-cell office:value-type="float" office:value="67.4034929432236" calcext:value-type="float">
            <text:p>67,4034929432236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GR4</text:p>
          </table:table-cell>
          <table:table-cell office:value-type="float" office:value="94.2592716106668" calcext:value-type="float">
            <text:p>94,2592716106668</text:p>
          </table:table-cell>
          <table:table-cell office:value-type="float" office:value="2.94380394255655" calcext:value-type="float">
            <text:p>2,94380394255655</text:p>
          </table:table-cell>
          <table:table-cell office:value-type="float" office:value="21600" calcext:value-type="float">
            <text:p>21600</text:p>
          </table:table-cell>
          <table:table-cell office:value-type="float" office:value="31034" calcext:value-type="float">
            <text:p>31034</text:p>
          </table:table-cell>
          <table:table-cell office:value-type="float" office:value="69.6010826835084" calcext:value-type="float">
            <text:p>69,6010826835084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USDA1022</text:p>
          </table:table-cell>
          <table:table-cell office:value-type="float" office:value="94.2878442880574" calcext:value-type="float">
            <text:p>94,2878442880574</text:p>
          </table:table-cell>
          <table:table-cell office:value-type="float" office:value="2.89058399358499" calcext:value-type="float">
            <text:p>2,89058399358499</text:p>
          </table:table-cell>
          <table:table-cell office:value-type="float" office:value="21133" calcext:value-type="float">
            <text:p>21133</text:p>
          </table:table-cell>
          <table:table-cell office:value-type="float" office:value="31034" calcext:value-type="float">
            <text:p>31034</text:p>
          </table:table-cell>
          <table:table-cell office:value-type="float" office:value="68.0962814977122" calcext:value-type="float">
            <text:p>68,0962814977122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AK170</text:p>
          </table:table-cell>
          <table:table-cell office:value-type="float" office:value="94.3011306243515" calcext:value-type="float">
            <text:p>94,3011306243515</text:p>
          </table:table-cell>
          <table:table-cell office:value-type="float" office:value="2.72098317540292" calcext:value-type="float">
            <text:p>2,72098317540292</text:p>
          </table:table-cell>
          <table:table-cell office:value-type="float" office:value="20589" calcext:value-type="float">
            <text:p>20589</text:p>
          </table:table-cell>
          <table:table-cell office:value-type="float" office:value="31034" calcext:value-type="float">
            <text:p>31034</text:p>
          </table:table-cell>
          <table:table-cell office:value-type="float" office:value="66.3433653412386" calcext:value-type="float">
            <text:p>66,3433653412386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AK21</text:p>
          </table:table-cell>
          <table:table-cell office:value-type="float" office:value="94.3065829371683" calcext:value-type="float">
            <text:p>94,3065829371683</text:p>
          </table:table-cell>
          <table:table-cell office:value-type="float" office:value="2.81350671887368" calcext:value-type="float">
            <text:p>2,81350671887368</text:p>
          </table:table-cell>
          <table:table-cell office:value-type="float" office:value="21048" calcext:value-type="float">
            <text:p>21048</text:p>
          </table:table-cell>
          <table:table-cell office:value-type="float" office:value="31034" calcext:value-type="float">
            <text:p>31034</text:p>
          </table:table-cell>
          <table:table-cell office:value-type="float" office:value="67.8223883482632" calcext:value-type="float">
            <text:p>67,8223883482632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B399</text:p>
          </table:table-cell>
          <table:table-cell office:value-type="float" office:value="94.3167488965736" calcext:value-type="float">
            <text:p>94,3167488965736</text:p>
          </table:table-cell>
          <table:table-cell office:value-type="float" office:value="2.73327597115605" calcext:value-type="float">
            <text:p>2,73327597115605</text:p>
          </table:table-cell>
          <table:table-cell office:value-type="float" office:value="20779" calcext:value-type="float">
            <text:p>20779</text:p>
          </table:table-cell>
          <table:table-cell office:value-type="float" office:value="31034" calcext:value-type="float">
            <text:p>31034</text:p>
          </table:table-cell>
          <table:table-cell office:value-type="float" office:value="66.9555970870658" calcext:value-type="float">
            <text:p>66,9555970870658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AK83</text:p>
          </table:table-cell>
          <table:table-cell office:value-type="float" office:value="94.3262359103185" calcext:value-type="float">
            <text:p>94,3262359103185</text:p>
          </table:table-cell>
          <table:table-cell office:value-type="float" office:value="2.80076173173621" calcext:value-type="float">
            <text:p>2,80076173173621</text:p>
          </table:table-cell>
          <table:table-cell office:value-type="float" office:value="21368" calcext:value-type="float">
            <text:p>21368</text:p>
          </table:table-cell>
          <table:table-cell office:value-type="float" office:value="31034" calcext:value-type="float">
            <text:p>31034</text:p>
          </table:table-cell>
          <table:table-cell office:value-type="float" office:value="68.85351549913" calcext:value-type="float">
            <text:p>68,85351549913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SM11</text:p>
          </table:table-cell>
          <table:table-cell office:value-type="float" office:value="94.3307342919358" calcext:value-type="float">
            <text:p>94,3307342919358</text:p>
          </table:table-cell>
          <table:table-cell office:value-type="float" office:value="2.79844259424285" calcext:value-type="float">
            <text:p>2,79844259424285</text:p>
          </table:table-cell>
          <table:table-cell office:value-type="float" office:value="21223" calcext:value-type="float">
            <text:p>21223</text:p>
          </table:table-cell>
          <table:table-cell office:value-type="float" office:value="31034" calcext:value-type="float">
            <text:p>31034</text:p>
          </table:table-cell>
          <table:table-cell office:value-type="float" office:value="68.3862860088935" calcext:value-type="float">
            <text:p>68,3862860088935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BL225C</text:p>
          </table:table-cell>
          <table:table-cell office:value-type="float" office:value="94.3461247318711" calcext:value-type="float">
            <text:p>94,3461247318711</text:p>
          </table:table-cell>
          <table:table-cell office:value-type="float" office:value="2.86206391165704" calcext:value-type="float">
            <text:p>2,86206391165704</text:p>
          </table:table-cell>
          <table:table-cell office:value-type="float" office:value="21470" calcext:value-type="float">
            <text:p>21470</text:p>
          </table:table-cell>
          <table:table-cell office:value-type="float" office:value="31034" calcext:value-type="float">
            <text:p>31034</text:p>
          </table:table-cell>
          <table:table-cell office:value-type="float" office:value="69.1821872784688" calcext:value-type="float">
            <text:p>69,1821872784688</text:p>
          </table:table-cell>
        </table:table-row>
        <table:table-row table:style-name="ro1">
          <table:table-cell office:value-type="string" calcext:value-type="string">
            <text:p>USDA1025</text:p>
          </table:table-cell>
          <table:table-cell office:value-type="string" calcext:value-type="string">
            <text:p>AK58</text:p>
          </table:table-cell>
          <table:table-cell office:value-type="float" office:value="94.3582930829395" calcext:value-type="float">
            <text:p>94,3582930829395</text:p>
          </table:table-cell>
          <table:table-cell office:value-type="float" office:value="2.76780925007053" calcext:value-type="float">
            <text:p>2,76780925007053</text:p>
          </table:table-cell>
          <table:table-cell office:value-type="float" office:value="21071" calcext:value-type="float">
            <text:p>21071</text:p>
          </table:table-cell>
          <table:table-cell office:value-type="float" office:value="31034" calcext:value-type="float">
            <text:p>31034</text:p>
          </table:table-cell>
          <table:table-cell office:value-type="float" office:value="67.8965006122318" calcext:value-type="float">
            <text:p>67,8965006122318</text:p>
          </table:table-cell>
        </table:table-row>
        <table:table-row table:style-name="ro1">
          <table:table-cell table:number-columns-repeated="2" office:value-type="string" calcext:value-type="string">
            <text:p>USDA10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034" calcext:value-type="float">
            <text:p>310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float" office:value="320" calcext:value-type="float">
            <text:p>320</text:p>
          </table:table-cell>
          <table:table-cell office:value-type="float" office:value="81.1380369323101" calcext:value-type="float">
            <text:p>81,1380369323101</text:p>
          </table:table-cell>
          <table:table-cell office:value-type="float" office:value="4.3847794430626" calcext:value-type="float">
            <text:p>4,3847794430626</text:p>
          </table:table-cell>
          <table:table-cell office:value-type="float" office:value="6100" calcext:value-type="float">
            <text:p>6100</text:p>
          </table:table-cell>
          <table:table-cell office:value-type="float" office:value="34814" calcext:value-type="float">
            <text:p>34814</text:p>
          </table:table-cell>
          <table:table-cell office:value-type="float" office:value="17.5216866777733" calcext:value-type="float">
            <text:p>17,5216866777733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USDA1025</text:p>
          </table:table-cell>
          <table:table-cell office:value-type="float" office:value="94.2139138713391" calcext:value-type="float">
            <text:p>94,2139138713391</text:p>
          </table:table-cell>
          <table:table-cell office:value-type="float" office:value="2.9234439423084" calcext:value-type="float">
            <text:p>2,9234439423084</text:p>
          </table:table-cell>
          <table:table-cell office:value-type="float" office:value="20979" calcext:value-type="float">
            <text:p>20979</text:p>
          </table:table-cell>
          <table:table-cell office:value-type="float" office:value="31034" calcext:value-type="float">
            <text:p>31034</text:p>
          </table:table-cell>
          <table:table-cell office:value-type="float" office:value="67.6000515563575" calcext:value-type="float">
            <text:p>67,6000515563575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GR4</text:p>
          </table:table-cell>
          <table:table-cell office:value-type="float" office:value="98.9480870613247" calcext:value-type="float">
            <text:p>98,9480870613247</text:p>
          </table:table-cell>
          <table:table-cell office:value-type="float" office:value="1.79230901947815" calcext:value-type="float">
            <text:p>1,79230901947815</text:p>
          </table:table-cell>
          <table:table-cell office:value-type="float" office:value="28110" calcext:value-type="float">
            <text:p>28110</text:p>
          </table:table-cell>
          <table:table-cell office:value-type="float" office:value="34814" calcext:value-type="float">
            <text:p>34814</text:p>
          </table:table-cell>
          <table:table-cell office:value-type="float" office:value="80.7433791003619" calcext:value-type="float">
            <text:p>80,7433791003619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USDA1006</text:p>
          </table:table-cell>
          <table:table-cell office:value-type="float" office:value="99.0785817224159" calcext:value-type="float">
            <text:p>99,0785817224159</text:p>
          </table:table-cell>
          <table:table-cell office:value-type="float" office:value="1.73964721444703" calcext:value-type="float">
            <text:p>1,73964721444703</text:p>
          </table:table-cell>
          <table:table-cell office:value-type="float" office:value="29614" calcext:value-type="float">
            <text:p>29614</text:p>
          </table:table-cell>
          <table:table-cell office:value-type="float" office:value="33938" calcext:value-type="float">
            <text:p>33938</text:p>
          </table:table-cell>
          <table:table-cell office:value-type="float" office:value="87.2591195709824" calcext:value-type="float">
            <text:p>87,2591195709824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AK170</text:p>
          </table:table-cell>
          <table:table-cell office:value-type="float" office:value="99.1240106011225" calcext:value-type="float">
            <text:p>99,1240106011225</text:p>
          </table:table-cell>
          <table:table-cell office:value-type="float" office:value="1.39835638000117" calcext:value-type="float">
            <text:p>1,39835638000117</text:p>
          </table:table-cell>
          <table:table-cell office:value-type="float" office:value="27801" calcext:value-type="float">
            <text:p>27801</text:p>
          </table:table-cell>
          <table:table-cell office:value-type="float" office:value="32652" calcext:value-type="float">
            <text:p>32652</text:p>
          </table:table-cell>
          <table:table-cell office:value-type="float" office:value="85.1433296582139" calcext:value-type="float">
            <text:p>85,1433296582139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BL225C</text:p>
          </table:table-cell>
          <table:table-cell office:value-type="float" office:value="99.1407393236842" calcext:value-type="float">
            <text:p>99,1407393236842</text:p>
          </table:table-cell>
          <table:table-cell office:value-type="float" office:value="1.53437476243524" calcext:value-type="float">
            <text:p>1,53437476243524</text:p>
          </table:table-cell>
          <table:table-cell office:value-type="float" office:value="29403" calcext:value-type="float">
            <text:p>29403</text:p>
          </table:table-cell>
          <table:table-cell office:value-type="float" office:value="34814" calcext:value-type="float">
            <text:p>34814</text:p>
          </table:table-cell>
          <table:table-cell office:value-type="float" office:value="84.4574021945195" calcext:value-type="float">
            <text:p>84,4574021945195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AK58</text:p>
          </table:table-cell>
          <table:table-cell office:value-type="float" office:value="99.144724470061" calcext:value-type="float">
            <text:p>99,144724470061</text:p>
          </table:table-cell>
          <table:table-cell office:value-type="float" office:value="1.54679457368997" calcext:value-type="float">
            <text:p>1,54679457368997</text:p>
          </table:table-cell>
          <table:table-cell office:value-type="float" office:value="28988" calcext:value-type="float">
            <text:p>28988</text:p>
          </table:table-cell>
          <table:table-cell office:value-type="float" office:value="34814" calcext:value-type="float">
            <text:p>34814</text:p>
          </table:table-cell>
          <table:table-cell office:value-type="float" office:value="83.2653530189004" calcext:value-type="float">
            <text:p>83,2653530189004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float" office:value="2011" calcext:value-type="float">
            <text:p>2011</text:p>
          </table:table-cell>
          <table:table-cell office:value-type="float" office:value="99.1698603291466" calcext:value-type="float">
            <text:p>99,1698603291466</text:p>
          </table:table-cell>
          <table:table-cell office:value-type="float" office:value="1.43247220491405" calcext:value-type="float">
            <text:p>1,43247220491405</text:p>
          </table:table-cell>
          <table:table-cell office:value-type="float" office:value="28866" calcext:value-type="float">
            <text:p>28866</text:p>
          </table:table-cell>
          <table:table-cell office:value-type="float" office:value="33452" calcext:value-type="float">
            <text:p>33452</text:p>
          </table:table-cell>
          <table:table-cell office:value-type="float" office:value="86.2908047351429" calcext:value-type="float">
            <text:p>86,2908047351429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float" office:value="1021" calcext:value-type="float">
            <text:p>1021</text:p>
          </table:table-cell>
          <table:table-cell office:value-type="float" office:value="99.17606397694" calcext:value-type="float">
            <text:p>99,17606397694</text:p>
          </table:table-cell>
          <table:table-cell office:value-type="float" office:value="1.39603349736298" calcext:value-type="float">
            <text:p>1,39603349736298</text:p>
          </table:table-cell>
          <table:table-cell office:value-type="float" office:value="29025" calcext:value-type="float">
            <text:p>29025</text:p>
          </table:table-cell>
          <table:table-cell office:value-type="float" office:value="33445" calcext:value-type="float">
            <text:p>33445</text:p>
          </table:table-cell>
          <table:table-cell office:value-type="float" office:value="86.7842726865002" calcext:value-type="float">
            <text:p>86,7842726865002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float" office:value="2119" calcext:value-type="float">
            <text:p>2119</text:p>
          </table:table-cell>
          <table:table-cell office:value-type="float" office:value="99.1908024970983" calcext:value-type="float">
            <text:p>99,1908024970983</text:p>
          </table:table-cell>
          <table:table-cell office:value-type="float" office:value="1.36261642045521" calcext:value-type="float">
            <text:p>1,36261642045521</text:p>
          </table:table-cell>
          <table:table-cell office:value-type="float" office:value="28580" calcext:value-type="float">
            <text:p>28580</text:p>
          </table:table-cell>
          <table:table-cell office:value-type="float" office:value="32065" calcext:value-type="float">
            <text:p>32065</text:p>
          </table:table-cell>
          <table:table-cell office:value-type="float" office:value="89.1314517386559" calcext:value-type="float">
            <text:p>89,1314517386559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USDA1022</text:p>
          </table:table-cell>
          <table:table-cell office:value-type="float" office:value="99.2200850074131" calcext:value-type="float">
            <text:p>99,2200850074131</text:p>
          </table:table-cell>
          <table:table-cell office:value-type="float" office:value="1.49597347556148" calcext:value-type="float">
            <text:p>1,49597347556148</text:p>
          </table:table-cell>
          <table:table-cell office:value-type="float" office:value="29327" calcext:value-type="float">
            <text:p>29327</text:p>
          </table:table-cell>
          <table:table-cell office:value-type="float" office:value="33712" calcext:value-type="float">
            <text:p>33712</text:p>
          </table:table-cell>
          <table:table-cell office:value-type="float" office:value="86.9927622211675" calcext:value-type="float">
            <text:p>86,9927622211675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B399</text:p>
          </table:table-cell>
          <table:table-cell office:value-type="float" office:value="99.2389703918128" calcext:value-type="float">
            <text:p>99,2389703918128</text:p>
          </table:table-cell>
          <table:table-cell office:value-type="float" office:value="1.20937773694422" calcext:value-type="float">
            <text:p>1,20937773694422</text:p>
          </table:table-cell>
          <table:table-cell office:value-type="float" office:value="27408" calcext:value-type="float">
            <text:p>27408</text:p>
          </table:table-cell>
          <table:table-cell office:value-type="float" office:value="32348" calcext:value-type="float">
            <text:p>32348</text:p>
          </table:table-cell>
          <table:table-cell office:value-type="float" office:value="84.7285767280821" calcext:value-type="float">
            <text:p>84,7285767280821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AK83</text:p>
          </table:table-cell>
          <table:table-cell office:value-type="float" office:value="99.2577350720712" calcext:value-type="float">
            <text:p>99,2577350720712</text:p>
          </table:table-cell>
          <table:table-cell office:value-type="float" office:value="1.4926962112316" calcext:value-type="float">
            <text:p>1,4926962112316</text:p>
          </table:table-cell>
          <table:table-cell office:value-type="float" office:value="28585" calcext:value-type="float">
            <text:p>28585</text:p>
          </table:table-cell>
          <table:table-cell office:value-type="float" office:value="34814" calcext:value-type="float">
            <text:p>34814</text:p>
          </table:table-cell>
          <table:table-cell office:value-type="float" office:value="82.1077727351066" calcext:value-type="float">
            <text:p>82,1077727351066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SM11</text:p>
          </table:table-cell>
          <table:table-cell office:value-type="float" office:value="99.2712097142453" calcext:value-type="float">
            <text:p>99,2712097142453</text:p>
          </table:table-cell>
          <table:table-cell office:value-type="float" office:value="1.42158336183908" calcext:value-type="float">
            <text:p>1,42158336183908</text:p>
          </table:table-cell>
          <table:table-cell office:value-type="float" office:value="29996" calcext:value-type="float">
            <text:p>29996</text:p>
          </table:table-cell>
          <table:table-cell office:value-type="float" office:value="34814" calcext:value-type="float">
            <text:p>34814</text:p>
          </table:table-cell>
          <table:table-cell office:value-type="float" office:value="86.1607399322112" calcext:value-type="float">
            <text:p>86,1607399322112</text:p>
          </table:table-cell>
        </table:table-row>
        <table:table-row table:style-name="ro1">
          <table:table-cell office:value-type="string" calcext:value-type="string">
            <text:p>USDA1035</text:p>
          </table:table-cell>
          <table:table-cell office:value-type="string" calcext:value-type="string">
            <text:p>AK21</text:p>
          </table:table-cell>
          <table:table-cell office:value-type="float" office:value="99.5952381874674" calcext:value-type="float">
            <text:p>99,5952381874674</text:p>
          </table:table-cell>
          <table:table-cell office:value-type="float" office:value="1.31647265541146" calcext:value-type="float">
            <text:p>1,31647265541146</text:p>
          </table:table-cell>
          <table:table-cell office:value-type="float" office:value="30962" calcext:value-type="float">
            <text:p>30962</text:p>
          </table:table-cell>
          <table:table-cell office:value-type="float" office:value="34814" calcext:value-type="float">
            <text:p>34814</text:p>
          </table:table-cell>
          <table:table-cell office:value-type="float" office:value="88.935485724134" calcext:value-type="float">
            <text:p>88,935485724134</text:p>
          </table:table-cell>
        </table:table-row>
        <table:table-row table:style-name="ro1">
          <table:table-cell table:number-columns-repeated="2" office:value-type="string" calcext:value-type="string">
            <text:p>USDA10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814" calcext:value-type="float">
            <text:p>34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float" office:value="320" calcext:value-type="float">
            <text:p>320</text:p>
          </table:table-cell>
          <table:table-cell office:value-type="float" office:value="81.1137456435951" calcext:value-type="float">
            <text:p>81,1137456435951</text:p>
          </table:table-cell>
          <table:table-cell office:value-type="float" office:value="4.39458377251731" calcext:value-type="float">
            <text:p>4,39458377251731</text:p>
          </table:table-cell>
          <table:table-cell office:value-type="float" office:value="6033" calcext:value-type="float">
            <text:p>6033</text:p>
          </table:table-cell>
          <table:table-cell office:value-type="float" office:value="33568" calcext:value-type="float">
            <text:p>33568</text:p>
          </table:table-cell>
          <table:table-cell office:value-type="float" office:value="17.9724737845567" calcext:value-type="float">
            <text:p>17,9724737845567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USDA1025</text:p>
          </table:table-cell>
          <table:table-cell office:value-type="float" office:value="94.2010634640204" calcext:value-type="float">
            <text:p>94,2010634640204</text:p>
          </table:table-cell>
          <table:table-cell office:value-type="float" office:value="2.86745841413315" calcext:value-type="float">
            <text:p>2,86745841413315</text:p>
          </table:table-cell>
          <table:table-cell office:value-type="float" office:value="21213" calcext:value-type="float">
            <text:p>21213</text:p>
          </table:table-cell>
          <table:table-cell office:value-type="float" office:value="31034" calcext:value-type="float">
            <text:p>31034</text:p>
          </table:table-cell>
          <table:table-cell office:value-type="float" office:value="68.3540632854289" calcext:value-type="float">
            <text:p>68,3540632854289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USDA1035</text:p>
          </table:table-cell>
          <table:table-cell office:value-type="float" office:value="99.1703049727555" calcext:value-type="float">
            <text:p>99,1703049727555</text:p>
          </table:table-cell>
          <table:table-cell office:value-type="float" office:value="1.44242988829212" calcext:value-type="float">
            <text:p>1,44242988829212</text:p>
          </table:table-cell>
          <table:table-cell office:value-type="float" office:value="28920" calcext:value-type="float">
            <text:p>28920</text:p>
          </table:table-cell>
          <table:table-cell office:value-type="float" office:value="33568" calcext:value-type="float">
            <text:p>33568</text:p>
          </table:table-cell>
          <table:table-cell office:value-type="float" office:value="86.1534795042898" calcext:value-type="float">
            <text:p>86,1534795042898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AK170</text:p>
          </table:table-cell>
          <table:table-cell office:value-type="float" office:value="99.2533523381779" calcext:value-type="float">
            <text:p>99,2533523381779</text:p>
          </table:table-cell>
          <table:table-cell office:value-type="float" office:value="1.30651440168008" calcext:value-type="float">
            <text:p>1,30651440168008</text:p>
          </table:table-cell>
          <table:table-cell office:value-type="float" office:value="27786" calcext:value-type="float">
            <text:p>27786</text:p>
          </table:table-cell>
          <table:table-cell office:value-type="float" office:value="32652" calcext:value-type="float">
            <text:p>32652</text:p>
          </table:table-cell>
          <table:table-cell office:value-type="float" office:value="85.0973906651966" calcext:value-type="float">
            <text:p>85,0973906651966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AK21</text:p>
          </table:table-cell>
          <table:table-cell office:value-type="float" office:value="99.3056352686624" calcext:value-type="float">
            <text:p>99,3056352686624</text:p>
          </table:table-cell>
          <table:table-cell office:value-type="float" office:value="1.287958476267" calcext:value-type="float">
            <text:p>1,287958476267</text:p>
          </table:table-cell>
          <table:table-cell office:value-type="float" office:value="29168" calcext:value-type="float">
            <text:p>29168</text:p>
          </table:table-cell>
          <table:table-cell office:value-type="float" office:value="33568" calcext:value-type="float">
            <text:p>33568</text:p>
          </table:table-cell>
          <table:table-cell office:value-type="float" office:value="86.8922783603432" calcext:value-type="float">
            <text:p>86,8922783603432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AK83</text:p>
          </table:table-cell>
          <table:table-cell office:value-type="float" office:value="99.3080683054347" calcext:value-type="float">
            <text:p>99,3080683054347</text:p>
          </table:table-cell>
          <table:table-cell office:value-type="float" office:value="1.42978635545006" calcext:value-type="float">
            <text:p>1,42978635545006</text:p>
          </table:table-cell>
          <table:table-cell office:value-type="float" office:value="28399" calcext:value-type="float">
            <text:p>28399</text:p>
          </table:table-cell>
          <table:table-cell office:value-type="float" office:value="33568" calcext:value-type="float">
            <text:p>33568</text:p>
          </table:table-cell>
          <table:table-cell office:value-type="float" office:value="84.6014061010486" calcext:value-type="float">
            <text:p>84,6014061010486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AK58</text:p>
          </table:table-cell>
          <table:table-cell office:value-type="float" office:value="99.3218274828013" calcext:value-type="float">
            <text:p>99,3218274828013</text:p>
          </table:table-cell>
          <table:table-cell office:value-type="float" office:value="1.56359812395329" calcext:value-type="float">
            <text:p>1,56359812395329</text:p>
          </table:table-cell>
          <table:table-cell office:value-type="float" office:value="28808" calcext:value-type="float">
            <text:p>28808</text:p>
          </table:table-cell>
          <table:table-cell office:value-type="float" office:value="33568" calcext:value-type="float">
            <text:p>33568</text:p>
          </table:table-cell>
          <table:table-cell office:value-type="float" office:value="85.8198284080076" calcext:value-type="float">
            <text:p>85,8198284080076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SM11</text:p>
          </table:table-cell>
          <table:table-cell office:value-type="float" office:value="99.3483336127398" calcext:value-type="float">
            <text:p>99,3483336127398</text:p>
          </table:table-cell>
          <table:table-cell office:value-type="float" office:value="1.39788060659527" calcext:value-type="float">
            <text:p>1,39788060659527</text:p>
          </table:table-cell>
          <table:table-cell office:value-type="float" office:value="29263" calcext:value-type="float">
            <text:p>29263</text:p>
          </table:table-cell>
          <table:table-cell office:value-type="float" office:value="33568" calcext:value-type="float">
            <text:p>33568</text:p>
          </table:table-cell>
          <table:table-cell office:value-type="float" office:value="87.175285986654" calcext:value-type="float">
            <text:p>87,175285986654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GR4</text:p>
          </table:table-cell>
          <table:table-cell office:value-type="float" office:value="99.3717471325742" calcext:value-type="float">
            <text:p>99,3717471325742</text:p>
          </table:table-cell>
          <table:table-cell office:value-type="float" office:value="1.54561275499444" calcext:value-type="float">
            <text:p>1,54561275499444</text:p>
          </table:table-cell>
          <table:table-cell office:value-type="float" office:value="29410" calcext:value-type="float">
            <text:p>29410</text:p>
          </table:table-cell>
          <table:table-cell office:value-type="float" office:value="33568" calcext:value-type="float">
            <text:p>33568</text:p>
          </table:table-cell>
          <table:table-cell office:value-type="float" office:value="87.6132030505243" calcext:value-type="float">
            <text:p>87,6132030505243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USDA1006</text:p>
          </table:table-cell>
          <table:table-cell office:value-type="float" office:value="99.4242917075187" calcext:value-type="float">
            <text:p>99,4242917075187</text:p>
          </table:table-cell>
          <table:table-cell office:value-type="float" office:value="1.37269301633344" calcext:value-type="float">
            <text:p>1,37269301633344</text:p>
          </table:table-cell>
          <table:table-cell office:value-type="float" office:value="28920" calcext:value-type="float">
            <text:p>28920</text:p>
          </table:table-cell>
          <table:table-cell office:value-type="float" office:value="33568" calcext:value-type="float">
            <text:p>33568</text:p>
          </table:table-cell>
          <table:table-cell office:value-type="float" office:value="86.1534795042898" calcext:value-type="float">
            <text:p>86,1534795042898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B399</text:p>
          </table:table-cell>
          <table:table-cell office:value-type="float" office:value="99.4689922302285" calcext:value-type="float">
            <text:p>99,4689922302285</text:p>
          </table:table-cell>
          <table:table-cell office:value-type="float" office:value="1.16704449573959" calcext:value-type="float">
            <text:p>1,16704449573959</text:p>
          </table:table-cell>
          <table:table-cell office:value-type="float" office:value="29294" calcext:value-type="float">
            <text:p>29294</text:p>
          </table:table-cell>
          <table:table-cell office:value-type="float" office:value="32348" calcext:value-type="float">
            <text:p>32348</text:p>
          </table:table-cell>
          <table:table-cell office:value-type="float" office:value="90.5589217262273" calcext:value-type="float">
            <text:p>90,5589217262273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BL225C</text:p>
          </table:table-cell>
          <table:table-cell office:value-type="float" office:value="99.5477754164467" calcext:value-type="float">
            <text:p>99,5477754164467</text:p>
          </table:table-cell>
          <table:table-cell office:value-type="float" office:value="1.13490670996131" calcext:value-type="float">
            <text:p>1,13490670996131</text:p>
          </table:table-cell>
          <table:table-cell office:value-type="float" office:value="30105" calcext:value-type="float">
            <text:p>30105</text:p>
          </table:table-cell>
          <table:table-cell office:value-type="float" office:value="33568" calcext:value-type="float">
            <text:p>33568</text:p>
          </table:table-cell>
          <table:table-cell office:value-type="float" office:value="89.683627264061" calcext:value-type="float">
            <text:p>89,683627264061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string" calcext:value-type="string">
            <text:p>USDA1022</text:p>
          </table:table-cell>
          <table:table-cell office:value-type="float" office:value="99.733573017282" calcext:value-type="float">
            <text:p>99,733573017282</text:p>
          </table:table-cell>
          <table:table-cell office:value-type="float" office:value="0.91355691560525" calcext:value-type="float">
            <text:p>0,91355691560525</text:p>
          </table:table-cell>
          <table:table-cell office:value-type="float" office:value="30929" calcext:value-type="float">
            <text:p>30929</text:p>
          </table:table-cell>
          <table:table-cell office:value-type="float" office:value="33568" calcext:value-type="float">
            <text:p>33568</text:p>
          </table:table-cell>
          <table:table-cell office:value-type="float" office:value="92.1383460438513" calcext:value-type="float">
            <text:p>92,1383460438513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float" office:value="1021" calcext:value-type="float">
            <text:p>1021</text:p>
          </table:table-cell>
          <table:table-cell office:value-type="float" office:value="99.99288606516" calcext:value-type="float">
            <text:p>99,99288606516</text:p>
          </table:table-cell>
          <table:table-cell office:value-type="float" office:value="0.0715600703148232" calcext:value-type="float">
            <text:p>0,071560070314823</text:p>
          </table:table-cell>
          <table:table-cell office:value-type="float" office:value="33162" calcext:value-type="float">
            <text:p>33162</text:p>
          </table:table-cell>
          <table:table-cell office:value-type="float" office:value="33445" calcext:value-type="float">
            <text:p>33445</text:p>
          </table:table-cell>
          <table:table-cell office:value-type="float" office:value="99.1538346539094" calcext:value-type="float">
            <text:p>99,1538346539094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float" office:value="2011" calcext:value-type="float">
            <text:p>2011</text:p>
          </table:table-cell>
          <table:table-cell office:value-type="float" office:value="99.9942478025659" calcext:value-type="float">
            <text:p>99,9942478025659</text:p>
          </table:table-cell>
          <table:table-cell office:value-type="float" office:value="0.0988852020453527" calcext:value-type="float">
            <text:p>0,098885202045353</text:p>
          </table:table-cell>
          <table:table-cell office:value-type="float" office:value="33146" calcext:value-type="float">
            <text:p>33146</text:p>
          </table:table-cell>
          <table:table-cell office:value-type="float" office:value="33452" calcext:value-type="float">
            <text:p>33452</text:p>
          </table:table-cell>
          <table:table-cell office:value-type="float" office:value="99.0852564869066" calcext:value-type="float">
            <text:p>99,0852564869066</text:p>
          </table:table-cell>
        </table:table-row>
        <table:table-row table:style-name="ro1">
          <table:table-cell office:value-type="string" calcext:value-type="string">
            <text:p>USDA1106</text:p>
          </table:table-cell>
          <table:table-cell office:value-type="float" office:value="2119" calcext:value-type="float">
            <text:p>2119</text:p>
          </table:table-cell>
          <table:table-cell office:value-type="float" office:value="99.9962584565662" calcext:value-type="float">
            <text:p>99,9962584565662</text:p>
          </table:table-cell>
          <table:table-cell office:value-type="float" office:value="0.0478056247643317" calcext:value-type="float">
            <text:p>0,047805624764332</text:p>
          </table:table-cell>
          <table:table-cell office:value-type="float" office:value="31988" calcext:value-type="float">
            <text:p>31988</text:p>
          </table:table-cell>
          <table:table-cell office:value-type="float" office:value="32065" calcext:value-type="float">
            <text:p>32065</text:p>
          </table:table-cell>
          <table:table-cell office:value-type="float" office:value="99.7598627787307" calcext:value-type="float">
            <text:p>99,7598627787307</text:p>
          </table:table-cell>
        </table:table-row>
        <table:table-row table:style-name="ro1">
          <table:table-cell table:number-columns-repeated="2" office:value-type="string" calcext:value-type="string">
            <text:p>USDA11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568" calcext:value-type="float">
            <text:p>335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float" office:value="320" calcext:value-type="float">
            <text:p>320</text:p>
          </table:table-cell>
          <table:table-cell office:value-type="float" office:value="81.2022043254056" calcext:value-type="float">
            <text:p>81,2022043254056</text:p>
          </table:table-cell>
          <table:table-cell office:value-type="float" office:value="4.39584323265955" calcext:value-type="float">
            <text:p>4,39584323265955</text:p>
          </table:table-cell>
          <table:table-cell office:value-type="float" office:value="6133" calcext:value-type="float">
            <text:p>6133</text:p>
          </table:table-cell>
          <table:table-cell office:value-type="float" office:value="36012" calcext:value-type="float">
            <text:p>36012</text:p>
          </table:table-cell>
          <table:table-cell office:value-type="float" office:value="17.0304342996779" calcext:value-type="float">
            <text:p>17,0304342996779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025</text:p>
          </table:table-cell>
          <table:table-cell office:value-type="float" office:value="94.2735327745788" calcext:value-type="float">
            <text:p>94,2735327745788</text:p>
          </table:table-cell>
          <table:table-cell office:value-type="float" office:value="2.89526541332031" calcext:value-type="float">
            <text:p>2,89526541332031</text:p>
          </table:table-cell>
          <table:table-cell office:value-type="float" office:value="21674" calcext:value-type="float">
            <text:p>21674</text:p>
          </table:table-cell>
          <table:table-cell office:value-type="float" office:value="31034" calcext:value-type="float">
            <text:p>31034</text:p>
          </table:table-cell>
          <table:table-cell office:value-type="float" office:value="69.8395308371464" calcext:value-type="float">
            <text:p>69,8395308371464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AK21</text:p>
          </table:table-cell>
          <table:table-cell office:value-type="float" office:value="99.0975049560864" calcext:value-type="float">
            <text:p>99,0975049560864</text:p>
          </table:table-cell>
          <table:table-cell office:value-type="float" office:value="1.67514137177449" calcext:value-type="float">
            <text:p>1,67514137177449</text:p>
          </table:table-cell>
          <table:table-cell office:value-type="float" office:value="30163" calcext:value-type="float">
            <text:p>30163</text:p>
          </table:table-cell>
          <table:table-cell office:value-type="float" office:value="36012" calcext:value-type="float">
            <text:p>36012</text:p>
          </table:table-cell>
          <table:table-cell office:value-type="float" office:value="83.7581917138732" calcext:value-type="float">
            <text:p>83,7581917138732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035</text:p>
          </table:table-cell>
          <table:table-cell office:value-type="float" office:value="99.123488698217" calcext:value-type="float">
            <text:p>99,123488698217</text:p>
          </table:table-cell>
          <table:table-cell office:value-type="float" office:value="1.78382708117086" calcext:value-type="float">
            <text:p>1,78382708117086</text:p>
          </table:table-cell>
          <table:table-cell office:value-type="float" office:value="30005" calcext:value-type="float">
            <text:p>30005</text:p>
          </table:table-cell>
          <table:table-cell office:value-type="float" office:value="34814" calcext:value-type="float">
            <text:p>34814</text:p>
          </table:table-cell>
          <table:table-cell office:value-type="float" office:value="86.18659160108" calcext:value-type="float">
            <text:p>86,18659160108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GR4</text:p>
          </table:table-cell>
          <table:table-cell office:value-type="float" office:value="99.2498772880211" calcext:value-type="float">
            <text:p>99,2498772880211</text:p>
          </table:table-cell>
          <table:table-cell office:value-type="float" office:value="1.68489867827819" calcext:value-type="float">
            <text:p>1,68489867827819</text:p>
          </table:table-cell>
          <table:table-cell office:value-type="float" office:value="29266" calcext:value-type="float">
            <text:p>29266</text:p>
          </table:table-cell>
          <table:table-cell office:value-type="float" office:value="35685" calcext:value-type="float">
            <text:p>35685</text:p>
          </table:table-cell>
          <table:table-cell office:value-type="float" office:value="82.0120498809023" calcext:value-type="float">
            <text:p>82,0120498809023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AK170</text:p>
          </table:table-cell>
          <table:table-cell office:value-type="float" office:value="99.2555454587029" calcext:value-type="float">
            <text:p>99,2555454587029</text:p>
          </table:table-cell>
          <table:table-cell office:value-type="float" office:value="1.41938911687958" calcext:value-type="float">
            <text:p>1,41938911687958</text:p>
          </table:table-cell>
          <table:table-cell office:value-type="float" office:value="28502" calcext:value-type="float">
            <text:p>28502</text:p>
          </table:table-cell>
          <table:table-cell office:value-type="float" office:value="32652" calcext:value-type="float">
            <text:p>32652</text:p>
          </table:table-cell>
          <table:table-cell office:value-type="float" office:value="87.2902119318878" calcext:value-type="float">
            <text:p>87,2902119318878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AK83</text:p>
          </table:table-cell>
          <table:table-cell office:value-type="float" office:value="99.2882838109229" calcext:value-type="float">
            <text:p>99,2882838109229</text:p>
          </table:table-cell>
          <table:table-cell office:value-type="float" office:value="1.59335397612583" calcext:value-type="float">
            <text:p>1,59335397612583</text:p>
          </table:table-cell>
          <table:table-cell office:value-type="float" office:value="29301" calcext:value-type="float">
            <text:p>29301</text:p>
          </table:table-cell>
          <table:table-cell office:value-type="float" office:value="35680" calcext:value-type="float">
            <text:p>35680</text:p>
          </table:table-cell>
          <table:table-cell office:value-type="float" office:value="82.1216367713004" calcext:value-type="float">
            <text:p>82,1216367713004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AK58</text:p>
          </table:table-cell>
          <table:table-cell office:value-type="float" office:value="99.3406540001093" calcext:value-type="float">
            <text:p>99,3406540001093</text:p>
          </table:table-cell>
          <table:table-cell office:value-type="float" office:value="1.63688762290883" calcext:value-type="float">
            <text:p>1,63688762290883</text:p>
          </table:table-cell>
          <table:table-cell office:value-type="float" office:value="29243" calcext:value-type="float">
            <text:p>29243</text:p>
          </table:table-cell>
          <table:table-cell office:value-type="float" office:value="34831" calcext:value-type="float">
            <text:p>34831</text:p>
          </table:table-cell>
          <table:table-cell office:value-type="float" office:value="83.9568200740719" calcext:value-type="float">
            <text:p>83,9568200740719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SM11</text:p>
          </table:table-cell>
          <table:table-cell office:value-type="float" office:value="99.40355800391" calcext:value-type="float">
            <text:p>99,40355800391</text:p>
          </table:table-cell>
          <table:table-cell office:value-type="float" office:value="1.50717125399968" calcext:value-type="float">
            <text:p>1,50717125399968</text:p>
          </table:table-cell>
          <table:table-cell office:value-type="float" office:value="30346" calcext:value-type="float">
            <text:p>30346</text:p>
          </table:table-cell>
          <table:table-cell office:value-type="float" office:value="35855" calcext:value-type="float">
            <text:p>35855</text:p>
          </table:table-cell>
          <table:table-cell office:value-type="float" office:value="84.6353367731139" calcext:value-type="float">
            <text:p>84,6353367731139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float" office:value="1021" calcext:value-type="float">
            <text:p>1021</text:p>
          </table:table-cell>
          <table:table-cell office:value-type="float" office:value="99.4227936512212" calcext:value-type="float">
            <text:p>99,4227936512212</text:p>
          </table:table-cell>
          <table:table-cell office:value-type="float" office:value="1.39121762604635" calcext:value-type="float">
            <text:p>1,39121762604635</text:p>
          </table:table-cell>
          <table:table-cell office:value-type="float" office:value="29062" calcext:value-type="float">
            <text:p>29062</text:p>
          </table:table-cell>
          <table:table-cell office:value-type="float" office:value="33445" calcext:value-type="float">
            <text:p>33445</text:p>
          </table:table-cell>
          <table:table-cell office:value-type="float" office:value="86.8949020780386" calcext:value-type="float">
            <text:p>86,8949020780386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float" office:value="2011" calcext:value-type="float">
            <text:p>2011</text:p>
          </table:table-cell>
          <table:table-cell office:value-type="float" office:value="99.4237832963935" calcext:value-type="float">
            <text:p>99,4237832963935</text:p>
          </table:table-cell>
          <table:table-cell office:value-type="float" office:value="1.44157894084371" calcext:value-type="float">
            <text:p>1,44157894084371</text:p>
          </table:table-cell>
          <table:table-cell office:value-type="float" office:value="29711" calcext:value-type="float">
            <text:p>29711</text:p>
          </table:table-cell>
          <table:table-cell office:value-type="float" office:value="33452" calcext:value-type="float">
            <text:p>33452</text:p>
          </table:table-cell>
          <table:table-cell office:value-type="float" office:value="88.8168121487504" calcext:value-type="float">
            <text:p>88,8168121487504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B399</text:p>
          </table:table-cell>
          <table:table-cell office:value-type="float" office:value="99.4275518317786" calcext:value-type="float">
            <text:p>99,4275518317786</text:p>
          </table:table-cell>
          <table:table-cell office:value-type="float" office:value="1.38674759230306" calcext:value-type="float">
            <text:p>1,38674759230306</text:p>
          </table:table-cell>
          <table:table-cell office:value-type="float" office:value="28219" calcext:value-type="float">
            <text:p>28219</text:p>
          </table:table-cell>
          <table:table-cell office:value-type="float" office:value="32348" calcext:value-type="float">
            <text:p>32348</text:p>
          </table:table-cell>
          <table:table-cell office:value-type="float" office:value="87.2356869049091" calcext:value-type="float">
            <text:p>87,2356869049091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006</text:p>
          </table:table-cell>
          <table:table-cell office:value-type="float" office:value="99.4281274785279" calcext:value-type="float">
            <text:p>99,4281274785279</text:p>
          </table:table-cell>
          <table:table-cell office:value-type="float" office:value="1.52284088229566" calcext:value-type="float">
            <text:p>1,52284088229566</text:p>
          </table:table-cell>
          <table:table-cell office:value-type="float" office:value="29821" calcext:value-type="float">
            <text:p>29821</text:p>
          </table:table-cell>
          <table:table-cell office:value-type="float" office:value="33938" calcext:value-type="float">
            <text:p>33938</text:p>
          </table:table-cell>
          <table:table-cell office:value-type="float" office:value="87.8690553362013" calcext:value-type="float">
            <text:p>87,8690553362013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float" office:value="2119" calcext:value-type="float">
            <text:p>2119</text:p>
          </table:table-cell>
          <table:table-cell office:value-type="float" office:value="99.4314890023929" calcext:value-type="float">
            <text:p>99,4314890023929</text:p>
          </table:table-cell>
          <table:table-cell office:value-type="float" office:value="1.40981065573918" calcext:value-type="float">
            <text:p>1,40981065573918</text:p>
          </table:table-cell>
          <table:table-cell office:value-type="float" office:value="29030" calcext:value-type="float">
            <text:p>29030</text:p>
          </table:table-cell>
          <table:table-cell office:value-type="float" office:value="32065" calcext:value-type="float">
            <text:p>32065</text:p>
          </table:table-cell>
          <table:table-cell office:value-type="float" office:value="90.5348510837362" calcext:value-type="float">
            <text:p>90,5348510837362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106</text:p>
          </table:table-cell>
          <table:table-cell office:value-type="float" office:value="99.4317827674279" calcext:value-type="float">
            <text:p>99,4317827674279</text:p>
          </table:table-cell>
          <table:table-cell office:value-type="float" office:value="1.38824266283471" calcext:value-type="float">
            <text:p>1,38824266283471</text:p>
          </table:table-cell>
          <table:table-cell office:value-type="float" office:value="29659" calcext:value-type="float">
            <text:p>29659</text:p>
          </table:table-cell>
          <table:table-cell office:value-type="float" office:value="33568" calcext:value-type="float">
            <text:p>33568</text:p>
          </table:table-cell>
          <table:table-cell office:value-type="float" office:value="88.3549809342231" calcext:value-type="float">
            <text:p>88,3549809342231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USDA1022</text:p>
          </table:table-cell>
          <table:table-cell office:value-type="float" office:value="99.449071012778" calcext:value-type="float">
            <text:p>99,449071012778</text:p>
          </table:table-cell>
          <table:table-cell office:value-type="float" office:value="1.52843732576227" calcext:value-type="float">
            <text:p>1,52843732576227</text:p>
          </table:table-cell>
          <table:table-cell office:value-type="float" office:value="29805" calcext:value-type="float">
            <text:p>29805</text:p>
          </table:table-cell>
          <table:table-cell office:value-type="float" office:value="33712" calcext:value-type="float">
            <text:p>33712</text:p>
          </table:table-cell>
          <table:table-cell office:value-type="float" office:value="88.4106549596583" calcext:value-type="float">
            <text:p>88,4106549596583</text:p>
          </table:table-cell>
        </table:table-row>
        <table:table-row table:style-name="ro1">
          <table:table-cell office:value-type="string" calcext:value-type="string">
            <text:p>USDA1157</text:p>
          </table:table-cell>
          <table:table-cell office:value-type="string" calcext:value-type="string">
            <text:p>BL225C</text:p>
          </table:table-cell>
          <table:table-cell office:value-type="float" office:value="99.5813231481977" calcext:value-type="float">
            <text:p>99,5813231481977</text:p>
          </table:table-cell>
          <table:table-cell office:value-type="float" office:value="1.32410793394189" calcext:value-type="float">
            <text:p>1,32410793394189</text:p>
          </table:table-cell>
          <table:table-cell office:value-type="float" office:value="30808" calcext:value-type="float">
            <text:p>30808</text:p>
          </table:table-cell>
          <table:table-cell office:value-type="float" office:value="34880" calcext:value-type="float">
            <text:p>34880</text:p>
          </table:table-cell>
          <table:table-cell office:value-type="float" office:value="88.3256880733945" calcext:value-type="float">
            <text:p>88,3256880733945</text:p>
          </table:table-cell>
        </table:table-row>
        <table:table-row table:style-name="ro1">
          <table:table-cell table:number-columns-repeated="2" office:value-type="string" calcext:value-type="string">
            <text:p>USDA11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012" calcext:value-type="float">
            <text:p>360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float" office:value="320" calcext:value-type="float">
            <text:p>320</text:p>
          </table:table-cell>
          <table:table-cell office:value-type="float" office:value="81.1053506478389" calcext:value-type="float">
            <text:p>81,1053506478389</text:p>
          </table:table-cell>
          <table:table-cell office:value-type="float" office:value="4.38296625347283" calcext:value-type="float">
            <text:p>4,38296625347283</text:p>
          </table:table-cell>
          <table:table-cell office:value-type="float" office:value="5971" calcext:value-type="float">
            <text:p>5971</text:p>
          </table:table-cell>
          <table:table-cell office:value-type="float" office:value="33342" calcext:value-type="float">
            <text:p>33342</text:p>
          </table:table-cell>
          <table:table-cell office:value-type="float" office:value="17.908343830604" calcext:value-type="float">
            <text:p>17,908343830604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025</text:p>
          </table:table-cell>
          <table:table-cell office:value-type="float" office:value="94.2956596919518" calcext:value-type="float">
            <text:p>94,2956596919518</text:p>
          </table:table-cell>
          <table:table-cell office:value-type="float" office:value="2.79450459140455" calcext:value-type="float">
            <text:p>2,79450459140455</text:p>
          </table:table-cell>
          <table:table-cell office:value-type="float" office:value="20977" calcext:value-type="float">
            <text:p>20977</text:p>
          </table:table-cell>
          <table:table-cell office:value-type="float" office:value="31034" calcext:value-type="float">
            <text:p>31034</text:p>
          </table:table-cell>
          <table:table-cell office:value-type="float" office:value="67.5936070116646" calcext:value-type="float">
            <text:p>67,5936070116646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GR4</text:p>
          </table:table-cell>
          <table:table-cell office:value-type="float" office:value="98.8887238306956" calcext:value-type="float">
            <text:p>98,8887238306956</text:p>
          </table:table-cell>
          <table:table-cell office:value-type="float" office:value="1.83039617555887" calcext:value-type="float">
            <text:p>1,83039617555887</text:p>
          </table:table-cell>
          <table:table-cell office:value-type="float" office:value="27641" calcext:value-type="float">
            <text:p>27641</text:p>
          </table:table-cell>
          <table:table-cell office:value-type="float" office:value="33342" calcext:value-type="float">
            <text:p>33342</text:p>
          </table:table-cell>
          <table:table-cell office:value-type="float" office:value="82.9014456241377" calcext:value-type="float">
            <text:p>82,9014456241377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006</text:p>
          </table:table-cell>
          <table:table-cell office:value-type="float" office:value="99.0419154504577" calcext:value-type="float">
            <text:p>99,0419154504577</text:p>
          </table:table-cell>
          <table:table-cell office:value-type="float" office:value="1.62391479100936" calcext:value-type="float">
            <text:p>1,62391479100936</text:p>
          </table:table-cell>
          <table:table-cell office:value-type="float" office:value="28434" calcext:value-type="float">
            <text:p>28434</text:p>
          </table:table-cell>
          <table:table-cell office:value-type="float" office:value="33342" calcext:value-type="float">
            <text:p>33342</text:p>
          </table:table-cell>
          <table:table-cell office:value-type="float" office:value="85.2798272449163" calcext:value-type="float">
            <text:p>85,2798272449163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AK170</text:p>
          </table:table-cell>
          <table:table-cell office:value-type="float" office:value="99.0537816749468" calcext:value-type="float">
            <text:p>99,0537816749468</text:p>
          </table:table-cell>
          <table:table-cell office:value-type="float" office:value="1.52336262465651" calcext:value-type="float">
            <text:p>1,52336262465651</text:p>
          </table:table-cell>
          <table:table-cell office:value-type="float" office:value="28109" calcext:value-type="float">
            <text:p>28109</text:p>
          </table:table-cell>
          <table:table-cell office:value-type="float" office:value="32652" calcext:value-type="float">
            <text:p>32652</text:p>
          </table:table-cell>
          <table:table-cell office:value-type="float" office:value="86.0866103148352" calcext:value-type="float">
            <text:p>86,0866103148352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BL225C</text:p>
          </table:table-cell>
          <table:table-cell office:value-type="float" office:value="99.0842351140789" calcext:value-type="float">
            <text:p>99,0842351140789</text:p>
          </table:table-cell>
          <table:table-cell office:value-type="float" office:value="1.56563495716535" calcext:value-type="float">
            <text:p>1,56563495716535</text:p>
          </table:table-cell>
          <table:table-cell office:value-type="float" office:value="29070" calcext:value-type="float">
            <text:p>29070</text:p>
          </table:table-cell>
          <table:table-cell office:value-type="float" office:value="33342" calcext:value-type="float">
            <text:p>33342</text:p>
          </table:table-cell>
          <table:table-cell office:value-type="float" office:value="87.1873312938636" calcext:value-type="float">
            <text:p>87,1873312938636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float" office:value="1021" calcext:value-type="float">
            <text:p>1021</text:p>
          </table:table-cell>
          <table:table-cell office:value-type="float" office:value="99.0856726793005" calcext:value-type="float">
            <text:p>99,0856726793005</text:p>
          </table:table-cell>
          <table:table-cell office:value-type="float" office:value="1.50834724215724" calcext:value-type="float">
            <text:p>1,50834724215724</text:p>
          </table:table-cell>
          <table:table-cell office:value-type="float" office:value="28247" calcext:value-type="float">
            <text:p>28247</text:p>
          </table:table-cell>
          <table:table-cell office:value-type="float" office:value="33342" calcext:value-type="float">
            <text:p>33342</text:p>
          </table:table-cell>
          <table:table-cell office:value-type="float" office:value="84.7189730670026" calcext:value-type="float">
            <text:p>84,7189730670026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float" office:value="2011" calcext:value-type="float">
            <text:p>2011</text:p>
          </table:table-cell>
          <table:table-cell office:value-type="float" office:value="99.091311307791" calcext:value-type="float">
            <text:p>99,091311307791</text:p>
          </table:table-cell>
          <table:table-cell office:value-type="float" office:value="1.51922104083451" calcext:value-type="float">
            <text:p>1,51922104083451</text:p>
          </table:table-cell>
          <table:table-cell office:value-type="float" office:value="28185" calcext:value-type="float">
            <text:p>28185</text:p>
          </table:table-cell>
          <table:table-cell office:value-type="float" office:value="33342" calcext:value-type="float">
            <text:p>33342</text:p>
          </table:table-cell>
          <table:table-cell office:value-type="float" office:value="84.5330214144322" calcext:value-type="float">
            <text:p>84,5330214144322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float" office:value="2119" calcext:value-type="float">
            <text:p>2119</text:p>
          </table:table-cell>
          <table:table-cell office:value-type="float" office:value="99.0940326860876" calcext:value-type="float">
            <text:p>99,0940326860876</text:p>
          </table:table-cell>
          <table:table-cell office:value-type="float" office:value="1.47271979367496" calcext:value-type="float">
            <text:p>1,47271979367496</text:p>
          </table:table-cell>
          <table:table-cell office:value-type="float" office:value="28064" calcext:value-type="float">
            <text:p>28064</text:p>
          </table:table-cell>
          <table:table-cell office:value-type="float" office:value="32065" calcext:value-type="float">
            <text:p>32065</text:p>
          </table:table-cell>
          <table:table-cell office:value-type="float" office:value="87.5222204896304" calcext:value-type="float">
            <text:p>87,5222204896304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106</text:p>
          </table:table-cell>
          <table:table-cell office:value-type="float" office:value="99.0986259485101" calcext:value-type="float">
            <text:p>99,0986259485101</text:p>
          </table:table-cell>
          <table:table-cell office:value-type="float" office:value="1.47001228345693" calcext:value-type="float">
            <text:p>1,47001228345693</text:p>
          </table:table-cell>
          <table:table-cell office:value-type="float" office:value="28242" calcext:value-type="float">
            <text:p>28242</text:p>
          </table:table-cell>
          <table:table-cell office:value-type="float" office:value="33342" calcext:value-type="float">
            <text:p>33342</text:p>
          </table:table-cell>
          <table:table-cell office:value-type="float" office:value="84.7039769659888" calcext:value-type="float">
            <text:p>84,7039769659888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157</text:p>
          </table:table-cell>
          <table:table-cell office:value-type="float" office:value="99.1055170700551" calcext:value-type="float">
            <text:p>99,1055170700551</text:p>
          </table:table-cell>
          <table:table-cell office:value-type="float" office:value="1.6693175410048" calcext:value-type="float">
            <text:p>1,6693175410048</text:p>
          </table:table-cell>
          <table:table-cell office:value-type="float" office:value="29125" calcext:value-type="float">
            <text:p>29125</text:p>
          </table:table-cell>
          <table:table-cell office:value-type="float" office:value="33342" calcext:value-type="float">
            <text:p>33342</text:p>
          </table:table-cell>
          <table:table-cell office:value-type="float" office:value="87.3522884050147" calcext:value-type="float">
            <text:p>87,3522884050147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022</text:p>
          </table:table-cell>
          <table:table-cell office:value-type="float" office:value="99.1566484242254" calcext:value-type="float">
            <text:p>99,1566484242254</text:p>
          </table:table-cell>
          <table:table-cell office:value-type="float" office:value="1.47131861988284" calcext:value-type="float">
            <text:p>1,47131861988284</text:p>
          </table:table-cell>
          <table:table-cell office:value-type="float" office:value="28599" calcext:value-type="float">
            <text:p>28599</text:p>
          </table:table-cell>
          <table:table-cell office:value-type="float" office:value="33342" calcext:value-type="float">
            <text:p>33342</text:p>
          </table:table-cell>
          <table:table-cell office:value-type="float" office:value="85.7746985783696" calcext:value-type="float">
            <text:p>85,7746985783696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B399</text:p>
          </table:table-cell>
          <table:table-cell office:value-type="float" office:value="99.2018505067193" calcext:value-type="float">
            <text:p>99,2018505067193</text:p>
          </table:table-cell>
          <table:table-cell office:value-type="float" office:value="1.23141085359518" calcext:value-type="float">
            <text:p>1,23141085359518</text:p>
          </table:table-cell>
          <table:table-cell office:value-type="float" office:value="27327" calcext:value-type="float">
            <text:p>27327</text:p>
          </table:table-cell>
          <table:table-cell office:value-type="float" office:value="32348" calcext:value-type="float">
            <text:p>32348</text:p>
          </table:table-cell>
          <table:table-cell office:value-type="float" office:value="84.4781748485223" calcext:value-type="float">
            <text:p>84,4781748485223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AK58</text:p>
          </table:table-cell>
          <table:table-cell office:value-type="float" office:value="99.2255460520713" calcext:value-type="float">
            <text:p>99,2255460520713</text:p>
          </table:table-cell>
          <table:table-cell office:value-type="float" office:value="1.48403075789193" calcext:value-type="float">
            <text:p>1,48403075789193</text:p>
          </table:table-cell>
          <table:table-cell office:value-type="float" office:value="28836" calcext:value-type="float">
            <text:p>28836</text:p>
          </table:table-cell>
          <table:table-cell office:value-type="float" office:value="33342" calcext:value-type="float">
            <text:p>33342</text:p>
          </table:table-cell>
          <table:table-cell office:value-type="float" office:value="86.4855137664207" calcext:value-type="float">
            <text:p>86,4855137664207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SM11</text:p>
          </table:table-cell>
          <table:table-cell office:value-type="float" office:value="99.2472811728924" calcext:value-type="float">
            <text:p>99,2472811728924</text:p>
          </table:table-cell>
          <table:table-cell office:value-type="float" office:value="1.37851598381495" calcext:value-type="float">
            <text:p>1,37851598381495</text:p>
          </table:table-cell>
          <table:table-cell office:value-type="float" office:value="29914" calcext:value-type="float">
            <text:p>29914</text:p>
          </table:table-cell>
          <table:table-cell office:value-type="float" office:value="33342" calcext:value-type="float">
            <text:p>33342</text:p>
          </table:table-cell>
          <table:table-cell office:value-type="float" office:value="89.7186731449823" calcext:value-type="float">
            <text:p>89,7186731449823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AK83</text:p>
          </table:table-cell>
          <table:table-cell office:value-type="float" office:value="99.3470533890836" calcext:value-type="float">
            <text:p>99,3470533890836</text:p>
          </table:table-cell>
          <table:table-cell office:value-type="float" office:value="1.40934075558784" calcext:value-type="float">
            <text:p>1,40934075558784</text:p>
          </table:table-cell>
          <table:table-cell office:value-type="float" office:value="29147" calcext:value-type="float">
            <text:p>29147</text:p>
          </table:table-cell>
          <table:table-cell office:value-type="float" office:value="33342" calcext:value-type="float">
            <text:p>33342</text:p>
          </table:table-cell>
          <table:table-cell office:value-type="float" office:value="87.4182712494751" calcext:value-type="float">
            <text:p>87,4182712494751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AK21</text:p>
          </table:table-cell>
          <table:table-cell office:value-type="float" office:value="99.436068746897" calcext:value-type="float">
            <text:p>99,436068746897</text:p>
          </table:table-cell>
          <table:table-cell office:value-type="float" office:value="1.41849671929835" calcext:value-type="float">
            <text:p>1,41849671929835</text:p>
          </table:table-cell>
          <table:table-cell office:value-type="float" office:value="29782" calcext:value-type="float">
            <text:p>29782</text:p>
          </table:table-cell>
          <table:table-cell office:value-type="float" office:value="33342" calcext:value-type="float">
            <text:p>33342</text:p>
          </table:table-cell>
          <table:table-cell office:value-type="float" office:value="89.3227760782197" calcext:value-type="float">
            <text:p>89,3227760782197</text:p>
          </table:table-cell>
        </table:table-row>
        <table:table-row table:style-name="ro1">
          <table:table-cell office:value-type="string" calcext:value-type="string">
            <text:p>USDA1161</text:p>
          </table:table-cell>
          <table:table-cell office:value-type="string" calcext:value-type="string">
            <text:p>USDA1035</text:p>
          </table:table-cell>
          <table:table-cell office:value-type="float" office:value="99.4750168610978" calcext:value-type="float">
            <text:p>99,4750168610978</text:p>
          </table:table-cell>
          <table:table-cell office:value-type="float" office:value="1.34906653153599" calcext:value-type="float">
            <text:p>1,34906653153599</text:p>
          </table:table-cell>
          <table:table-cell office:value-type="float" office:value="29927" calcext:value-type="float">
            <text:p>29927</text:p>
          </table:table-cell>
          <table:table-cell office:value-type="float" office:value="33342" calcext:value-type="float">
            <text:p>33342</text:p>
          </table:table-cell>
          <table:table-cell office:value-type="float" office:value="89.757663007618" calcext:value-type="float">
            <text:p>89,757663007618</text:p>
          </table:table-cell>
        </table:table-row>
        <table:table-row table:style-name="ro1">
          <table:table-cell table:number-columns-repeated="2" office:value-type="string" calcext:value-type="string">
            <text:p>USDA11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341" calcext:value-type="float">
            <text:p>33341</text:p>
          </table:table-cell>
          <table:table-cell office:value-type="float" office:value="33342" calcext:value-type="float">
            <text:p>33342</text:p>
          </table:table-cell>
          <table:table-cell office:value-type="float" office:value="99.9970007797973" calcext:value-type="float">
            <text:p>99,9970007797973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float" office:value="320" calcext:value-type="float">
            <text:p>320</text:p>
          </table:table-cell>
          <table:table-cell office:value-type="float" office:value="81.1673573238936" calcext:value-type="float">
            <text:p>81,1673573238936</text:p>
          </table:table-cell>
          <table:table-cell office:value-type="float" office:value="4.40751025245033" calcext:value-type="float">
            <text:p>4,40751025245033</text:p>
          </table:table-cell>
          <table:table-cell office:value-type="float" office:value="5835" calcext:value-type="float">
            <text:p>5835</text:p>
          </table:table-cell>
          <table:table-cell office:value-type="float" office:value="32915" calcext:value-type="float">
            <text:p>32915</text:p>
          </table:table-cell>
          <table:table-cell office:value-type="float" office:value="17.7274798723986" calcext:value-type="float">
            <text:p>17,7274798723986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025</text:p>
          </table:table-cell>
          <table:table-cell office:value-type="float" office:value="94.2827694461995" calcext:value-type="float">
            <text:p>94,2827694461995</text:p>
          </table:table-cell>
          <table:table-cell office:value-type="float" office:value="2.88586211527767" calcext:value-type="float">
            <text:p>2,88586211527767</text:p>
          </table:table-cell>
          <table:table-cell office:value-type="float" office:value="20850" calcext:value-type="float">
            <text:p>20850</text:p>
          </table:table-cell>
          <table:table-cell office:value-type="float" office:value="31034" calcext:value-type="float">
            <text:p>31034</text:p>
          </table:table-cell>
          <table:table-cell office:value-type="float" office:value="67.1843784236644" calcext:value-type="float">
            <text:p>67,1843784236644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161</text:p>
          </table:table-cell>
          <table:table-cell office:value-type="float" office:value="99.0771371403655" calcext:value-type="float">
            <text:p>99,0771371403655</text:p>
          </table:table-cell>
          <table:table-cell office:value-type="float" office:value="1.52429208211774" calcext:value-type="float">
            <text:p>1,52429208211774</text:p>
          </table:table-cell>
          <table:table-cell office:value-type="float" office:value="28055" calcext:value-type="float">
            <text:p>28055</text:p>
          </table:table-cell>
          <table:table-cell office:value-type="float" office:value="32915" calcext:value-type="float">
            <text:p>32915</text:p>
          </table:table-cell>
          <table:table-cell office:value-type="float" office:value="85.2346954276166" calcext:value-type="float">
            <text:p>85,2346954276166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035</text:p>
          </table:table-cell>
          <table:table-cell office:value-type="float" office:value="99.1454947368455" calcext:value-type="float">
            <text:p>99,1454947368455</text:p>
          </table:table-cell>
          <table:table-cell office:value-type="float" office:value="1.51505688185186" calcext:value-type="float">
            <text:p>1,51505688185186</text:p>
          </table:table-cell>
          <table:table-cell office:value-type="float" office:value="28727" calcext:value-type="float">
            <text:p>28727</text:p>
          </table:table-cell>
          <table:table-cell office:value-type="float" office:value="32915" calcext:value-type="float">
            <text:p>32915</text:p>
          </table:table-cell>
          <table:table-cell office:value-type="float" office:value="87.2763177882424" calcext:value-type="float">
            <text:p>87,2763177882424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AK170</text:p>
          </table:table-cell>
          <table:table-cell office:value-type="float" office:value="99.2349495928708" calcext:value-type="float">
            <text:p>99,2349495928708</text:p>
          </table:table-cell>
          <table:table-cell office:value-type="float" office:value="1.43203566210184" calcext:value-type="float">
            <text:p>1,43203566210184</text:p>
          </table:table-cell>
          <table:table-cell office:value-type="float" office:value="27264" calcext:value-type="float">
            <text:p>27264</text:p>
          </table:table-cell>
          <table:table-cell office:value-type="float" office:value="32652" calcext:value-type="float">
            <text:p>32652</text:p>
          </table:table-cell>
          <table:table-cell office:value-type="float" office:value="83.4987137081955" calcext:value-type="float">
            <text:p>83,4987137081955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AK21</text:p>
          </table:table-cell>
          <table:table-cell office:value-type="float" office:value="99.2473179157276" calcext:value-type="float">
            <text:p>99,2473179157276</text:p>
          </table:table-cell>
          <table:table-cell office:value-type="float" office:value="1.48698598287748" calcext:value-type="float">
            <text:p>1,48698598287748</text:p>
          </table:table-cell>
          <table:table-cell office:value-type="float" office:value="28712" calcext:value-type="float">
            <text:p>28712</text:p>
          </table:table-cell>
          <table:table-cell office:value-type="float" office:value="32915" calcext:value-type="float">
            <text:p>32915</text:p>
          </table:table-cell>
          <table:table-cell office:value-type="float" office:value="87.2307458605499" calcext:value-type="float">
            <text:p>87,2307458605499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AK83</text:p>
          </table:table-cell>
          <table:table-cell office:value-type="float" office:value="99.2644965911276" calcext:value-type="float">
            <text:p>99,2644965911276</text:p>
          </table:table-cell>
          <table:table-cell office:value-type="float" office:value="1.60494906072475" calcext:value-type="float">
            <text:p>1,60494906072475</text:p>
          </table:table-cell>
          <table:table-cell office:value-type="float" office:value="27875" calcext:value-type="float">
            <text:p>27875</text:p>
          </table:table-cell>
          <table:table-cell office:value-type="float" office:value="32915" calcext:value-type="float">
            <text:p>32915</text:p>
          </table:table-cell>
          <table:table-cell office:value-type="float" office:value="84.6878322953061" calcext:value-type="float">
            <text:p>84,6878322953061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AK58</text:p>
          </table:table-cell>
          <table:table-cell office:value-type="float" office:value="99.3164198807517" calcext:value-type="float">
            <text:p>99,3164198807517</text:p>
          </table:table-cell>
          <table:table-cell office:value-type="float" office:value="1.58495715238707" calcext:value-type="float">
            <text:p>1,58495715238707</text:p>
          </table:table-cell>
          <table:table-cell office:value-type="float" office:value="28341" calcext:value-type="float">
            <text:p>28341</text:p>
          </table:table-cell>
          <table:table-cell office:value-type="float" office:value="32915" calcext:value-type="float">
            <text:p>32915</text:p>
          </table:table-cell>
          <table:table-cell office:value-type="float" office:value="86.1036001822877" calcext:value-type="float">
            <text:p>86,1036001822877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SM11</text:p>
          </table:table-cell>
          <table:table-cell office:value-type="float" office:value="99.31847612509" calcext:value-type="float">
            <text:p>99,31847612509</text:p>
          </table:table-cell>
          <table:table-cell office:value-type="float" office:value="1.54587437860968" calcext:value-type="float">
            <text:p>1,54587437860968</text:p>
          </table:table-cell>
          <table:table-cell office:value-type="float" office:value="28455" calcext:value-type="float">
            <text:p>28455</text:p>
          </table:table-cell>
          <table:table-cell office:value-type="float" office:value="32915" calcext:value-type="float">
            <text:p>32915</text:p>
          </table:table-cell>
          <table:table-cell office:value-type="float" office:value="86.449946832751" calcext:value-type="float">
            <text:p>86,449946832751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GR4</text:p>
          </table:table-cell>
          <table:table-cell office:value-type="float" office:value="99.3362549061522" calcext:value-type="float">
            <text:p>99,3362549061522</text:p>
          </table:table-cell>
          <table:table-cell office:value-type="float" office:value="1.63176985409229" calcext:value-type="float">
            <text:p>1,63176985409229</text:p>
          </table:table-cell>
          <table:table-cell office:value-type="float" office:value="28596" calcext:value-type="float">
            <text:p>28596</text:p>
          </table:table-cell>
          <table:table-cell office:value-type="float" office:value="32915" calcext:value-type="float">
            <text:p>32915</text:p>
          </table:table-cell>
          <table:table-cell office:value-type="float" office:value="86.8783229530609" calcext:value-type="float">
            <text:p>86,8783229530609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157</text:p>
          </table:table-cell>
          <table:table-cell office:value-type="float" office:value="99.3769256471994" calcext:value-type="float">
            <text:p>99,3769256471994</text:p>
          </table:table-cell>
          <table:table-cell office:value-type="float" office:value="1.56373829341238" calcext:value-type="float">
            <text:p>1,56373829341238</text:p>
          </table:table-cell>
          <table:table-cell office:value-type="float" office:value="29193" calcext:value-type="float">
            <text:p>29193</text:p>
          </table:table-cell>
          <table:table-cell office:value-type="float" office:value="32915" calcext:value-type="float">
            <text:p>32915</text:p>
          </table:table-cell>
          <table:table-cell office:value-type="float" office:value="88.6920856752241" calcext:value-type="float">
            <text:p>88,6920856752241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006</text:p>
          </table:table-cell>
          <table:table-cell office:value-type="float" office:value="99.4006724799405" calcext:value-type="float">
            <text:p>99,4006724799405</text:p>
          </table:table-cell>
          <table:table-cell office:value-type="float" office:value="1.45217460191273" calcext:value-type="float">
            <text:p>1,45217460191273</text:p>
          </table:table-cell>
          <table:table-cell office:value-type="float" office:value="28701" calcext:value-type="float">
            <text:p>28701</text:p>
          </table:table-cell>
          <table:table-cell office:value-type="float" office:value="32915" calcext:value-type="float">
            <text:p>32915</text:p>
          </table:table-cell>
          <table:table-cell office:value-type="float" office:value="87.1973264469087" calcext:value-type="float">
            <text:p>87,1973264469087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B399</text:p>
          </table:table-cell>
          <table:table-cell office:value-type="float" office:value="99.4742346645835" calcext:value-type="float">
            <text:p>99,4742346645835</text:p>
          </table:table-cell>
          <table:table-cell office:value-type="float" office:value="1.16082584075019" calcext:value-type="float">
            <text:p>1,16082584075019</text:p>
          </table:table-cell>
          <table:table-cell office:value-type="float" office:value="28201" calcext:value-type="float">
            <text:p>28201</text:p>
          </table:table-cell>
          <table:table-cell office:value-type="float" office:value="32348" calcext:value-type="float">
            <text:p>32348</text:p>
          </table:table-cell>
          <table:table-cell office:value-type="float" office:value="87.1800420427847" calcext:value-type="float">
            <text:p>87,1800420427847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BL225C</text:p>
          </table:table-cell>
          <table:table-cell office:value-type="float" office:value="99.5328860791681" calcext:value-type="float">
            <text:p>99,5328860791681</text:p>
          </table:table-cell>
          <table:table-cell office:value-type="float" office:value="1.16735407472816" calcext:value-type="float">
            <text:p>1,16735407472816</text:p>
          </table:table-cell>
          <table:table-cell office:value-type="float" office:value="29297" calcext:value-type="float">
            <text:p>29297</text:p>
          </table:table-cell>
          <table:table-cell office:value-type="float" office:value="32915" calcext:value-type="float">
            <text:p>32915</text:p>
          </table:table-cell>
          <table:table-cell office:value-type="float" office:value="89.008051040559" calcext:value-type="float">
            <text:p>89,008051040559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022</text:p>
          </table:table-cell>
          <table:table-cell office:value-type="float" office:value="99.7508307854852" calcext:value-type="float">
            <text:p>99,7508307854852</text:p>
          </table:table-cell>
          <table:table-cell office:value-type="float" office:value="0.822755807440311" calcext:value-type="float">
            <text:p>0,822755807440311</text:p>
          </table:table-cell>
          <table:table-cell office:value-type="float" office:value="31299" calcext:value-type="float">
            <text:p>31299</text:p>
          </table:table-cell>
          <table:table-cell office:value-type="float" office:value="32915" calcext:value-type="float">
            <text:p>32915</text:p>
          </table:table-cell>
          <table:table-cell office:value-type="float" office:value="95.0903843232569" calcext:value-type="float">
            <text:p>95,0903843232569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float" office:value="1021" calcext:value-type="float">
            <text:p>1021</text:p>
          </table:table-cell>
          <table:table-cell office:value-type="float" office:value="99.9926894253052" calcext:value-type="float">
            <text:p>99,9926894253052</text:p>
          </table:table-cell>
          <table:table-cell office:value-type="float" office:value="0.0966794805109844" calcext:value-type="float">
            <text:p>0,096679480510984</text:p>
          </table:table-cell>
          <table:table-cell office:value-type="float" office:value="31556" calcext:value-type="float">
            <text:p>31556</text:p>
          </table:table-cell>
          <table:table-cell office:value-type="float" office:value="32915" calcext:value-type="float">
            <text:p>32915</text:p>
          </table:table-cell>
          <table:table-cell office:value-type="float" office:value="95.8711833510558" calcext:value-type="float">
            <text:p>95,8711833510558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float" office:value="2011" calcext:value-type="float">
            <text:p>2011</text:p>
          </table:table-cell>
          <table:table-cell office:value-type="float" office:value="99.9943854628155" calcext:value-type="float">
            <text:p>99,9943854628155</text:p>
          </table:table-cell>
          <table:table-cell office:value-type="float" office:value="0.103506638858316" calcext:value-type="float">
            <text:p>0,103506638858316</text:p>
          </table:table-cell>
          <table:table-cell office:value-type="float" office:value="31589" calcext:value-type="float">
            <text:p>31589</text:p>
          </table:table-cell>
          <table:table-cell office:value-type="float" office:value="32915" calcext:value-type="float">
            <text:p>32915</text:p>
          </table:table-cell>
          <table:table-cell office:value-type="float" office:value="95.9714415919793" calcext:value-type="float">
            <text:p>95,9714415919793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float" office:value="2119" calcext:value-type="float">
            <text:p>2119</text:p>
          </table:table-cell>
          <table:table-cell office:value-type="float" office:value="99.9959817318162" calcext:value-type="float">
            <text:p>99,9959817318162</text:p>
          </table:table-cell>
          <table:table-cell office:value-type="float" office:value="0.0628751863078176" calcext:value-type="float">
            <text:p>0,062875186307818</text:p>
          </table:table-cell>
          <table:table-cell office:value-type="float" office:value="31087" calcext:value-type="float">
            <text:p>31087</text:p>
          </table:table-cell>
          <table:table-cell office:value-type="float" office:value="32065" calcext:value-type="float">
            <text:p>32065</text:p>
          </table:table-cell>
          <table:table-cell office:value-type="float" office:value="96.9499454233588" calcext:value-type="float">
            <text:p>96,9499454233588</text:p>
          </table:table-cell>
        </table:table-row>
        <table:table-row table:style-name="ro1">
          <table:table-cell office:value-type="string" calcext:value-type="string">
            <text:p>USDA1203</text:p>
          </table:table-cell>
          <table:table-cell office:value-type="string" calcext:value-type="string">
            <text:p>USDA1106</text:p>
          </table:table-cell>
          <table:table-cell office:value-type="float" office:value="99.9969329121363" calcext:value-type="float">
            <text:p>99,9969329121363</text:p>
          </table:table-cell>
          <table:table-cell office:value-type="float" office:value="0.133419294663808" calcext:value-type="float">
            <text:p>0,133419294663808</text:p>
          </table:table-cell>
          <table:table-cell office:value-type="float" office:value="31602" calcext:value-type="float">
            <text:p>31602</text:p>
          </table:table-cell>
          <table:table-cell office:value-type="float" office:value="32915" calcext:value-type="float">
            <text:p>32915</text:p>
          </table:table-cell>
          <table:table-cell office:value-type="float" office:value="96.0109372626462" calcext:value-type="float">
            <text:p>96,0109372626462</text:p>
          </table:table-cell>
        </table:table-row>
        <table:table-row table:style-name="ro1">
          <table:table-cell table:number-columns-repeated="2" office:value-type="string" calcext:value-type="string">
            <text:p>USDA12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15" calcext:value-type="float">
            <text:p>329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float" office:value="320" calcext:value-type="float">
            <text:p>320</text:p>
          </table:table-cell>
          <table:table-cell office:value-type="float" office:value="81.1750784438245" calcext:value-type="float">
            <text:p>81,1750784438245</text:p>
          </table:table-cell>
          <table:table-cell office:value-type="float" office:value="4.40862817145841" calcext:value-type="float">
            <text:p>4,40862817145841</text:p>
          </table:table-cell>
          <table:table-cell office:value-type="float" office:value="5893" calcext:value-type="float">
            <text:p>5893</text:p>
          </table:table-cell>
          <table:table-cell office:value-type="float" office:value="33247" calcext:value-type="float">
            <text:p>33247</text:p>
          </table:table-cell>
          <table:table-cell office:value-type="float" office:value="17.7249075104521" calcext:value-type="float">
            <text:p>17,724907510452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025</text:p>
          </table:table-cell>
          <table:table-cell office:value-type="float" office:value="94.307066051288" calcext:value-type="float">
            <text:p>94,307066051288</text:p>
          </table:table-cell>
          <table:table-cell office:value-type="float" office:value="2.79181682505004" calcext:value-type="float">
            <text:p>2,79181682505004</text:p>
          </table:table-cell>
          <table:table-cell office:value-type="float" office:value="20404" calcext:value-type="float">
            <text:p>20404</text:p>
          </table:table-cell>
          <table:table-cell office:value-type="float" office:value="31034" calcext:value-type="float">
            <text:p>31034</text:p>
          </table:table-cell>
          <table:table-cell office:value-type="float" office:value="65.7472449571438" calcext:value-type="float">
            <text:p>65,7472449571438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GR4</text:p>
          </table:table-cell>
          <table:table-cell office:value-type="float" office:value="99.0081474425704" calcext:value-type="float">
            <text:p>99,0081474425704</text:p>
          </table:table-cell>
          <table:table-cell office:value-type="float" office:value="1.70803473065038" calcext:value-type="float">
            <text:p>1,70803473065038</text:p>
          </table:table-cell>
          <table:table-cell office:value-type="float" office:value="27139" calcext:value-type="float">
            <text:p>27139</text:p>
          </table:table-cell>
          <table:table-cell office:value-type="float" office:value="33247" calcext:value-type="float">
            <text:p>33247</text:p>
          </table:table-cell>
          <table:table-cell office:value-type="float" office:value="81.6284176015881" calcext:value-type="float">
            <text:p>81,628417601588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006</text:p>
          </table:table-cell>
          <table:table-cell office:value-type="float" office:value="99.1237939193669" calcext:value-type="float">
            <text:p>99,1237939193669</text:p>
          </table:table-cell>
          <table:table-cell office:value-type="float" office:value="1.49204787755489" calcext:value-type="float">
            <text:p>1,49204787755489</text:p>
          </table:table-cell>
          <table:table-cell office:value-type="float" office:value="27408" calcext:value-type="float">
            <text:p>27408</text:p>
          </table:table-cell>
          <table:table-cell office:value-type="float" office:value="33247" calcext:value-type="float">
            <text:p>33247</text:p>
          </table:table-cell>
          <table:table-cell office:value-type="float" office:value="82.437513159082" calcext:value-type="float">
            <text:p>82,437513159082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B399</text:p>
          </table:table-cell>
          <table:table-cell office:value-type="float" office:value="99.1489810318436" calcext:value-type="float">
            <text:p>99,1489810318436</text:p>
          </table:table-cell>
          <table:table-cell office:value-type="float" office:value="1.29470623038889" calcext:value-type="float">
            <text:p>1,29470623038889</text:p>
          </table:table-cell>
          <table:table-cell office:value-type="float" office:value="26445" calcext:value-type="float">
            <text:p>26445</text:p>
          </table:table-cell>
          <table:table-cell office:value-type="float" office:value="32348" calcext:value-type="float">
            <text:p>32348</text:p>
          </table:table-cell>
          <table:table-cell office:value-type="float" office:value="81.7515766044269" calcext:value-type="float">
            <text:p>81,7515766044269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SM11</text:p>
          </table:table-cell>
          <table:table-cell office:value-type="float" office:value="99.1701691301111" calcext:value-type="float">
            <text:p>99,1701691301111</text:p>
          </table:table-cell>
          <table:table-cell office:value-type="float" office:value="1.44711014154366" calcext:value-type="float">
            <text:p>1,44711014154366</text:p>
          </table:table-cell>
          <table:table-cell office:value-type="float" office:value="28072" calcext:value-type="float">
            <text:p>28072</text:p>
          </table:table-cell>
          <table:table-cell office:value-type="float" office:value="33247" calcext:value-type="float">
            <text:p>33247</text:p>
          </table:table-cell>
          <table:table-cell office:value-type="float" office:value="84.4346858363161" calcext:value-type="float">
            <text:p>84,434685836316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203</text:p>
          </table:table-cell>
          <table:table-cell office:value-type="float" office:value="99.1943347921378" calcext:value-type="float">
            <text:p>99,1943347921378</text:p>
          </table:table-cell>
          <table:table-cell office:value-type="float" office:value="1.36672405869077" calcext:value-type="float">
            <text:p>1,36672405869077</text:p>
          </table:table-cell>
          <table:table-cell office:value-type="float" office:value="27487" calcext:value-type="float">
            <text:p>27487</text:p>
          </table:table-cell>
          <table:table-cell office:value-type="float" office:value="32915" calcext:value-type="float">
            <text:p>32915</text:p>
          </table:table-cell>
          <table:table-cell office:value-type="float" office:value="83.5090384323257" calcext:value-type="float">
            <text:p>83,5090384323257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float" office:value="1021" calcext:value-type="float">
            <text:p>1021</text:p>
          </table:table-cell>
          <table:table-cell office:value-type="float" office:value="99.1946583989792" calcext:value-type="float">
            <text:p>99,1946583989792</text:p>
          </table:table-cell>
          <table:table-cell office:value-type="float" office:value="1.30250332483688" calcext:value-type="float">
            <text:p>1,30250332483688</text:p>
          </table:table-cell>
          <table:table-cell office:value-type="float" office:value="27776" calcext:value-type="float">
            <text:p>27776</text:p>
          </table:table-cell>
          <table:table-cell office:value-type="float" office:value="33247" calcext:value-type="float">
            <text:p>33247</text:p>
          </table:table-cell>
          <table:table-cell office:value-type="float" office:value="83.5443799440551" calcext:value-type="float">
            <text:p>83,544379944055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float" office:value="2119" calcext:value-type="float">
            <text:p>2119</text:p>
          </table:table-cell>
          <table:table-cell office:value-type="float" office:value="99.19744245409" calcext:value-type="float">
            <text:p>99,19744245409</text:p>
          </table:table-cell>
          <table:table-cell office:value-type="float" office:value="1.30143625574603" calcext:value-type="float">
            <text:p>1,30143625574603</text:p>
          </table:table-cell>
          <table:table-cell office:value-type="float" office:value="27636" calcext:value-type="float">
            <text:p>27636</text:p>
          </table:table-cell>
          <table:table-cell office:value-type="float" office:value="32065" calcext:value-type="float">
            <text:p>32065</text:p>
          </table:table-cell>
          <table:table-cell office:value-type="float" office:value="86.1874317791985" calcext:value-type="float">
            <text:p>86,1874317791985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106</text:p>
          </table:table-cell>
          <table:table-cell office:value-type="float" office:value="99.1990663966963" calcext:value-type="float">
            <text:p>99,1990663966963</text:p>
          </table:table-cell>
          <table:table-cell office:value-type="float" office:value="1.29231188248564" calcext:value-type="float">
            <text:p>1,29231188248564</text:p>
          </table:table-cell>
          <table:table-cell office:value-type="float" office:value="27740" calcext:value-type="float">
            <text:p>27740</text:p>
          </table:table-cell>
          <table:table-cell office:value-type="float" office:value="33247" calcext:value-type="float">
            <text:p>33247</text:p>
          </table:table-cell>
          <table:table-cell office:value-type="float" office:value="83.4360994976991" calcext:value-type="float">
            <text:p>83,436099497699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float" office:value="2011" calcext:value-type="float">
            <text:p>2011</text:p>
          </table:table-cell>
          <table:table-cell office:value-type="float" office:value="99.2044621831588" calcext:value-type="float">
            <text:p>99,2044621831588</text:p>
          </table:table-cell>
          <table:table-cell office:value-type="float" office:value="1.28878770398609" calcext:value-type="float">
            <text:p>1,28878770398609</text:p>
          </table:table-cell>
          <table:table-cell office:value-type="float" office:value="27558" calcext:value-type="float">
            <text:p>27558</text:p>
          </table:table-cell>
          <table:table-cell office:value-type="float" office:value="33247" calcext:value-type="float">
            <text:p>33247</text:p>
          </table:table-cell>
          <table:table-cell office:value-type="float" office:value="82.8886816855656" calcext:value-type="float">
            <text:p>82,8886816855656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157</text:p>
          </table:table-cell>
          <table:table-cell office:value-type="float" office:value="99.213934311605" calcext:value-type="float">
            <text:p>99,213934311605</text:p>
          </table:table-cell>
          <table:table-cell office:value-type="float" office:value="1.33456266233079" calcext:value-type="float">
            <text:p>1,33456266233079</text:p>
          </table:table-cell>
          <table:table-cell office:value-type="float" office:value="28404" calcext:value-type="float">
            <text:p>28404</text:p>
          </table:table-cell>
          <table:table-cell office:value-type="float" office:value="33247" calcext:value-type="float">
            <text:p>33247</text:p>
          </table:table-cell>
          <table:table-cell office:value-type="float" office:value="85.4332721749331" calcext:value-type="float">
            <text:p>85,433272174933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BL225C</text:p>
          </table:table-cell>
          <table:table-cell office:value-type="float" office:value="99.2291383623325" calcext:value-type="float">
            <text:p>99,2291383623325</text:p>
          </table:table-cell>
          <table:table-cell office:value-type="float" office:value="1.36464665470798" calcext:value-type="float">
            <text:p>1,36464665470798</text:p>
          </table:table-cell>
          <table:table-cell office:value-type="float" office:value="28545" calcext:value-type="float">
            <text:p>28545</text:p>
          </table:table-cell>
          <table:table-cell office:value-type="float" office:value="33247" calcext:value-type="float">
            <text:p>33247</text:p>
          </table:table-cell>
          <table:table-cell office:value-type="float" office:value="85.8573705898277" calcext:value-type="float">
            <text:p>85,8573705898277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022</text:p>
          </table:table-cell>
          <table:table-cell office:value-type="float" office:value="99.2456972015844" calcext:value-type="float">
            <text:p>99,2456972015844</text:p>
          </table:table-cell>
          <table:table-cell office:value-type="float" office:value="1.37652071751768" calcext:value-type="float">
            <text:p>1,37652071751768</text:p>
          </table:table-cell>
          <table:table-cell office:value-type="float" office:value="27633" calcext:value-type="float">
            <text:p>27633</text:p>
          </table:table-cell>
          <table:table-cell office:value-type="float" office:value="33247" calcext:value-type="float">
            <text:p>33247</text:p>
          </table:table-cell>
          <table:table-cell office:value-type="float" office:value="83.1142659488074" calcext:value-type="float">
            <text:p>83,1142659488074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AK170</text:p>
          </table:table-cell>
          <table:table-cell office:value-type="float" office:value="99.2485286777834" calcext:value-type="float">
            <text:p>99,2485286777834</text:p>
          </table:table-cell>
          <table:table-cell office:value-type="float" office:value="1.32309572693892" calcext:value-type="float">
            <text:p>1,32309572693892</text:p>
          </table:table-cell>
          <table:table-cell office:value-type="float" office:value="27757" calcext:value-type="float">
            <text:p>27757</text:p>
          </table:table-cell>
          <table:table-cell office:value-type="float" office:value="32652" calcext:value-type="float">
            <text:p>32652</text:p>
          </table:table-cell>
          <table:table-cell office:value-type="float" office:value="85.0085752786966" calcext:value-type="float">
            <text:p>85,0085752786966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AK58</text:p>
          </table:table-cell>
          <table:table-cell office:value-type="float" office:value="99.2597821460131" calcext:value-type="float">
            <text:p>99,2597821460131</text:p>
          </table:table-cell>
          <table:table-cell office:value-type="float" office:value="1.41559432848866" calcext:value-type="float">
            <text:p>1,41559432848866</text:p>
          </table:table-cell>
          <table:table-cell office:value-type="float" office:value="27882" calcext:value-type="float">
            <text:p>27882</text:p>
          </table:table-cell>
          <table:table-cell office:value-type="float" office:value="33247" calcext:value-type="float">
            <text:p>33247</text:p>
          </table:table-cell>
          <table:table-cell office:value-type="float" office:value="83.8632057027702" calcext:value-type="float">
            <text:p>83,8632057027702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AK83</text:p>
          </table:table-cell>
          <table:table-cell office:value-type="float" office:value="99.2725581472641" calcext:value-type="float">
            <text:p>99,2725581472641</text:p>
          </table:table-cell>
          <table:table-cell office:value-type="float" office:value="1.48777809405363" calcext:value-type="float">
            <text:p>1,48777809405363</text:p>
          </table:table-cell>
          <table:table-cell office:value-type="float" office:value="27754" calcext:value-type="float">
            <text:p>27754</text:p>
          </table:table-cell>
          <table:table-cell office:value-type="float" office:value="33247" calcext:value-type="float">
            <text:p>33247</text:p>
          </table:table-cell>
          <table:table-cell office:value-type="float" office:value="83.4782085601708" calcext:value-type="float">
            <text:p>83,4782085601708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035</text:p>
          </table:table-cell>
          <table:table-cell office:value-type="float" office:value="99.479867893536" calcext:value-type="float">
            <text:p>99,479867893536</text:p>
          </table:table-cell>
          <table:table-cell office:value-type="float" office:value="1.34352501270583" calcext:value-type="float">
            <text:p>1,34352501270583</text:p>
          </table:table-cell>
          <table:table-cell office:value-type="float" office:value="28392" calcext:value-type="float">
            <text:p>28392</text:p>
          </table:table-cell>
          <table:table-cell office:value-type="float" office:value="33247" calcext:value-type="float">
            <text:p>33247</text:p>
          </table:table-cell>
          <table:table-cell office:value-type="float" office:value="85.3971786928144" calcext:value-type="float">
            <text:p>85,3971786928144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USDA1161</text:p>
          </table:table-cell>
          <table:table-cell office:value-type="float" office:value="99.5035015692522" calcext:value-type="float">
            <text:p>99,5035015692522</text:p>
          </table:table-cell>
          <table:table-cell office:value-type="float" office:value="1.3174458204836" calcext:value-type="float">
            <text:p>1,3174458204836</text:p>
          </table:table-cell>
          <table:table-cell office:value-type="float" office:value="28501" calcext:value-type="float">
            <text:p>28501</text:p>
          </table:table-cell>
          <table:table-cell office:value-type="float" office:value="33247" calcext:value-type="float">
            <text:p>33247</text:p>
          </table:table-cell>
          <table:table-cell office:value-type="float" office:value="85.7250278220591" calcext:value-type="float">
            <text:p>85,7250278220591</text:p>
          </table:table-cell>
        </table:table-row>
        <table:table-row table:style-name="ro1">
          <table:table-cell office:value-type="string" calcext:value-type="string">
            <text:p>USDA1208</text:p>
          </table:table-cell>
          <table:table-cell office:value-type="string" calcext:value-type="string">
            <text:p>AK21</text:p>
          </table:table-cell>
          <table:table-cell office:value-type="float" office:value="99.5277232172675" calcext:value-type="float">
            <text:p>99,5277232172675</text:p>
          </table:table-cell>
          <table:table-cell office:value-type="float" office:value="1.2915403821381" calcext:value-type="float">
            <text:p>1,2915403821381</text:p>
          </table:table-cell>
          <table:table-cell office:value-type="float" office:value="29363" calcext:value-type="float">
            <text:p>29363</text:p>
          </table:table-cell>
          <table:table-cell office:value-type="float" office:value="33247" calcext:value-type="float">
            <text:p>33247</text:p>
          </table:table-cell>
          <table:table-cell office:value-type="float" office:value="88.3177429542515" calcext:value-type="float">
            <text:p>88,3177429542515</text:p>
          </table:table-cell>
        </table:table-row>
        <table:table-row table:style-name="ro1">
          <table:table-cell table:number-columns-repeated="2" office:value-type="string" calcext:value-type="string">
            <text:p>USDA12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247" calcext:value-type="float">
            <text:p>33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float" office:value="320" calcext:value-type="float">
            <text:p>320</text:p>
          </table:table-cell>
          <table:table-cell office:value-type="float" office:value="81.1536404618741" calcext:value-type="float">
            <text:p>81,1536404618741</text:p>
          </table:table-cell>
          <table:table-cell office:value-type="float" office:value="4.3794119121014" calcext:value-type="float">
            <text:p>4,3794119121014</text:p>
          </table:table-cell>
          <table:table-cell office:value-type="float" office:value="5941" calcext:value-type="float">
            <text:p>5941</text:p>
          </table:table-cell>
          <table:table-cell office:value-type="float" office:value="32633" calcext:value-type="float">
            <text:p>32633</text:p>
          </table:table-cell>
          <table:table-cell office:value-type="float" office:value="18.2054975025281" calcext:value-type="float">
            <text:p>18,205497502528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025</text:p>
          </table:table-cell>
          <table:table-cell office:value-type="float" office:value="94.3142746152396" calcext:value-type="float">
            <text:p>94,3142746152396</text:p>
          </table:table-cell>
          <table:table-cell office:value-type="float" office:value="2.75261143269508" calcext:value-type="float">
            <text:p>2,75261143269508</text:p>
          </table:table-cell>
          <table:table-cell office:value-type="float" office:value="20741" calcext:value-type="float">
            <text:p>20741</text:p>
          </table:table-cell>
          <table:table-cell office:value-type="float" office:value="31034" calcext:value-type="float">
            <text:p>31034</text:p>
          </table:table-cell>
          <table:table-cell office:value-type="float" office:value="66.8331507379004" calcext:value-type="float">
            <text:p>66,8331507379004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208</text:p>
          </table:table-cell>
          <table:table-cell office:value-type="float" office:value="99.1471402551242" calcext:value-type="float">
            <text:p>99,1471402551242</text:p>
          </table:table-cell>
          <table:table-cell office:value-type="float" office:value="1.44047541373584" calcext:value-type="float">
            <text:p>1,44047541373584</text:p>
          </table:table-cell>
          <table:table-cell office:value-type="float" office:value="27198" calcext:value-type="float">
            <text:p>27198</text:p>
          </table:table-cell>
          <table:table-cell office:value-type="float" office:value="32633" calcext:value-type="float">
            <text:p>32633</text:p>
          </table:table-cell>
          <table:table-cell office:value-type="float" office:value="83.3450801336071" calcext:value-type="float">
            <text:p>83,345080133607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GR4</text:p>
          </table:table-cell>
          <table:table-cell office:value-type="float" office:value="99.1776904181481" calcext:value-type="float">
            <text:p>99,1776904181481</text:p>
          </table:table-cell>
          <table:table-cell office:value-type="float" office:value="1.71842758520621" calcext:value-type="float">
            <text:p>1,71842758520621</text:p>
          </table:table-cell>
          <table:table-cell office:value-type="float" office:value="27730" calcext:value-type="float">
            <text:p>27730</text:p>
          </table:table-cell>
          <table:table-cell office:value-type="float" office:value="32633" calcext:value-type="float">
            <text:p>32633</text:p>
          </table:table-cell>
          <table:table-cell office:value-type="float" office:value="84.9753317194251" calcext:value-type="float">
            <text:p>84,975331719425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AK170</text:p>
          </table:table-cell>
          <table:table-cell office:value-type="float" office:value="99.1779456127777" calcext:value-type="float">
            <text:p>99,1779456127777</text:p>
          </table:table-cell>
          <table:table-cell office:value-type="float" office:value="1.42470478231999" calcext:value-type="float">
            <text:p>1,42470478231999</text:p>
          </table:table-cell>
          <table:table-cell office:value-type="float" office:value="27630" calcext:value-type="float">
            <text:p>27630</text:p>
          </table:table-cell>
          <table:table-cell office:value-type="float" office:value="32633" calcext:value-type="float">
            <text:p>32633</text:p>
          </table:table-cell>
          <table:table-cell office:value-type="float" office:value="84.6688934514142" calcext:value-type="float">
            <text:p>84,6688934514142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AK21</text:p>
          </table:table-cell>
          <table:table-cell office:value-type="float" office:value="99.2402772377547" calcext:value-type="float">
            <text:p>99,2402772377547</text:p>
          </table:table-cell>
          <table:table-cell office:value-type="float" office:value="1.43161291728557" calcext:value-type="float">
            <text:p>1,43161291728557</text:p>
          </table:table-cell>
          <table:table-cell office:value-type="float" office:value="28949" calcext:value-type="float">
            <text:p>28949</text:p>
          </table:table-cell>
          <table:table-cell office:value-type="float" office:value="32633" calcext:value-type="float">
            <text:p>32633</text:p>
          </table:table-cell>
          <table:table-cell office:value-type="float" office:value="88.7108142064781" calcext:value-type="float">
            <text:p>88,710814206478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161</text:p>
          </table:table-cell>
          <table:table-cell office:value-type="float" office:value="99.2498584078039" calcext:value-type="float">
            <text:p>99,2498584078039</text:p>
          </table:table-cell>
          <table:table-cell office:value-type="float" office:value="1.29840332416608" calcext:value-type="float">
            <text:p>1,29840332416608</text:p>
          </table:table-cell>
          <table:table-cell office:value-type="float" office:value="29386" calcext:value-type="float">
            <text:p>29386</text:p>
          </table:table-cell>
          <table:table-cell office:value-type="float" office:value="32633" calcext:value-type="float">
            <text:p>32633</text:p>
          </table:table-cell>
          <table:table-cell office:value-type="float" office:value="90.0499494376858" calcext:value-type="float">
            <text:p>90,0499494376858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203</text:p>
          </table:table-cell>
          <table:table-cell office:value-type="float" office:value="99.3539429824028" calcext:value-type="float">
            <text:p>99,3539429824028</text:p>
          </table:table-cell>
          <table:table-cell office:value-type="float" office:value="1.4793784075075" calcext:value-type="float">
            <text:p>1,4793784075075</text:p>
          </table:table-cell>
          <table:table-cell office:value-type="float" office:value="28442" calcext:value-type="float">
            <text:p>28442</text:p>
          </table:table-cell>
          <table:table-cell office:value-type="float" office:value="32633" calcext:value-type="float">
            <text:p>32633</text:p>
          </table:table-cell>
          <table:table-cell office:value-type="float" office:value="87.1571721876628" calcext:value-type="float">
            <text:p>87,1571721876628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157</text:p>
          </table:table-cell>
          <table:table-cell office:value-type="float" office:value="99.3696310431817" calcext:value-type="float">
            <text:p>99,3696310431817</text:p>
          </table:table-cell>
          <table:table-cell office:value-type="float" office:value="1.66712900913414" calcext:value-type="float">
            <text:p>1,66712900913414</text:p>
          </table:table-cell>
          <table:table-cell office:value-type="float" office:value="29174" calcext:value-type="float">
            <text:p>29174</text:p>
          </table:table-cell>
          <table:table-cell office:value-type="float" office:value="32633" calcext:value-type="float">
            <text:p>32633</text:p>
          </table:table-cell>
          <table:table-cell office:value-type="float" office:value="89.4003003095027" calcext:value-type="float">
            <text:p>89,4003003095027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float" office:value="1021" calcext:value-type="float">
            <text:p>1021</text:p>
          </table:table-cell>
          <table:table-cell office:value-type="float" office:value="99.3710495974769" calcext:value-type="float">
            <text:p>99,3710495974769</text:p>
          </table:table-cell>
          <table:table-cell office:value-type="float" office:value="1.40383584039294" calcext:value-type="float">
            <text:p>1,40383584039294</text:p>
          </table:table-cell>
          <table:table-cell office:value-type="float" office:value="28321" calcext:value-type="float">
            <text:p>28321</text:p>
          </table:table-cell>
          <table:table-cell office:value-type="float" office:value="32633" calcext:value-type="float">
            <text:p>32633</text:p>
          </table:table-cell>
          <table:table-cell office:value-type="float" office:value="86.7863818833696" calcext:value-type="float">
            <text:p>86,7863818833696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float" office:value="2011" calcext:value-type="float">
            <text:p>2011</text:p>
          </table:table-cell>
          <table:table-cell office:value-type="float" office:value="99.3746083158659" calcext:value-type="float">
            <text:p>99,3746083158659</text:p>
          </table:table-cell>
          <table:table-cell office:value-type="float" office:value="1.42474111686197" calcext:value-type="float">
            <text:p>1,42474111686197</text:p>
          </table:table-cell>
          <table:table-cell office:value-type="float" office:value="28088" calcext:value-type="float">
            <text:p>28088</text:p>
          </table:table-cell>
          <table:table-cell office:value-type="float" office:value="32633" calcext:value-type="float">
            <text:p>32633</text:p>
          </table:table-cell>
          <table:table-cell office:value-type="float" office:value="86.0723807189042" calcext:value-type="float">
            <text:p>86,0723807189042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BL225C</text:p>
          </table:table-cell>
          <table:table-cell office:value-type="float" office:value="99.3763423967284" calcext:value-type="float">
            <text:p>99,3763423967284</text:p>
          </table:table-cell>
          <table:table-cell office:value-type="float" office:value="1.47701071953027" calcext:value-type="float">
            <text:p>1,47701071953027</text:p>
          </table:table-cell>
          <table:table-cell office:value-type="float" office:value="29120" calcext:value-type="float">
            <text:p>29120</text:p>
          </table:table-cell>
          <table:table-cell office:value-type="float" office:value="32633" calcext:value-type="float">
            <text:p>32633</text:p>
          </table:table-cell>
          <table:table-cell office:value-type="float" office:value="89.2348236447768" calcext:value-type="float">
            <text:p>89,2348236447768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106</text:p>
          </table:table-cell>
          <table:table-cell office:value-type="float" office:value="99.382588174646" calcext:value-type="float">
            <text:p>99,382588174646</text:p>
          </table:table-cell>
          <table:table-cell office:value-type="float" office:value="1.38356469350064" calcext:value-type="float">
            <text:p>1,38356469350064</text:p>
          </table:table-cell>
          <table:table-cell office:value-type="float" office:value="28286" calcext:value-type="float">
            <text:p>28286</text:p>
          </table:table-cell>
          <table:table-cell office:value-type="float" office:value="32633" calcext:value-type="float">
            <text:p>32633</text:p>
          </table:table-cell>
          <table:table-cell office:value-type="float" office:value="86.6791284895658" calcext:value-type="float">
            <text:p>86,6791284895658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float" office:value="2119" calcext:value-type="float">
            <text:p>2119</text:p>
          </table:table-cell>
          <table:table-cell office:value-type="float" office:value="99.3834368129267" calcext:value-type="float">
            <text:p>99,3834368129267</text:p>
          </table:table-cell>
          <table:table-cell office:value-type="float" office:value="1.36870354294632" calcext:value-type="float">
            <text:p>1,36870354294632</text:p>
          </table:table-cell>
          <table:table-cell office:value-type="float" office:value="27886" calcext:value-type="float">
            <text:p>27886</text:p>
          </table:table-cell>
          <table:table-cell office:value-type="float" office:value="32065" calcext:value-type="float">
            <text:p>32065</text:p>
          </table:table-cell>
          <table:table-cell office:value-type="float" office:value="86.9670980820209" calcext:value-type="float">
            <text:p>86,9670980820209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035</text:p>
          </table:table-cell>
          <table:table-cell office:value-type="float" office:value="99.3889907020828" calcext:value-type="float">
            <text:p>99,3889907020828</text:p>
          </table:table-cell>
          <table:table-cell office:value-type="float" office:value="1.20961575245506" calcext:value-type="float">
            <text:p>1,20961575245506</text:p>
          </table:table-cell>
          <table:table-cell office:value-type="float" office:value="29801" calcext:value-type="float">
            <text:p>29801</text:p>
          </table:table-cell>
          <table:table-cell office:value-type="float" office:value="32633" calcext:value-type="float">
            <text:p>32633</text:p>
          </table:table-cell>
          <table:table-cell office:value-type="float" office:value="91.3216682499311" calcext:value-type="float">
            <text:p>91,3216682499311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AK83</text:p>
          </table:table-cell>
          <table:table-cell office:value-type="float" office:value="99.3898893081865" calcext:value-type="float">
            <text:p>99,3898893081865</text:p>
          </table:table-cell>
          <table:table-cell office:value-type="float" office:value="1.31949629489599" calcext:value-type="float">
            <text:p>1,31949629489599</text:p>
          </table:table-cell>
          <table:table-cell office:value-type="float" office:value="28338" calcext:value-type="float">
            <text:p>28338</text:p>
          </table:table-cell>
          <table:table-cell office:value-type="float" office:value="32633" calcext:value-type="float">
            <text:p>32633</text:p>
          </table:table-cell>
          <table:table-cell office:value-type="float" office:value="86.8384763889315" calcext:value-type="float">
            <text:p>86,8384763889315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AK58</text:p>
          </table:table-cell>
          <table:table-cell office:value-type="float" office:value="99.3932156895308" calcext:value-type="float">
            <text:p>99,3932156895308</text:p>
          </table:table-cell>
          <table:table-cell office:value-type="float" office:value="1.63515004159821" calcext:value-type="float">
            <text:p>1,63515004159821</text:p>
          </table:table-cell>
          <table:table-cell office:value-type="float" office:value="28661" calcext:value-type="float">
            <text:p>28661</text:p>
          </table:table-cell>
          <table:table-cell office:value-type="float" office:value="32633" calcext:value-type="float">
            <text:p>32633</text:p>
          </table:table-cell>
          <table:table-cell office:value-type="float" office:value="87.8282719946067" calcext:value-type="float">
            <text:p>87,8282719946067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B399</text:p>
          </table:table-cell>
          <table:table-cell office:value-type="float" office:value="99.4690785018236" calcext:value-type="float">
            <text:p>99,4690785018236</text:p>
          </table:table-cell>
          <table:table-cell office:value-type="float" office:value="1.14038571058828" calcext:value-type="float">
            <text:p>1,14038571058828</text:p>
          </table:table-cell>
          <table:table-cell office:value-type="float" office:value="27480" calcext:value-type="float">
            <text:p>27480</text:p>
          </table:table-cell>
          <table:table-cell office:value-type="float" office:value="32348" calcext:value-type="float">
            <text:p>32348</text:p>
          </table:table-cell>
          <table:table-cell office:value-type="float" office:value="84.9511561765797" calcext:value-type="float">
            <text:p>84,9511561765797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006</text:p>
          </table:table-cell>
          <table:table-cell office:value-type="float" office:value="99.476169054617" calcext:value-type="float">
            <text:p>99,476169054617</text:p>
          </table:table-cell>
          <table:table-cell office:value-type="float" office:value="1.30525757157567" calcext:value-type="float">
            <text:p>1,30525757157567</text:p>
          </table:table-cell>
          <table:table-cell office:value-type="float" office:value="28978" calcext:value-type="float">
            <text:p>28978</text:p>
          </table:table-cell>
          <table:table-cell office:value-type="float" office:value="32633" calcext:value-type="float">
            <text:p>32633</text:p>
          </table:table-cell>
          <table:table-cell office:value-type="float" office:value="88.7996813042013" calcext:value-type="float">
            <text:p>88,7996813042013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USDA1022</text:p>
          </table:table-cell>
          <table:table-cell office:value-type="float" office:value="99.489196527" calcext:value-type="float">
            <text:p>99,489196527</text:p>
          </table:table-cell>
          <table:table-cell office:value-type="float" office:value="1.31638985691066" calcext:value-type="float">
            <text:p>1,31638985691066</text:p>
          </table:table-cell>
          <table:table-cell office:value-type="float" office:value="28927" calcext:value-type="float">
            <text:p>28927</text:p>
          </table:table-cell>
          <table:table-cell office:value-type="float" office:value="32633" calcext:value-type="float">
            <text:p>32633</text:p>
          </table:table-cell>
          <table:table-cell office:value-type="float" office:value="88.6433977875157" calcext:value-type="float">
            <text:p>88,6433977875157</text:p>
          </table:table-cell>
        </table:table-row>
        <table:table-row table:style-name="ro1">
          <table:table-cell office:value-type="string" calcext:value-type="string">
            <text:p>USDA1210</text:p>
          </table:table-cell>
          <table:table-cell office:value-type="string" calcext:value-type="string">
            <text:p>SM11</text:p>
          </table:table-cell>
          <table:table-cell office:value-type="float" office:value="99.5605876199756" calcext:value-type="float">
            <text:p>99,5605876199756</text:p>
          </table:table-cell>
          <table:table-cell office:value-type="float" office:value="1.32611046557264" calcext:value-type="float">
            <text:p>1,32611046557264</text:p>
          </table:table-cell>
          <table:table-cell office:value-type="float" office:value="29909" calcext:value-type="float">
            <text:p>29909</text:p>
          </table:table-cell>
          <table:table-cell office:value-type="float" office:value="32633" calcext:value-type="float">
            <text:p>32633</text:p>
          </table:table-cell>
          <table:table-cell office:value-type="float" office:value="91.6526215793828" calcext:value-type="float">
            <text:p>91,6526215793828</text:p>
          </table:table-cell>
        </table:table-row>
        <table:table-row table:style-name="ro1">
          <table:table-cell table:number-columns-repeated="2" office:value-type="string" calcext:value-type="string">
            <text:p>USDA12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33" calcext:value-type="float">
            <text:p>326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float" office:value="320" calcext:value-type="float">
            <text:p>320</text:p>
          </table:table-cell>
          <table:table-cell office:value-type="float" office:value="81.1579967336119" calcext:value-type="float">
            <text:p>81,1579967336119</text:p>
          </table:table-cell>
          <table:table-cell office:value-type="float" office:value="4.42127671796437" calcext:value-type="float">
            <text:p>4,42127671796437</text:p>
          </table:table-cell>
          <table:table-cell office:value-type="float" office:value="5955" calcext:value-type="float">
            <text:p>5955</text:p>
          </table:table-cell>
          <table:table-cell office:value-type="float" office:value="34115" calcext:value-type="float">
            <text:p>34115</text:p>
          </table:table-cell>
          <table:table-cell office:value-type="float" office:value="17.4556646636377" calcext:value-type="float">
            <text:p>17,4556646636377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025</text:p>
          </table:table-cell>
          <table:table-cell office:value-type="float" office:value="94.2359163436054" calcext:value-type="float">
            <text:p>94,2359163436054</text:p>
          </table:table-cell>
          <table:table-cell office:value-type="float" office:value="2.87980720878619" calcext:value-type="float">
            <text:p>2,87980720878619</text:p>
          </table:table-cell>
          <table:table-cell office:value-type="float" office:value="21162" calcext:value-type="float">
            <text:p>21162</text:p>
          </table:table-cell>
          <table:table-cell office:value-type="float" office:value="31034" calcext:value-type="float">
            <text:p>31034</text:p>
          </table:table-cell>
          <table:table-cell office:value-type="float" office:value="68.1897273957595" calcext:value-type="float">
            <text:p>68,1897273957595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GR4</text:p>
          </table:table-cell>
          <table:table-cell office:value-type="float" office:value="99.0130074938108" calcext:value-type="float">
            <text:p>99,0130074938108</text:p>
          </table:table-cell>
          <table:table-cell office:value-type="float" office:value="1.82337409057064" calcext:value-type="float">
            <text:p>1,82337409057064</text:p>
          </table:table-cell>
          <table:table-cell office:value-type="float" office:value="27848" calcext:value-type="float">
            <text:p>27848</text:p>
          </table:table-cell>
          <table:table-cell office:value-type="float" office:value="34115" calcext:value-type="float">
            <text:p>34115</text:p>
          </table:table-cell>
          <table:table-cell office:value-type="float" office:value="81.6297816209878" calcext:value-type="float">
            <text:p>81,6297816209878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157</text:p>
          </table:table-cell>
          <table:table-cell office:value-type="float" office:value="99.148464620032" calcext:value-type="float">
            <text:p>99,148464620032</text:p>
          </table:table-cell>
          <table:table-cell office:value-type="float" office:value="1.65139740578376" calcext:value-type="float">
            <text:p>1,65139740578376</text:p>
          </table:table-cell>
          <table:table-cell office:value-type="float" office:value="28771" calcext:value-type="float">
            <text:p>28771</text:p>
          </table:table-cell>
          <table:table-cell office:value-type="float" office:value="34115" calcext:value-type="float">
            <text:p>34115</text:p>
          </table:table-cell>
          <table:table-cell office:value-type="float" office:value="84.335336362304" calcext:value-type="float">
            <text:p>84,335336362304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161</text:p>
          </table:table-cell>
          <table:table-cell office:value-type="float" office:value="99.1636057647254" calcext:value-type="float">
            <text:p>99,1636057647254</text:p>
          </table:table-cell>
          <table:table-cell office:value-type="float" office:value="1.45730910996683" calcext:value-type="float">
            <text:p>1,45730910996683</text:p>
          </table:table-cell>
          <table:table-cell office:value-type="float" office:value="27997" calcext:value-type="float">
            <text:p>27997</text:p>
          </table:table-cell>
          <table:table-cell office:value-type="float" office:value="33342" calcext:value-type="float">
            <text:p>33342</text:p>
          </table:table-cell>
          <table:table-cell office:value-type="float" office:value="83.9691680163158" calcext:value-type="float">
            <text:p>83,9691680163158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BL225C</text:p>
          </table:table-cell>
          <table:table-cell office:value-type="float" office:value="99.1865968409507" calcext:value-type="float">
            <text:p>99,1865968409507</text:p>
          </table:table-cell>
          <table:table-cell office:value-type="float" office:value="1.57572008974415" calcext:value-type="float">
            <text:p>1,57572008974415</text:p>
          </table:table-cell>
          <table:table-cell office:value-type="float" office:value="28408" calcext:value-type="float">
            <text:p>28408</text:p>
          </table:table-cell>
          <table:table-cell office:value-type="float" office:value="34115" calcext:value-type="float">
            <text:p>34115</text:p>
          </table:table-cell>
          <table:table-cell office:value-type="float" office:value="83.2712882896087" calcext:value-type="float">
            <text:p>83,2712882896087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006</text:p>
          </table:table-cell>
          <table:table-cell office:value-type="float" office:value="99.1915077139501" calcext:value-type="float">
            <text:p>99,1915077139501</text:p>
          </table:table-cell>
          <table:table-cell office:value-type="float" office:value="1.55470855423763" calcext:value-type="float">
            <text:p>1,55470855423763</text:p>
          </table:table-cell>
          <table:table-cell office:value-type="float" office:value="28338" calcext:value-type="float">
            <text:p>28338</text:p>
          </table:table-cell>
          <table:table-cell office:value-type="float" office:value="33938" calcext:value-type="float">
            <text:p>33938</text:p>
          </table:table-cell>
          <table:table-cell office:value-type="float" office:value="83.4993222935942" calcext:value-type="float">
            <text:p>83,4993222935942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AK83</text:p>
          </table:table-cell>
          <table:table-cell office:value-type="float" office:value="99.2103009502685" calcext:value-type="float">
            <text:p>99,2103009502685</text:p>
          </table:table-cell>
          <table:table-cell office:value-type="float" office:value="1.51315221830015" calcext:value-type="float">
            <text:p>1,51315221830015</text:p>
          </table:table-cell>
          <table:table-cell office:value-type="float" office:value="27603" calcext:value-type="float">
            <text:p>27603</text:p>
          </table:table-cell>
          <table:table-cell office:value-type="float" office:value="34115" calcext:value-type="float">
            <text:p>34115</text:p>
          </table:table-cell>
          <table:table-cell office:value-type="float" office:value="80.9116224534662" calcext:value-type="float">
            <text:p>80,9116224534662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SM11</text:p>
          </table:table-cell>
          <table:table-cell office:value-type="float" office:value="99.2111069048902" calcext:value-type="float">
            <text:p>99,2111069048902</text:p>
          </table:table-cell>
          <table:table-cell office:value-type="float" office:value="1.56279515499553" calcext:value-type="float">
            <text:p>1,56279515499553</text:p>
          </table:table-cell>
          <table:table-cell office:value-type="float" office:value="29025" calcext:value-type="float">
            <text:p>29025</text:p>
          </table:table-cell>
          <table:table-cell office:value-type="float" office:value="34115" calcext:value-type="float">
            <text:p>34115</text:p>
          </table:table-cell>
          <table:table-cell office:value-type="float" office:value="85.0798768869999" calcext:value-type="float">
            <text:p>85,079876886999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208</text:p>
          </table:table-cell>
          <table:table-cell office:value-type="float" office:value="99.2221307977243" calcext:value-type="float">
            <text:p>99,2221307977243</text:p>
          </table:table-cell>
          <table:table-cell office:value-type="float" office:value="1.47374448875862" calcext:value-type="float">
            <text:p>1,47374448875862</text:p>
          </table:table-cell>
          <table:table-cell office:value-type="float" office:value="27519" calcext:value-type="float">
            <text:p>27519</text:p>
          </table:table-cell>
          <table:table-cell office:value-type="float" office:value="33247" calcext:value-type="float">
            <text:p>33247</text:p>
          </table:table-cell>
          <table:table-cell office:value-type="float" office:value="82.7713778686799" calcext:value-type="float">
            <text:p>82,771377868679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AK21</text:p>
          </table:table-cell>
          <table:table-cell office:value-type="float" office:value="99.2222301804845" calcext:value-type="float">
            <text:p>99,2222301804845</text:p>
          </table:table-cell>
          <table:table-cell office:value-type="float" office:value="1.44490629729459" calcext:value-type="float">
            <text:p>1,44490629729459</text:p>
          </table:table-cell>
          <table:table-cell office:value-type="float" office:value="29164" calcext:value-type="float">
            <text:p>29164</text:p>
          </table:table-cell>
          <table:table-cell office:value-type="float" office:value="34115" calcext:value-type="float">
            <text:p>34115</text:p>
          </table:table-cell>
          <table:table-cell office:value-type="float" office:value="85.4873222922468" calcext:value-type="float">
            <text:p>85,4873222922468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AK170</text:p>
          </table:table-cell>
          <table:table-cell office:value-type="float" office:value="99.2300709139892" calcext:value-type="float">
            <text:p>99,2300709139892</text:p>
          </table:table-cell>
          <table:table-cell office:value-type="float" office:value="1.37566756292566" calcext:value-type="float">
            <text:p>1,37566756292566</text:p>
          </table:table-cell>
          <table:table-cell office:value-type="float" office:value="26854" calcext:value-type="float">
            <text:p>26854</text:p>
          </table:table-cell>
          <table:table-cell office:value-type="float" office:value="32652" calcext:value-type="float">
            <text:p>32652</text:p>
          </table:table-cell>
          <table:table-cell office:value-type="float" office:value="82.2430478990567" calcext:value-type="float">
            <text:p>82,2430478990567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035</text:p>
          </table:table-cell>
          <table:table-cell office:value-type="float" office:value="99.2351065683078" calcext:value-type="float">
            <text:p>99,2351065683078</text:p>
          </table:table-cell>
          <table:table-cell office:value-type="float" office:value="1.38699166103604" calcext:value-type="float">
            <text:p>1,38699166103604</text:p>
          </table:table-cell>
          <table:table-cell office:value-type="float" office:value="29178" calcext:value-type="float">
            <text:p>29178</text:p>
          </table:table-cell>
          <table:table-cell office:value-type="float" office:value="34115" calcext:value-type="float">
            <text:p>34115</text:p>
          </table:table-cell>
          <table:table-cell office:value-type="float" office:value="85.5283599589623" calcext:value-type="float">
            <text:p>85,5283599589623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203</text:p>
          </table:table-cell>
          <table:table-cell office:value-type="float" office:value="99.2352063004524" calcext:value-type="float">
            <text:p>99,2352063004524</text:p>
          </table:table-cell>
          <table:table-cell office:value-type="float" office:value="1.48133781475584" calcext:value-type="float">
            <text:p>1,48133781475584</text:p>
          </table:table-cell>
          <table:table-cell office:value-type="float" office:value="28033" calcext:value-type="float">
            <text:p>28033</text:p>
          </table:table-cell>
          <table:table-cell office:value-type="float" office:value="32915" calcext:value-type="float">
            <text:p>32915</text:p>
          </table:table-cell>
          <table:table-cell office:value-type="float" office:value="85.1678566003342" calcext:value-type="float">
            <text:p>85,1678566003342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float" office:value="2011" calcext:value-type="float">
            <text:p>2011</text:p>
          </table:table-cell>
          <table:table-cell office:value-type="float" office:value="99.2672707077149" calcext:value-type="float">
            <text:p>99,2672707077149</text:p>
          </table:table-cell>
          <table:table-cell office:value-type="float" office:value="1.36305995458202" calcext:value-type="float">
            <text:p>1,36305995458202</text:p>
          </table:table-cell>
          <table:table-cell office:value-type="float" office:value="28216" calcext:value-type="float">
            <text:p>28216</text:p>
          </table:table-cell>
          <table:table-cell office:value-type="float" office:value="33452" calcext:value-type="float">
            <text:p>33452</text:p>
          </table:table-cell>
          <table:table-cell office:value-type="float" office:value="84.3477221092909" calcext:value-type="float">
            <text:p>84,347722109290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float" office:value="2119" calcext:value-type="float">
            <text:p>2119</text:p>
          </table:table-cell>
          <table:table-cell office:value-type="float" office:value="99.2673344786329" calcext:value-type="float">
            <text:p>99,2673344786329</text:p>
          </table:table-cell>
          <table:table-cell office:value-type="float" office:value="1.37555732929143" calcext:value-type="float">
            <text:p>1,37555732929143</text:p>
          </table:table-cell>
          <table:table-cell office:value-type="float" office:value="27855" calcext:value-type="float">
            <text:p>27855</text:p>
          </table:table-cell>
          <table:table-cell office:value-type="float" office:value="32065" calcext:value-type="float">
            <text:p>32065</text:p>
          </table:table-cell>
          <table:table-cell office:value-type="float" office:value="86.8704194604709" calcext:value-type="float">
            <text:p>86,870419460470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106</text:p>
          </table:table-cell>
          <table:table-cell office:value-type="float" office:value="99.2735321071743" calcext:value-type="float">
            <text:p>99,2735321071743</text:p>
          </table:table-cell>
          <table:table-cell office:value-type="float" office:value="1.33658601649729" calcext:value-type="float">
            <text:p>1,33658601649729</text:p>
          </table:table-cell>
          <table:table-cell office:value-type="float" office:value="28114" calcext:value-type="float">
            <text:p>28114</text:p>
          </table:table-cell>
          <table:table-cell office:value-type="float" office:value="33568" calcext:value-type="float">
            <text:p>33568</text:p>
          </table:table-cell>
          <table:table-cell office:value-type="float" office:value="83.7523832221163" calcext:value-type="float">
            <text:p>83,7523832221163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float" office:value="1021" calcext:value-type="float">
            <text:p>1021</text:p>
          </table:table-cell>
          <table:table-cell office:value-type="float" office:value="99.2750868892" calcext:value-type="float">
            <text:p>99,2750868892</text:p>
          </table:table-cell>
          <table:table-cell office:value-type="float" office:value="1.3460283342768" calcext:value-type="float">
            <text:p>1,3460283342768</text:p>
          </table:table-cell>
          <table:table-cell office:value-type="float" office:value="28145" calcext:value-type="float">
            <text:p>28145</text:p>
          </table:table-cell>
          <table:table-cell office:value-type="float" office:value="33445" calcext:value-type="float">
            <text:p>33445</text:p>
          </table:table-cell>
          <table:table-cell office:value-type="float" office:value="84.1530871580206" calcext:value-type="float">
            <text:p>84,1530871580206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022</text:p>
          </table:table-cell>
          <table:table-cell office:value-type="float" office:value="99.2829960604867" calcext:value-type="float">
            <text:p>99,2829960604867</text:p>
          </table:table-cell>
          <table:table-cell office:value-type="float" office:value="1.43833622416473" calcext:value-type="float">
            <text:p>1,43833622416473</text:p>
          </table:table-cell>
          <table:table-cell office:value-type="float" office:value="28227" calcext:value-type="float">
            <text:p>28227</text:p>
          </table:table-cell>
          <table:table-cell office:value-type="float" office:value="33712" calcext:value-type="float">
            <text:p>33712</text:p>
          </table:table-cell>
          <table:table-cell office:value-type="float" office:value="83.7298291409587" calcext:value-type="float">
            <text:p>83,7298291409587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B399</text:p>
          </table:table-cell>
          <table:table-cell office:value-type="float" office:value="99.2940497935736" calcext:value-type="float">
            <text:p>99,2940497935736</text:p>
          </table:table-cell>
          <table:table-cell office:value-type="float" office:value="1.2305597502335" calcext:value-type="float">
            <text:p>1,2305597502335</text:p>
          </table:table-cell>
          <table:table-cell office:value-type="float" office:value="26908" calcext:value-type="float">
            <text:p>26908</text:p>
          </table:table-cell>
          <table:table-cell office:value-type="float" office:value="32348" calcext:value-type="float">
            <text:p>32348</text:p>
          </table:table-cell>
          <table:table-cell office:value-type="float" office:value="83.1828861135155" calcext:value-type="float">
            <text:p>83,1828861135155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AK58</text:p>
          </table:table-cell>
          <table:table-cell office:value-type="float" office:value="99.34376820558" calcext:value-type="float">
            <text:p>99,34376820558</text:p>
          </table:table-cell>
          <table:table-cell office:value-type="float" office:value="1.49033023931894" calcext:value-type="float">
            <text:p>1,49033023931894</text:p>
          </table:table-cell>
          <table:table-cell office:value-type="float" office:value="28023" calcext:value-type="float">
            <text:p>28023</text:p>
          </table:table-cell>
          <table:table-cell office:value-type="float" office:value="34115" calcext:value-type="float">
            <text:p>34115</text:p>
          </table:table-cell>
          <table:table-cell office:value-type="float" office:value="82.1427524549319" calcext:value-type="float">
            <text:p>82,1427524549319</text:p>
          </table:table-cell>
        </table:table-row>
        <table:table-row table:style-name="ro1">
          <table:table-cell office:value-type="string" calcext:value-type="string">
            <text:p>USDA1212</text:p>
          </table:table-cell>
          <table:table-cell office:value-type="string" calcext:value-type="string">
            <text:p>USDA1210</text:p>
          </table:table-cell>
          <table:table-cell office:value-type="float" office:value="99.3718225298209" calcext:value-type="float">
            <text:p>99,3718225298209</text:p>
          </table:table-cell>
          <table:table-cell office:value-type="float" office:value="1.26006823680307" calcext:value-type="float">
            <text:p>1,26006823680307</text:p>
          </table:table-cell>
          <table:table-cell office:value-type="float" office:value="28380" calcext:value-type="float">
            <text:p>28380</text:p>
          </table:table-cell>
          <table:table-cell office:value-type="float" office:value="32633" calcext:value-type="float">
            <text:p>32633</text:p>
          </table:table-cell>
          <table:table-cell office:value-type="float" office:value="86.967180461496" calcext:value-type="float">
            <text:p>86,967180461496</text:p>
          </table:table-cell>
        </table:table-row>
        <table:table-row table:style-name="ro1">
          <table:table-cell table:number-columns-repeated="2" office:value-type="string" calcext:value-type="string">
            <text:p>USDA12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115" calcext:value-type="float">
            <text:p>34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float" office:value="320" calcext:value-type="float">
            <text:p>320</text:p>
          </table:table-cell>
          <table:table-cell office:value-type="float" office:value="81.1162577744608" calcext:value-type="float">
            <text:p>81,1162577744608</text:p>
          </table:table-cell>
          <table:table-cell office:value-type="float" office:value="4.40261530085725" calcext:value-type="float">
            <text:p>4,40261530085725</text:p>
          </table:table-cell>
          <table:table-cell office:value-type="float" office:value="5862" calcext:value-type="float">
            <text:p>5862</text:p>
          </table:table-cell>
          <table:table-cell office:value-type="float" office:value="33443" calcext:value-type="float">
            <text:p>33443</text:p>
          </table:table-cell>
          <table:table-cell office:value-type="float" office:value="17.5283317884161" calcext:value-type="float">
            <text:p>17,528331788416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025</text:p>
          </table:table-cell>
          <table:table-cell office:value-type="float" office:value="94.2766197130913" calcext:value-type="float">
            <text:p>94,2766197130913</text:p>
          </table:table-cell>
          <table:table-cell office:value-type="float" office:value="2.8429370863598" calcext:value-type="float">
            <text:p>2,8429370863598</text:p>
          </table:table-cell>
          <table:table-cell office:value-type="float" office:value="20627" calcext:value-type="float">
            <text:p>20627</text:p>
          </table:table-cell>
          <table:table-cell office:value-type="float" office:value="31034" calcext:value-type="float">
            <text:p>31034</text:p>
          </table:table-cell>
          <table:table-cell office:value-type="float" office:value="66.4658116904041" calcext:value-type="float">
            <text:p>66,465811690404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GR4</text:p>
          </table:table-cell>
          <table:table-cell office:value-type="float" office:value="98.9844177467567" calcext:value-type="float">
            <text:p>98,9844177467567</text:p>
          </table:table-cell>
          <table:table-cell office:value-type="float" office:value="1.74766239594274" calcext:value-type="float">
            <text:p>1,74766239594274</text:p>
          </table:table-cell>
          <table:table-cell office:value-type="float" office:value="27256" calcext:value-type="float">
            <text:p>27256</text:p>
          </table:table-cell>
          <table:table-cell office:value-type="float" office:value="33443" calcext:value-type="float">
            <text:p>33443</text:p>
          </table:table-cell>
          <table:table-cell office:value-type="float" office:value="81.4998654426935" calcext:value-type="float">
            <text:p>81,4998654426935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AK58</text:p>
          </table:table-cell>
          <table:table-cell office:value-type="float" office:value="99.0954867728714" calcext:value-type="float">
            <text:p>99,0954867728714</text:p>
          </table:table-cell>
          <table:table-cell office:value-type="float" office:value="1.74428503379595" calcext:value-type="float">
            <text:p>1,74428503379595</text:p>
          </table:table-cell>
          <table:table-cell office:value-type="float" office:value="28109" calcext:value-type="float">
            <text:p>28109</text:p>
          </table:table-cell>
          <table:table-cell office:value-type="float" office:value="33443" calcext:value-type="float">
            <text:p>33443</text:p>
          </table:table-cell>
          <table:table-cell office:value-type="float" office:value="84.050473940735" calcext:value-type="float">
            <text:p>84,050473940735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157</text:p>
          </table:table-cell>
          <table:table-cell office:value-type="float" office:value="99.1151852751882" calcext:value-type="float">
            <text:p>99,1151852751882</text:p>
          </table:table-cell>
          <table:table-cell office:value-type="float" office:value="1.7128072420793" calcext:value-type="float">
            <text:p>1,7128072420793</text:p>
          </table:table-cell>
          <table:table-cell office:value-type="float" office:value="28391" calcext:value-type="float">
            <text:p>28391</text:p>
          </table:table-cell>
          <table:table-cell office:value-type="float" office:value="33443" calcext:value-type="float">
            <text:p>33443</text:p>
          </table:table-cell>
          <table:table-cell office:value-type="float" office:value="84.8936997278952" calcext:value-type="float">
            <text:p>84,8936997278952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AK170</text:p>
          </table:table-cell>
          <table:table-cell office:value-type="float" office:value="99.1518035152375" calcext:value-type="float">
            <text:p>99,1518035152375</text:p>
          </table:table-cell>
          <table:table-cell office:value-type="float" office:value="1.46281729327265" calcext:value-type="float">
            <text:p>1,46281729327265</text:p>
          </table:table-cell>
          <table:table-cell office:value-type="float" office:value="27069" calcext:value-type="float">
            <text:p>27069</text:p>
          </table:table-cell>
          <table:table-cell office:value-type="float" office:value="32652" calcext:value-type="float">
            <text:p>32652</text:p>
          </table:table-cell>
          <table:table-cell office:value-type="float" office:value="82.901506798971" calcext:value-type="float">
            <text:p>82,90150679897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SM11</text:p>
          </table:table-cell>
          <table:table-cell office:value-type="float" office:value="99.1586496107419" calcext:value-type="float">
            <text:p>99,1586496107419</text:p>
          </table:table-cell>
          <table:table-cell office:value-type="float" office:value="1.48389273286351" calcext:value-type="float">
            <text:p>1,48389273286351</text:p>
          </table:table-cell>
          <table:table-cell office:value-type="float" office:value="28796" calcext:value-type="float">
            <text:p>28796</text:p>
          </table:table-cell>
          <table:table-cell office:value-type="float" office:value="33443" calcext:value-type="float">
            <text:p>33443</text:p>
          </table:table-cell>
          <table:table-cell office:value-type="float" office:value="86.1047154860509" calcext:value-type="float">
            <text:p>86,1047154860509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022</text:p>
          </table:table-cell>
          <table:table-cell office:value-type="float" office:value="99.1632684632943" calcext:value-type="float">
            <text:p>99,1632684632943</text:p>
          </table:table-cell>
          <table:table-cell office:value-type="float" office:value="1.43276842757585" calcext:value-type="float">
            <text:p>1,43276842757585</text:p>
          </table:table-cell>
          <table:table-cell office:value-type="float" office:value="27751" calcext:value-type="float">
            <text:p>27751</text:p>
          </table:table-cell>
          <table:table-cell office:value-type="float" office:value="33443" calcext:value-type="float">
            <text:p>33443</text:p>
          </table:table-cell>
          <table:table-cell office:value-type="float" office:value="82.9799958137727" calcext:value-type="float">
            <text:p>82,9799958137727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BL225C</text:p>
          </table:table-cell>
          <table:table-cell office:value-type="float" office:value="99.1672899248068" calcext:value-type="float">
            <text:p>99,1672899248068</text:p>
          </table:table-cell>
          <table:table-cell office:value-type="float" office:value="1.43393005556239" calcext:value-type="float">
            <text:p>1,43393005556239</text:p>
          </table:table-cell>
          <table:table-cell office:value-type="float" office:value="28812" calcext:value-type="float">
            <text:p>28812</text:p>
          </table:table-cell>
          <table:table-cell office:value-type="float" office:value="33443" calcext:value-type="float">
            <text:p>33443</text:p>
          </table:table-cell>
          <table:table-cell office:value-type="float" office:value="86.152558083904" calcext:value-type="float">
            <text:p>86,152558083904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006</text:p>
          </table:table-cell>
          <table:table-cell office:value-type="float" office:value="99.2055743832151" calcext:value-type="float">
            <text:p>99,2055743832151</text:p>
          </table:table-cell>
          <table:table-cell office:value-type="float" office:value="1.45409123553205" calcext:value-type="float">
            <text:p>1,45409123553205</text:p>
          </table:table-cell>
          <table:table-cell office:value-type="float" office:value="28486" calcext:value-type="float">
            <text:p>28486</text:p>
          </table:table-cell>
          <table:table-cell office:value-type="float" office:value="33443" calcext:value-type="float">
            <text:p>33443</text:p>
          </table:table-cell>
          <table:table-cell office:value-type="float" office:value="85.1777651526478" calcext:value-type="float">
            <text:p>85,1777651526478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203</text:p>
          </table:table-cell>
          <table:table-cell office:value-type="float" office:value="99.233476189546" calcext:value-type="float">
            <text:p>99,233476189546</text:p>
          </table:table-cell>
          <table:table-cell office:value-type="float" office:value="1.38112830311477" calcext:value-type="float">
            <text:p>1,38112830311477</text:p>
          </table:table-cell>
          <table:table-cell office:value-type="float" office:value="28250" calcext:value-type="float">
            <text:p>28250</text:p>
          </table:table-cell>
          <table:table-cell office:value-type="float" office:value="32915" calcext:value-type="float">
            <text:p>32915</text:p>
          </table:table-cell>
          <table:table-cell office:value-type="float" office:value="85.8271304876196" calcext:value-type="float">
            <text:p>85,8271304876196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AK83</text:p>
          </table:table-cell>
          <table:table-cell office:value-type="float" office:value="99.2374576539156" calcext:value-type="float">
            <text:p>99,2374576539156</text:p>
          </table:table-cell>
          <table:table-cell office:value-type="float" office:value="1.49642964045947" calcext:value-type="float">
            <text:p>1,49642964045947</text:p>
          </table:table-cell>
          <table:table-cell office:value-type="float" office:value="28064" calcext:value-type="float">
            <text:p>28064</text:p>
          </table:table-cell>
          <table:table-cell office:value-type="float" office:value="33443" calcext:value-type="float">
            <text:p>33443</text:p>
          </table:table-cell>
          <table:table-cell office:value-type="float" office:value="83.9159166342732" calcext:value-type="float">
            <text:p>83,9159166342732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106</text:p>
          </table:table-cell>
          <table:table-cell office:value-type="float" office:value="99.2542809666748" calcext:value-type="float">
            <text:p>99,2542809666748</text:p>
          </table:table-cell>
          <table:table-cell office:value-type="float" office:value="1.31894747973765" calcext:value-type="float">
            <text:p>1,31894747973765</text:p>
          </table:table-cell>
          <table:table-cell office:value-type="float" office:value="28429" calcext:value-type="float">
            <text:p>28429</text:p>
          </table:table-cell>
          <table:table-cell office:value-type="float" office:value="33443" calcext:value-type="float">
            <text:p>33443</text:p>
          </table:table-cell>
          <table:table-cell office:value-type="float" office:value="85.0073258977963" calcext:value-type="float">
            <text:p>85,0073258977963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B399</text:p>
          </table:table-cell>
          <table:table-cell office:value-type="float" office:value="99.2546569245006" calcext:value-type="float">
            <text:p>99,2546569245006</text:p>
          </table:table-cell>
          <table:table-cell office:value-type="float" office:value="1.3226352072415" calcext:value-type="float">
            <text:p>1,3226352072415</text:p>
          </table:table-cell>
          <table:table-cell office:value-type="float" office:value="27130" calcext:value-type="float">
            <text:p>27130</text:p>
          </table:table-cell>
          <table:table-cell office:value-type="float" office:value="32348" calcext:value-type="float">
            <text:p>32348</text:p>
          </table:table-cell>
          <table:table-cell office:value-type="float" office:value="83.8691727463831" calcext:value-type="float">
            <text:p>83,869172746383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float" office:value="2119" calcext:value-type="float">
            <text:p>2119</text:p>
          </table:table-cell>
          <table:table-cell office:value-type="float" office:value="99.2607706762536" calcext:value-type="float">
            <text:p>99,2607706762536</text:p>
          </table:table-cell>
          <table:table-cell office:value-type="float" office:value="1.29071683527537" calcext:value-type="float">
            <text:p>1,29071683527537</text:p>
          </table:table-cell>
          <table:table-cell office:value-type="float" office:value="28125" calcext:value-type="float">
            <text:p>28125</text:p>
          </table:table-cell>
          <table:table-cell office:value-type="float" office:value="32065" calcext:value-type="float">
            <text:p>32065</text:p>
          </table:table-cell>
          <table:table-cell office:value-type="float" office:value="87.7124590675191" calcext:value-type="float">
            <text:p>87,7124590675191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float" office:value="1021" calcext:value-type="float">
            <text:p>1021</text:p>
          </table:table-cell>
          <table:table-cell office:value-type="float" office:value="99.2656689872945" calcext:value-type="float">
            <text:p>99,2656689872945</text:p>
          </table:table-cell>
          <table:table-cell office:value-type="float" office:value="1.27522618001411" calcext:value-type="float">
            <text:p>1,27522618001411</text:p>
          </table:table-cell>
          <table:table-cell office:value-type="float" office:value="28173" calcext:value-type="float">
            <text:p>28173</text:p>
          </table:table-cell>
          <table:table-cell office:value-type="float" office:value="33443" calcext:value-type="float">
            <text:p>33443</text:p>
          </table:table-cell>
          <table:table-cell office:value-type="float" office:value="84.2418443321472" calcext:value-type="float">
            <text:p>84,2418443321472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210</text:p>
          </table:table-cell>
          <table:table-cell office:value-type="float" office:value="99.2658621191519" calcext:value-type="float">
            <text:p>99,2658621191519</text:p>
          </table:table-cell>
          <table:table-cell office:value-type="float" office:value="1.47331492001142" calcext:value-type="float">
            <text:p>1,47331492001142</text:p>
          </table:table-cell>
          <table:table-cell office:value-type="float" office:value="28456" calcext:value-type="float">
            <text:p>28456</text:p>
          </table:table-cell>
          <table:table-cell office:value-type="float" office:value="32633" calcext:value-type="float">
            <text:p>32633</text:p>
          </table:table-cell>
          <table:table-cell office:value-type="float" office:value="87.2000735451843" calcext:value-type="float">
            <text:p>87,2000735451843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212</text:p>
          </table:table-cell>
          <table:table-cell office:value-type="float" office:value="99.2660023134084" calcext:value-type="float">
            <text:p>99,2660023134084</text:p>
          </table:table-cell>
          <table:table-cell office:value-type="float" office:value="1.35025720825554" calcext:value-type="float">
            <text:p>1,35025720825554</text:p>
          </table:table-cell>
          <table:table-cell office:value-type="float" office:value="28668" calcext:value-type="float">
            <text:p>28668</text:p>
          </table:table-cell>
          <table:table-cell office:value-type="float" office:value="33443" calcext:value-type="float">
            <text:p>33443</text:p>
          </table:table-cell>
          <table:table-cell office:value-type="float" office:value="85.7219747032264" calcext:value-type="float">
            <text:p>85,7219747032264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float" office:value="2011" calcext:value-type="float">
            <text:p>2011</text:p>
          </table:table-cell>
          <table:table-cell office:value-type="float" office:value="99.2662792644946" calcext:value-type="float">
            <text:p>99,2662792644946</text:p>
          </table:table-cell>
          <table:table-cell office:value-type="float" office:value="1.29588384944567" calcext:value-type="float">
            <text:p>1,29588384944567</text:p>
          </table:table-cell>
          <table:table-cell office:value-type="float" office:value="28170" calcext:value-type="float">
            <text:p>28170</text:p>
          </table:table-cell>
          <table:table-cell office:value-type="float" office:value="33443" calcext:value-type="float">
            <text:p>33443</text:p>
          </table:table-cell>
          <table:table-cell office:value-type="float" office:value="84.2328738450498" calcext:value-type="float">
            <text:p>84,2328738450498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161</text:p>
          </table:table-cell>
          <table:table-cell office:value-type="float" office:value="99.4522302795987" calcext:value-type="float">
            <text:p>99,4522302795987</text:p>
          </table:table-cell>
          <table:table-cell office:value-type="float" office:value="1.36296218732342" calcext:value-type="float">
            <text:p>1,36296218732342</text:p>
          </table:table-cell>
          <table:table-cell office:value-type="float" office:value="28845" calcext:value-type="float">
            <text:p>28845</text:p>
          </table:table-cell>
          <table:table-cell office:value-type="float" office:value="33342" calcext:value-type="float">
            <text:p>33342</text:p>
          </table:table-cell>
          <table:table-cell office:value-type="float" office:value="86.5125067482455" calcext:value-type="float">
            <text:p>86,5125067482455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208</text:p>
          </table:table-cell>
          <table:table-cell office:value-type="float" office:value="99.5395837007453" calcext:value-type="float">
            <text:p>99,5395837007453</text:p>
          </table:table-cell>
          <table:table-cell office:value-type="float" office:value="1.29101705008197" calcext:value-type="float">
            <text:p>1,29101705008197</text:p>
          </table:table-cell>
          <table:table-cell office:value-type="float" office:value="28825" calcext:value-type="float">
            <text:p>28825</text:p>
          </table:table-cell>
          <table:table-cell office:value-type="float" office:value="33247" calcext:value-type="float">
            <text:p>33247</text:p>
          </table:table-cell>
          <table:table-cell office:value-type="float" office:value="86.6995518392637" calcext:value-type="float">
            <text:p>86,6995518392637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USDA1035</text:p>
          </table:table-cell>
          <table:table-cell office:value-type="float" office:value="99.5562880554571" calcext:value-type="float">
            <text:p>99,5562880554571</text:p>
          </table:table-cell>
          <table:table-cell office:value-type="float" office:value="1.36635136213894" calcext:value-type="float">
            <text:p>1,36635136213894</text:p>
          </table:table-cell>
          <table:table-cell office:value-type="float" office:value="29916" calcext:value-type="float">
            <text:p>29916</text:p>
          </table:table-cell>
          <table:table-cell office:value-type="float" office:value="33443" calcext:value-type="float">
            <text:p>33443</text:p>
          </table:table-cell>
          <table:table-cell office:value-type="float" office:value="89.4536973357653" calcext:value-type="float">
            <text:p>89,4536973357653</text:p>
          </table:table-cell>
        </table:table-row>
        <table:table-row table:style-name="ro1">
          <table:table-cell office:value-type="string" calcext:value-type="string">
            <text:p>USDA1221</text:p>
          </table:table-cell>
          <table:table-cell office:value-type="string" calcext:value-type="string">
            <text:p>AK21</text:p>
          </table:table-cell>
          <table:table-cell office:value-type="float" office:value="99.766888360276" calcext:value-type="float">
            <text:p>99,766888360276</text:p>
          </table:table-cell>
          <table:table-cell office:value-type="float" office:value="1.2818710460519" calcext:value-type="float">
            <text:p>1,2818710460519</text:p>
          </table:table-cell>
          <table:table-cell office:value-type="float" office:value="30242" calcext:value-type="float">
            <text:p>30242</text:p>
          </table:table-cell>
          <table:table-cell office:value-type="float" office:value="33443" calcext:value-type="float">
            <text:p>33443</text:p>
          </table:table-cell>
          <table:table-cell office:value-type="float" office:value="90.4284902670215" calcext:value-type="float">
            <text:p>90,4284902670215</text:p>
          </table:table-cell>
        </table:table-row>
        <table:table-row table:style-name="ro1">
          <table:table-cell table:number-columns-repeated="2" office:value-type="string" calcext:value-type="string">
            <text:p>USDA12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443" calcext:value-type="float">
            <text:p>33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float" office:value="320" calcext:value-type="float">
            <text:p>320</text:p>
          </table:table-cell>
          <table:table-cell office:value-type="float" office:value="81.2089693269855" calcext:value-type="float">
            <text:p>81,2089693269855</text:p>
          </table:table-cell>
          <table:table-cell office:value-type="float" office:value="4.35165191266585" calcext:value-type="float">
            <text:p>4,35165191266585</text:p>
          </table:table-cell>
          <table:table-cell office:value-type="float" office:value="5902" calcext:value-type="float">
            <text:p>5902</text:p>
          </table:table-cell>
          <table:table-cell office:value-type="float" office:value="32829" calcext:value-type="float">
            <text:p>32829</text:p>
          </table:table-cell>
          <table:table-cell office:value-type="float" office:value="17.9780072496878" calcext:value-type="float">
            <text:p>17,9780072496878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025</text:p>
          </table:table-cell>
          <table:table-cell office:value-type="float" office:value="94.2724292882247" calcext:value-type="float">
            <text:p>94,2724292882247</text:p>
          </table:table-cell>
          <table:table-cell office:value-type="float" office:value="2.77859632153203" calcext:value-type="float">
            <text:p>2,77859632153203</text:p>
          </table:table-cell>
          <table:table-cell office:value-type="float" office:value="20506" calcext:value-type="float">
            <text:p>20506</text:p>
          </table:table-cell>
          <table:table-cell office:value-type="float" office:value="31034" calcext:value-type="float">
            <text:p>31034</text:p>
          </table:table-cell>
          <table:table-cell office:value-type="float" office:value="66.0759167364826" calcext:value-type="float">
            <text:p>66,075916736482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161</text:p>
          </table:table-cell>
          <table:table-cell office:value-type="float" office:value="99.0807953141521" calcext:value-type="float">
            <text:p>99,0807953141521</text:p>
          </table:table-cell>
          <table:table-cell office:value-type="float" office:value="1.56045056406957" calcext:value-type="float">
            <text:p>1,56045056406957</text:p>
          </table:table-cell>
          <table:table-cell office:value-type="float" office:value="27731" calcext:value-type="float">
            <text:p>27731</text:p>
          </table:table-cell>
          <table:table-cell office:value-type="float" office:value="32829" calcext:value-type="float">
            <text:p>32829</text:p>
          </table:table-cell>
          <table:table-cell office:value-type="float" office:value="84.4710469402053" calcext:value-type="float">
            <text:p>84,4710469402053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035</text:p>
          </table:table-cell>
          <table:table-cell office:value-type="float" office:value="99.1553072340181" calcext:value-type="float">
            <text:p>99,1553072340181</text:p>
          </table:table-cell>
          <table:table-cell office:value-type="float" office:value="1.49433070621353" calcext:value-type="float">
            <text:p>1,49433070621353</text:p>
          </table:table-cell>
          <table:table-cell office:value-type="float" office:value="27944" calcext:value-type="float">
            <text:p>27944</text:p>
          </table:table-cell>
          <table:table-cell office:value-type="float" office:value="32829" calcext:value-type="float">
            <text:p>32829</text:p>
          </table:table-cell>
          <table:table-cell office:value-type="float" office:value="85.1198635352889" calcext:value-type="float">
            <text:p>85,1198635352889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21</text:p>
          </table:table-cell>
          <table:table-cell office:value-type="float" office:value="99.1737725674037" calcext:value-type="float">
            <text:p>99,1737725674037</text:p>
          </table:table-cell>
          <table:table-cell office:value-type="float" office:value="1.55907074258608" calcext:value-type="float">
            <text:p>1,55907074258608</text:p>
          </table:table-cell>
          <table:table-cell office:value-type="float" office:value="27791" calcext:value-type="float">
            <text:p>27791</text:p>
          </table:table-cell>
          <table:table-cell office:value-type="float" office:value="32829" calcext:value-type="float">
            <text:p>32829</text:p>
          </table:table-cell>
          <table:table-cell office:value-type="float" office:value="84.653812178257" calcext:value-type="float">
            <text:p>84,653812178257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12</text:p>
          </table:table-cell>
          <table:table-cell office:value-type="float" office:value="99.1913344815014" calcext:value-type="float">
            <text:p>99,1913344815014</text:p>
          </table:table-cell>
          <table:table-cell office:value-type="float" office:value="1.56968144464162" calcext:value-type="float">
            <text:p>1,56968144464162</text:p>
          </table:table-cell>
          <table:table-cell office:value-type="float" office:value="27507" calcext:value-type="float">
            <text:p>27507</text:p>
          </table:table-cell>
          <table:table-cell office:value-type="float" office:value="32829" calcext:value-type="float">
            <text:p>32829</text:p>
          </table:table-cell>
          <table:table-cell office:value-type="float" office:value="83.7887233848122" calcext:value-type="float">
            <text:p>83,7887233848122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08</text:p>
          </table:table-cell>
          <table:table-cell office:value-type="float" office:value="99.1976830959148" calcext:value-type="float">
            <text:p>99,1976830959148</text:p>
          </table:table-cell>
          <table:table-cell office:value-type="float" office:value="1.4186240694826" calcext:value-type="float">
            <text:p>1,4186240694826</text:p>
          </table:table-cell>
          <table:table-cell office:value-type="float" office:value="27632" calcext:value-type="float">
            <text:p>27632</text:p>
          </table:table-cell>
          <table:table-cell office:value-type="float" office:value="32829" calcext:value-type="float">
            <text:p>32829</text:p>
          </table:table-cell>
          <table:table-cell office:value-type="float" office:value="84.16948429742" calcext:value-type="float">
            <text:p>84,16948429742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AK170</text:p>
          </table:table-cell>
          <table:table-cell office:value-type="float" office:value="99.2092419529091" calcext:value-type="float">
            <text:p>99,2092419529091</text:p>
          </table:table-cell>
          <table:table-cell office:value-type="float" office:value="1.49163510190556" calcext:value-type="float">
            <text:p>1,49163510190556</text:p>
          </table:table-cell>
          <table:table-cell office:value-type="float" office:value="27229" calcext:value-type="float">
            <text:p>27229</text:p>
          </table:table-cell>
          <table:table-cell office:value-type="float" office:value="32652" calcext:value-type="float">
            <text:p>32652</text:p>
          </table:table-cell>
          <table:table-cell office:value-type="float" office:value="83.3915227244886" calcext:value-type="float">
            <text:p>83,391522724488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AK21</text:p>
          </table:table-cell>
          <table:table-cell office:value-type="float" office:value="99.2231831713618" calcext:value-type="float">
            <text:p>99,2231831713618</text:p>
          </table:table-cell>
          <table:table-cell office:value-type="float" office:value="1.42446376063263" calcext:value-type="float">
            <text:p>1,42446376063263</text:p>
          </table:table-cell>
          <table:table-cell office:value-type="float" office:value="28477" calcext:value-type="float">
            <text:p>28477</text:p>
          </table:table-cell>
          <table:table-cell office:value-type="float" office:value="32829" calcext:value-type="float">
            <text:p>32829</text:p>
          </table:table-cell>
          <table:table-cell office:value-type="float" office:value="86.7434280666484" calcext:value-type="float">
            <text:p>86,7434280666484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AK83</text:p>
          </table:table-cell>
          <table:table-cell office:value-type="float" office:value="99.2727623305873" calcext:value-type="float">
            <text:p>99,2727623305873</text:p>
          </table:table-cell>
          <table:table-cell office:value-type="float" office:value="1.56245458415772" calcext:value-type="float">
            <text:p>1,56245458415772</text:p>
          </table:table-cell>
          <table:table-cell office:value-type="float" office:value="27621" calcext:value-type="float">
            <text:p>27621</text:p>
          </table:table-cell>
          <table:table-cell office:value-type="float" office:value="32829" calcext:value-type="float">
            <text:p>32829</text:p>
          </table:table-cell>
          <table:table-cell office:value-type="float" office:value="84.1359773371105" calcext:value-type="float">
            <text:p>84,135977337110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AK58</text:p>
          </table:table-cell>
          <table:table-cell office:value-type="float" office:value="99.3166604021718" calcext:value-type="float">
            <text:p>99,3166604021718</text:p>
          </table:table-cell>
          <table:table-cell office:value-type="float" office:value="1.59065154206383" calcext:value-type="float">
            <text:p>1,59065154206383</text:p>
          </table:table-cell>
          <table:table-cell office:value-type="float" office:value="28356" calcext:value-type="float">
            <text:p>28356</text:p>
          </table:table-cell>
          <table:table-cell office:value-type="float" office:value="32829" calcext:value-type="float">
            <text:p>32829</text:p>
          </table:table-cell>
          <table:table-cell office:value-type="float" office:value="86.3748515032441" calcext:value-type="float">
            <text:p>86,3748515032441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SM11</text:p>
          </table:table-cell>
          <table:table-cell office:value-type="float" office:value="99.3315583013596" calcext:value-type="float">
            <text:p>99,3315583013596</text:p>
          </table:table-cell>
          <table:table-cell office:value-type="float" office:value="1.53058161203465" calcext:value-type="float">
            <text:p>1,53058161203465</text:p>
          </table:table-cell>
          <table:table-cell office:value-type="float" office:value="28241" calcext:value-type="float">
            <text:p>28241</text:p>
          </table:table-cell>
          <table:table-cell office:value-type="float" office:value="32829" calcext:value-type="float">
            <text:p>32829</text:p>
          </table:table-cell>
          <table:table-cell office:value-type="float" office:value="86.024551463645" calcext:value-type="float">
            <text:p>86,02455146364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GR4</text:p>
          </table:table-cell>
          <table:table-cell office:value-type="float" office:value="99.3547595371357" calcext:value-type="float">
            <text:p>99,3547595371357</text:p>
          </table:table-cell>
          <table:table-cell office:value-type="float" office:value="1.48579605330152" calcext:value-type="float">
            <text:p>1,48579605330152</text:p>
          </table:table-cell>
          <table:table-cell office:value-type="float" office:value="27853" calcext:value-type="float">
            <text:p>27853</text:p>
          </table:table-cell>
          <table:table-cell office:value-type="float" office:value="32829" calcext:value-type="float">
            <text:p>32829</text:p>
          </table:table-cell>
          <table:table-cell office:value-type="float" office:value="84.8426695909105" calcext:value-type="float">
            <text:p>84,842669590910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10</text:p>
          </table:table-cell>
          <table:table-cell office:value-type="float" office:value="99.3566820509925" calcext:value-type="float">
            <text:p>99,3566820509925</text:p>
          </table:table-cell>
          <table:table-cell office:value-type="float" office:value="1.47402799593152" calcext:value-type="float">
            <text:p>1,47402799593152</text:p>
          </table:table-cell>
          <table:table-cell office:value-type="float" office:value="28021" calcext:value-type="float">
            <text:p>28021</text:p>
          </table:table-cell>
          <table:table-cell office:value-type="float" office:value="32633" calcext:value-type="float">
            <text:p>32633</text:p>
          </table:table-cell>
          <table:table-cell office:value-type="float" office:value="85.8670670793369" calcext:value-type="float">
            <text:p>85,8670670793369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157</text:p>
          </table:table-cell>
          <table:table-cell office:value-type="float" office:value="99.4144532085331" calcext:value-type="float">
            <text:p>99,4144532085331</text:p>
          </table:table-cell>
          <table:table-cell office:value-type="float" office:value="1.45632667020578" calcext:value-type="float">
            <text:p>1,45632667020578</text:p>
          </table:table-cell>
          <table:table-cell office:value-type="float" office:value="28809" calcext:value-type="float">
            <text:p>28809</text:p>
          </table:table-cell>
          <table:table-cell office:value-type="float" office:value="32829" calcext:value-type="float">
            <text:p>32829</text:p>
          </table:table-cell>
          <table:table-cell office:value-type="float" office:value="87.7547290505346" calcext:value-type="float">
            <text:p>87,754729050534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006</text:p>
          </table:table-cell>
          <table:table-cell office:value-type="float" office:value="99.4678994672506" calcext:value-type="float">
            <text:p>99,4678994672506</text:p>
          </table:table-cell>
          <table:table-cell office:value-type="float" office:value="1.36376956844021" calcext:value-type="float">
            <text:p>1,36376956844021</text:p>
          </table:table-cell>
          <table:table-cell office:value-type="float" office:value="28367" calcext:value-type="float">
            <text:p>28367</text:p>
          </table:table-cell>
          <table:table-cell office:value-type="float" office:value="32829" calcext:value-type="float">
            <text:p>32829</text:p>
          </table:table-cell>
          <table:table-cell office:value-type="float" office:value="86.4083584635536" calcext:value-type="float">
            <text:p>86,408358463553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B399</text:p>
          </table:table-cell>
          <table:table-cell office:value-type="float" office:value="99.4721782423305" calcext:value-type="float">
            <text:p>99,4721782423305</text:p>
          </table:table-cell>
          <table:table-cell office:value-type="float" office:value="1.18688699344469" calcext:value-type="float">
            <text:p>1,18688699344469</text:p>
          </table:table-cell>
          <table:table-cell office:value-type="float" office:value="27606" calcext:value-type="float">
            <text:p>27606</text:p>
          </table:table-cell>
          <table:table-cell office:value-type="float" office:value="32348" calcext:value-type="float">
            <text:p>32348</text:p>
          </table:table-cell>
          <table:table-cell office:value-type="float" office:value="85.3406702114505" calcext:value-type="float">
            <text:p>85,340670211450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BL225C</text:p>
          </table:table-cell>
          <table:table-cell office:value-type="float" office:value="99.5799623998814" calcext:value-type="float">
            <text:p>99,5799623998814</text:p>
          </table:table-cell>
          <table:table-cell office:value-type="float" office:value="1.07648845646602" calcext:value-type="float">
            <text:p>1,07648845646602</text:p>
          </table:table-cell>
          <table:table-cell office:value-type="float" office:value="29157" calcext:value-type="float">
            <text:p>29157</text:p>
          </table:table-cell>
          <table:table-cell office:value-type="float" office:value="32829" calcext:value-type="float">
            <text:p>32829</text:p>
          </table:table-cell>
          <table:table-cell office:value-type="float" office:value="88.8147674312346" calcext:value-type="float">
            <text:p>88,8147674312346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022</text:p>
          </table:table-cell>
          <table:table-cell office:value-type="float" office:value="99.6625030172747" calcext:value-type="float">
            <text:p>99,6625030172747</text:p>
          </table:table-cell>
          <table:table-cell office:value-type="float" office:value="1.10787203298933" calcext:value-type="float">
            <text:p>1,10787203298933</text:p>
          </table:table-cell>
          <table:table-cell office:value-type="float" office:value="30079" calcext:value-type="float">
            <text:p>30079</text:p>
          </table:table-cell>
          <table:table-cell office:value-type="float" office:value="32829" calcext:value-type="float">
            <text:p>32829</text:p>
          </table:table-cell>
          <table:table-cell office:value-type="float" office:value="91.6232599226294" calcext:value-type="float">
            <text:p>91,6232599226294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203</text:p>
          </table:table-cell>
          <table:table-cell office:value-type="float" office:value="99.7088676486094" calcext:value-type="float">
            <text:p>99,7088676486094</text:p>
          </table:table-cell>
          <table:table-cell office:value-type="float" office:value="1.0219574637963" calcext:value-type="float">
            <text:p>1,0219574637963</text:p>
          </table:table-cell>
          <table:table-cell office:value-type="float" office:value="29730" calcext:value-type="float">
            <text:p>29730</text:p>
          </table:table-cell>
          <table:table-cell office:value-type="float" office:value="32829" calcext:value-type="float">
            <text:p>32829</text:p>
          </table:table-cell>
          <table:table-cell office:value-type="float" office:value="90.5601754546285" calcext:value-type="float">
            <text:p>90,5601754546285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float" office:value="1021" calcext:value-type="float">
            <text:p>1021</text:p>
          </table:table-cell>
          <table:table-cell office:value-type="float" office:value="99.7431834570282" calcext:value-type="float">
            <text:p>99,7431834570282</text:p>
          </table:table-cell>
          <table:table-cell office:value-type="float" office:value="0.842507833089487" calcext:value-type="float">
            <text:p>0,842507833089487</text:p>
          </table:table-cell>
          <table:table-cell office:value-type="float" office:value="29967" calcext:value-type="float">
            <text:p>29967</text:p>
          </table:table-cell>
          <table:table-cell office:value-type="float" office:value="32829" calcext:value-type="float">
            <text:p>32829</text:p>
          </table:table-cell>
          <table:table-cell office:value-type="float" office:value="91.2820981449328" calcext:value-type="float">
            <text:p>91,2820981449328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float" office:value="2011" calcext:value-type="float">
            <text:p>2011</text:p>
          </table:table-cell>
          <table:table-cell office:value-type="float" office:value="99.7469597539435" calcext:value-type="float">
            <text:p>99,7469597539435</text:p>
          </table:table-cell>
          <table:table-cell office:value-type="float" office:value="0.839625374703572" calcext:value-type="float">
            <text:p>0,839625374703572</text:p>
          </table:table-cell>
          <table:table-cell office:value-type="float" office:value="29946" calcext:value-type="float">
            <text:p>29946</text:p>
          </table:table-cell>
          <table:table-cell office:value-type="float" office:value="32829" calcext:value-type="float">
            <text:p>32829</text:p>
          </table:table-cell>
          <table:table-cell office:value-type="float" office:value="91.2181303116147" calcext:value-type="float">
            <text:p>91,2181303116147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string" calcext:value-type="string">
            <text:p>USDA1106</text:p>
          </table:table-cell>
          <table:table-cell office:value-type="float" office:value="99.7498911562138" calcext:value-type="float">
            <text:p>99,7498911562138</text:p>
          </table:table-cell>
          <table:table-cell office:value-type="float" office:value="0.83052929770471" calcext:value-type="float">
            <text:p>0,83052929770471</text:p>
          </table:table-cell>
          <table:table-cell office:value-type="float" office:value="29903" calcext:value-type="float">
            <text:p>29903</text:p>
          </table:table-cell>
          <table:table-cell office:value-type="float" office:value="32829" calcext:value-type="float">
            <text:p>32829</text:p>
          </table:table-cell>
          <table:table-cell office:value-type="float" office:value="91.0871485576777" calcext:value-type="float">
            <text:p>91,0871485576777</text:p>
          </table:table-cell>
        </table:table-row>
        <table:table-row table:style-name="ro1">
          <table:table-cell office:value-type="string" calcext:value-type="string">
            <text:p>USDA1530</text:p>
          </table:table-cell>
          <table:table-cell office:value-type="float" office:value="2119" calcext:value-type="float">
            <text:p>2119</text:p>
          </table:table-cell>
          <table:table-cell office:value-type="float" office:value="99.7544199135943" calcext:value-type="float">
            <text:p>99,7544199135943</text:p>
          </table:table-cell>
          <table:table-cell office:value-type="float" office:value="0.797692941100176" calcext:value-type="float">
            <text:p>0,797692941100176</text:p>
          </table:table-cell>
          <table:table-cell office:value-type="float" office:value="29803" calcext:value-type="float">
            <text:p>29803</text:p>
          </table:table-cell>
          <table:table-cell office:value-type="float" office:value="32065" calcext:value-type="float">
            <text:p>32065</text:p>
          </table:table-cell>
          <table:table-cell office:value-type="float" office:value="92.945579292063" calcext:value-type="float">
            <text:p>92,945579292063</text:p>
          </table:table-cell>
        </table:table-row>
        <table:table-row table:style-name="ro1">
          <table:table-cell table:number-columns-repeated="2" office:value-type="string" calcext:value-type="string">
            <text:p>USDA15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829" calcext:value-type="float">
            <text:p>32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float" office:value="320" calcext:value-type="float">
            <text:p>320</text:p>
          </table:table-cell>
          <table:table-cell office:value-type="float" office:value="81.1552906033892" calcext:value-type="float">
            <text:p>81,1552906033892</text:p>
          </table:table-cell>
          <table:table-cell office:value-type="float" office:value="4.41938272746624" calcext:value-type="float">
            <text:p>4,41938272746624</text:p>
          </table:table-cell>
          <table:table-cell office:value-type="float" office:value="5757" calcext:value-type="float">
            <text:p>5757</text:p>
          </table:table-cell>
          <table:table-cell office:value-type="float" office:value="32097" calcext:value-type="float">
            <text:p>32097</text:p>
          </table:table-cell>
          <table:table-cell office:value-type="float" office:value="17.9362557248341" calcext:value-type="float">
            <text:p>17,9362557248341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025</text:p>
          </table:table-cell>
          <table:table-cell office:value-type="float" office:value="94.286749968877" calcext:value-type="float">
            <text:p>94,286749968877</text:p>
          </table:table-cell>
          <table:table-cell office:value-type="float" office:value="2.93354891809065" calcext:value-type="float">
            <text:p>2,93354891809065</text:p>
          </table:table-cell>
          <table:table-cell office:value-type="float" office:value="20173" calcext:value-type="float">
            <text:p>20173</text:p>
          </table:table-cell>
          <table:table-cell office:value-type="float" office:value="31034" calcext:value-type="float">
            <text:p>31034</text:p>
          </table:table-cell>
          <table:table-cell office:value-type="float" office:value="65.0029000451118" calcext:value-type="float">
            <text:p>65,0029000451118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161</text:p>
          </table:table-cell>
          <table:table-cell office:value-type="float" office:value="99.0899254620494" calcext:value-type="float">
            <text:p>99,0899254620494</text:p>
          </table:table-cell>
          <table:table-cell office:value-type="float" office:value="1.47399711509484" calcext:value-type="float">
            <text:p>1,47399711509484</text:p>
          </table:table-cell>
          <table:table-cell office:value-type="float" office:value="27299" calcext:value-type="float">
            <text:p>27299</text:p>
          </table:table-cell>
          <table:table-cell office:value-type="float" office:value="32097" calcext:value-type="float">
            <text:p>32097</text:p>
          </table:table-cell>
          <table:table-cell office:value-type="float" office:value="85.0515624513194" calcext:value-type="float">
            <text:p>85,051562451319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08</text:p>
          </table:table-cell>
          <table:table-cell office:value-type="float" office:value="99.1134862690843" calcext:value-type="float">
            <text:p>99,1134862690843</text:p>
          </table:table-cell>
          <table:table-cell office:value-type="float" office:value="1.43708779151745" calcext:value-type="float">
            <text:p>1,43708779151745</text:p>
          </table:table-cell>
          <table:table-cell office:value-type="float" office:value="26673" calcext:value-type="float">
            <text:p>26673</text:p>
          </table:table-cell>
          <table:table-cell office:value-type="float" office:value="32097" calcext:value-type="float">
            <text:p>32097</text:p>
          </table:table-cell>
          <table:table-cell office:value-type="float" office:value="83.1012244134966" calcext:value-type="float">
            <text:p>83,1012244134966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035</text:p>
          </table:table-cell>
          <table:table-cell office:value-type="float" office:value="99.1182193603355" calcext:value-type="float">
            <text:p>99,1182193603355</text:p>
          </table:table-cell>
          <table:table-cell office:value-type="float" office:value="1.5342365887264" calcext:value-type="float">
            <text:p>1,5342365887264</text:p>
          </table:table-cell>
          <table:table-cell office:value-type="float" office:value="27746" calcext:value-type="float">
            <text:p>27746</text:p>
          </table:table-cell>
          <table:table-cell office:value-type="float" office:value="32097" calcext:value-type="float">
            <text:p>32097</text:p>
          </table:table-cell>
          <table:table-cell office:value-type="float" office:value="86.4442159703399" calcext:value-type="float">
            <text:p>86,4442159703399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AK170</text:p>
          </table:table-cell>
          <table:table-cell office:value-type="float" office:value="99.1942123473501" calcext:value-type="float">
            <text:p>99,1942123473501</text:p>
          </table:table-cell>
          <table:table-cell office:value-type="float" office:value="1.43674607055406" calcext:value-type="float">
            <text:p>1,43674607055406</text:p>
          </table:table-cell>
          <table:table-cell office:value-type="float" office:value="26493" calcext:value-type="float">
            <text:p>26493</text:p>
          </table:table-cell>
          <table:table-cell office:value-type="float" office:value="32097" calcext:value-type="float">
            <text:p>32097</text:p>
          </table:table-cell>
          <table:table-cell office:value-type="float" office:value="82.5404243387232" calcext:value-type="float">
            <text:p>82,5404243387232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12</text:p>
          </table:table-cell>
          <table:table-cell office:value-type="float" office:value="99.2146818922936" calcext:value-type="float">
            <text:p>99,2146818922936</text:p>
          </table:table-cell>
          <table:table-cell office:value-type="float" office:value="1.47863976542347" calcext:value-type="float">
            <text:p>1,47863976542347</text:p>
          </table:table-cell>
          <table:table-cell office:value-type="float" office:value="27176" calcext:value-type="float">
            <text:p>27176</text:p>
          </table:table-cell>
          <table:table-cell office:value-type="float" office:value="32097" calcext:value-type="float">
            <text:p>32097</text:p>
          </table:table-cell>
          <table:table-cell office:value-type="float" office:value="84.668349066891" calcext:value-type="float">
            <text:p>84,668349066891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AK21</text:p>
          </table:table-cell>
          <table:table-cell office:value-type="float" office:value="99.2167627913071" calcext:value-type="float">
            <text:p>99,2167627913071</text:p>
          </table:table-cell>
          <table:table-cell office:value-type="float" office:value="1.46092898306634" calcext:value-type="float">
            <text:p>1,46092898306634</text:p>
          </table:table-cell>
          <table:table-cell office:value-type="float" office:value="28169" calcext:value-type="float">
            <text:p>28169</text:p>
          </table:table-cell>
          <table:table-cell office:value-type="float" office:value="32097" calcext:value-type="float">
            <text:p>32097</text:p>
          </table:table-cell>
          <table:table-cell office:value-type="float" office:value="87.7620961460573" calcext:value-type="float">
            <text:p>87,7620961460573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21</text:p>
          </table:table-cell>
          <table:table-cell office:value-type="float" office:value="99.2304632435195" calcext:value-type="float">
            <text:p>99,2304632435195</text:p>
          </table:table-cell>
          <table:table-cell office:value-type="float" office:value="1.35345446737468" calcext:value-type="float">
            <text:p>1,35345446737468</text:p>
          </table:table-cell>
          <table:table-cell office:value-type="float" office:value="27203" calcext:value-type="float">
            <text:p>27203</text:p>
          </table:table-cell>
          <table:table-cell office:value-type="float" office:value="32097" calcext:value-type="float">
            <text:p>32097</text:p>
          </table:table-cell>
          <table:table-cell office:value-type="float" office:value="84.752469078107" calcext:value-type="float">
            <text:p>84,752469078107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AK83</text:p>
          </table:table-cell>
          <table:table-cell office:value-type="float" office:value="99.2978173195986" calcext:value-type="float">
            <text:p>99,2978173195986</text:p>
          </table:table-cell>
          <table:table-cell office:value-type="float" office:value="1.45941780859603" calcext:value-type="float">
            <text:p>1,45941780859603</text:p>
          </table:table-cell>
          <table:table-cell office:value-type="float" office:value="26913" calcext:value-type="float">
            <text:p>26913</text:p>
          </table:table-cell>
          <table:table-cell office:value-type="float" office:value="32097" calcext:value-type="float">
            <text:p>32097</text:p>
          </table:table-cell>
          <table:table-cell office:value-type="float" office:value="83.8489578465277" calcext:value-type="float">
            <text:p>83,8489578465277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AK58</text:p>
          </table:table-cell>
          <table:table-cell office:value-type="float" office:value="99.3087202772802" calcext:value-type="float">
            <text:p>99,3087202772802</text:p>
          </table:table-cell>
          <table:table-cell office:value-type="float" office:value="1.59793823629116" calcext:value-type="float">
            <text:p>1,59793823629116</text:p>
          </table:table-cell>
          <table:table-cell office:value-type="float" office:value="27057" calcext:value-type="float">
            <text:p>27057</text:p>
          </table:table-cell>
          <table:table-cell office:value-type="float" office:value="32097" calcext:value-type="float">
            <text:p>32097</text:p>
          </table:table-cell>
          <table:table-cell office:value-type="float" office:value="84.2975979063464" calcext:value-type="float">
            <text:p>84,297597906346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157</text:p>
          </table:table-cell>
          <table:table-cell office:value-type="float" office:value="99.3486411422644" calcext:value-type="float">
            <text:p>99,3486411422644</text:p>
          </table:table-cell>
          <table:table-cell office:value-type="float" office:value="1.57041506427947" calcext:value-type="float">
            <text:p>1,57041506427947</text:p>
          </table:table-cell>
          <table:table-cell office:value-type="float" office:value="28214" calcext:value-type="float">
            <text:p>28214</text:p>
          </table:table-cell>
          <table:table-cell office:value-type="float" office:value="32097" calcext:value-type="float">
            <text:p>32097</text:p>
          </table:table-cell>
          <table:table-cell office:value-type="float" office:value="87.9022961647506" calcext:value-type="float">
            <text:p>87,9022961647506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GR4</text:p>
          </table:table-cell>
          <table:table-cell office:value-type="float" office:value="99.3616276690163" calcext:value-type="float">
            <text:p>99,3616276690163</text:p>
          </table:table-cell>
          <table:table-cell office:value-type="float" office:value="1.6861983029027" calcext:value-type="float">
            <text:p>1,6861983029027</text:p>
          </table:table-cell>
          <table:table-cell office:value-type="float" office:value="27818" calcext:value-type="float">
            <text:p>27818</text:p>
          </table:table-cell>
          <table:table-cell office:value-type="float" office:value="32097" calcext:value-type="float">
            <text:p>32097</text:p>
          </table:table-cell>
          <table:table-cell office:value-type="float" office:value="86.6685360002493" calcext:value-type="float">
            <text:p>86,6685360002493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SM11</text:p>
          </table:table-cell>
          <table:table-cell office:value-type="float" office:value="99.3796144642263" calcext:value-type="float">
            <text:p>99,3796144642263</text:p>
          </table:table-cell>
          <table:table-cell office:value-type="float" office:value="1.37376951730966" calcext:value-type="float">
            <text:p>1,37376951730966</text:p>
          </table:table-cell>
          <table:table-cell office:value-type="float" office:value="27803" calcext:value-type="float">
            <text:p>27803</text:p>
          </table:table-cell>
          <table:table-cell office:value-type="float" office:value="32097" calcext:value-type="float">
            <text:p>32097</text:p>
          </table:table-cell>
          <table:table-cell office:value-type="float" office:value="86.6218026606848" calcext:value-type="float">
            <text:p>86,6218026606848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022</text:p>
          </table:table-cell>
          <table:table-cell office:value-type="float" office:value="99.4146412689443" calcext:value-type="float">
            <text:p>99,4146412689443</text:p>
          </table:table-cell>
          <table:table-cell office:value-type="float" office:value="1.52615134708102" calcext:value-type="float">
            <text:p>1,52615134708102</text:p>
          </table:table-cell>
          <table:table-cell office:value-type="float" office:value="28669" calcext:value-type="float">
            <text:p>28669</text:p>
          </table:table-cell>
          <table:table-cell office:value-type="float" office:value="32097" calcext:value-type="float">
            <text:p>32097</text:p>
          </table:table-cell>
          <table:table-cell office:value-type="float" office:value="89.3198741315388" calcext:value-type="float">
            <text:p>89,3198741315388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10</text:p>
          </table:table-cell>
          <table:table-cell office:value-type="float" office:value="99.4162084172692" calcext:value-type="float">
            <text:p>99,4162084172692</text:p>
          </table:table-cell>
          <table:table-cell office:value-type="float" office:value="1.28500598783006" calcext:value-type="float">
            <text:p>1,28500598783006</text:p>
          </table:table-cell>
          <table:table-cell office:value-type="float" office:value="27462" calcext:value-type="float">
            <text:p>27462</text:p>
          </table:table-cell>
          <table:table-cell office:value-type="float" office:value="32097" calcext:value-type="float">
            <text:p>32097</text:p>
          </table:table-cell>
          <table:table-cell office:value-type="float" office:value="85.5593980745864" calcext:value-type="float">
            <text:p>85,559398074586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BL225C</text:p>
          </table:table-cell>
          <table:table-cell office:value-type="float" office:value="99.4656926586463" calcext:value-type="float">
            <text:p>99,4656926586463</text:p>
          </table:table-cell>
          <table:table-cell office:value-type="float" office:value="1.31164630532532" calcext:value-type="float">
            <text:p>1,31164630532532</text:p>
          </table:table-cell>
          <table:table-cell office:value-type="float" office:value="28514" calcext:value-type="float">
            <text:p>28514</text:p>
          </table:table-cell>
          <table:table-cell office:value-type="float" office:value="32097" calcext:value-type="float">
            <text:p>32097</text:p>
          </table:table-cell>
          <table:table-cell office:value-type="float" office:value="88.8369629560395" calcext:value-type="float">
            <text:p>88,8369629560395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B399</text:p>
          </table:table-cell>
          <table:table-cell office:value-type="float" office:value="99.4777099508833" calcext:value-type="float">
            <text:p>99,4777099508833</text:p>
          </table:table-cell>
          <table:table-cell office:value-type="float" office:value="1.13143780204942" calcext:value-type="float">
            <text:p>1,13143780204942</text:p>
          </table:table-cell>
          <table:table-cell office:value-type="float" office:value="26967" calcext:value-type="float">
            <text:p>26967</text:p>
          </table:table-cell>
          <table:table-cell office:value-type="float" office:value="32097" calcext:value-type="float">
            <text:p>32097</text:p>
          </table:table-cell>
          <table:table-cell office:value-type="float" office:value="84.0171978689597" calcext:value-type="float">
            <text:p>84,0171978689597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006</text:p>
          </table:table-cell>
          <table:table-cell office:value-type="float" office:value="99.4865835535161" calcext:value-type="float">
            <text:p>99,4865835535161</text:p>
          </table:table-cell>
          <table:table-cell office:value-type="float" office:value="1.31111921761237" calcext:value-type="float">
            <text:p>1,31111921761237</text:p>
          </table:table-cell>
          <table:table-cell office:value-type="float" office:value="28005" calcext:value-type="float">
            <text:p>28005</text:p>
          </table:table-cell>
          <table:table-cell office:value-type="float" office:value="32097" calcext:value-type="float">
            <text:p>32097</text:p>
          </table:table-cell>
          <table:table-cell office:value-type="float" office:value="87.2511449668193" calcext:value-type="float">
            <text:p>87,2511449668193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530</text:p>
          </table:table-cell>
          <table:table-cell office:value-type="float" office:value="99.4897326980346" calcext:value-type="float">
            <text:p>99,4897326980346</text:p>
          </table:table-cell>
          <table:table-cell office:value-type="float" office:value="1.35069591203331" calcext:value-type="float">
            <text:p>1,35069591203331</text:p>
          </table:table-cell>
          <table:table-cell office:value-type="float" office:value="28105" calcext:value-type="float">
            <text:p>28105</text:p>
          </table:table-cell>
          <table:table-cell office:value-type="float" office:value="32097" calcext:value-type="float">
            <text:p>32097</text:p>
          </table:table-cell>
          <table:table-cell office:value-type="float" office:value="87.5627005639156" calcext:value-type="float">
            <text:p>87,5627005639156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203</text:p>
          </table:table-cell>
          <table:table-cell office:value-type="float" office:value="99.5214406518122" calcext:value-type="float">
            <text:p>99,5214406518122</text:p>
          </table:table-cell>
          <table:table-cell office:value-type="float" office:value="1.37453661921441" calcext:value-type="float">
            <text:p>1,37453661921441</text:p>
          </table:table-cell>
          <table:table-cell office:value-type="float" office:value="28706" calcext:value-type="float">
            <text:p>28706</text:p>
          </table:table-cell>
          <table:table-cell office:value-type="float" office:value="32097" calcext:value-type="float">
            <text:p>32097</text:p>
          </table:table-cell>
          <table:table-cell office:value-type="float" office:value="89.4351497024644" calcext:value-type="float">
            <text:p>89,435149702464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float" office:value="2011" calcext:value-type="float">
            <text:p>2011</text:p>
          </table:table-cell>
          <table:table-cell office:value-type="float" office:value="99.5220195861767" calcext:value-type="float">
            <text:p>99,5220195861767</text:p>
          </table:table-cell>
          <table:table-cell office:value-type="float" office:value="1.34669778866454" calcext:value-type="float">
            <text:p>1,34669778866454</text:p>
          </table:table-cell>
          <table:table-cell office:value-type="float" office:value="28753" calcext:value-type="float">
            <text:p>28753</text:p>
          </table:table-cell>
          <table:table-cell office:value-type="float" office:value="32097" calcext:value-type="float">
            <text:p>32097</text:p>
          </table:table-cell>
          <table:table-cell office:value-type="float" office:value="89.5815808330997" calcext:value-type="float">
            <text:p>89,5815808330997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string" calcext:value-type="string">
            <text:p>USDA1106</text:p>
          </table:table-cell>
          <table:table-cell office:value-type="float" office:value="99.5243649598604" calcext:value-type="float">
            <text:p>99,5243649598604</text:p>
          </table:table-cell>
          <table:table-cell office:value-type="float" office:value="1.34504191040143" calcext:value-type="float">
            <text:p>1,34504191040143</text:p>
          </table:table-cell>
          <table:table-cell office:value-type="float" office:value="28687" calcext:value-type="float">
            <text:p>28687</text:p>
          </table:table-cell>
          <table:table-cell office:value-type="float" office:value="32097" calcext:value-type="float">
            <text:p>32097</text:p>
          </table:table-cell>
          <table:table-cell office:value-type="float" office:value="89.3759541390161" calcext:value-type="float">
            <text:p>89,3759541390161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float" office:value="2119" calcext:value-type="float">
            <text:p>2119</text:p>
          </table:table-cell>
          <table:table-cell office:value-type="float" office:value="99.5279659114032" calcext:value-type="float">
            <text:p>99,5279659114032</text:p>
          </table:table-cell>
          <table:table-cell office:value-type="float" office:value="1.32612643299872" calcext:value-type="float">
            <text:p>1,32612643299872</text:p>
          </table:table-cell>
          <table:table-cell office:value-type="float" office:value="28378" calcext:value-type="float">
            <text:p>28378</text:p>
          </table:table-cell>
          <table:table-cell office:value-type="float" office:value="32065" calcext:value-type="float">
            <text:p>32065</text:p>
          </table:table-cell>
          <table:table-cell office:value-type="float" office:value="88.5014813659754" calcext:value-type="float">
            <text:p>88,5014813659754</text:p>
          </table:table-cell>
        </table:table-row>
        <table:table-row table:style-name="ro1">
          <table:table-cell office:value-type="string" calcext:value-type="string">
            <text:p>USDA1676</text:p>
          </table:table-cell>
          <table:table-cell office:value-type="float" office:value="1021" calcext:value-type="float">
            <text:p>1021</text:p>
          </table:table-cell>
          <table:table-cell office:value-type="float" office:value="99.5299078539375" calcext:value-type="float">
            <text:p>99,5299078539375</text:p>
          </table:table-cell>
          <table:table-cell office:value-type="float" office:value="1.28900121289352" calcext:value-type="float">
            <text:p>1,28900121289352</text:p>
          </table:table-cell>
          <table:table-cell office:value-type="float" office:value="28712" calcext:value-type="float">
            <text:p>28712</text:p>
          </table:table-cell>
          <table:table-cell office:value-type="float" office:value="32097" calcext:value-type="float">
            <text:p>32097</text:p>
          </table:table-cell>
          <table:table-cell office:value-type="float" office:value="89.4538430382902" calcext:value-type="float">
            <text:p>89,4538430382902</text:p>
          </table:table-cell>
        </table:table-row>
        <table:table-row table:style-name="ro1">
          <table:table-cell table:number-columns-repeated="2" office:value-type="string" calcext:value-type="string">
            <text:p>USDA16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97" calcext:value-type="float">
            <text:p>32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float" office:value="320" calcext:value-type="float">
            <text:p>320</text:p>
          </table:table-cell>
          <table:table-cell office:value-type="float" office:value="81.1086894663072" calcext:value-type="float">
            <text:p>81,1086894663072</text:p>
          </table:table-cell>
          <table:table-cell office:value-type="float" office:value="4.39801621037903" calcext:value-type="float">
            <text:p>4,39801621037903</text:p>
          </table:table-cell>
          <table:table-cell office:value-type="float" office:value="6056" calcext:value-type="float">
            <text:p>6056</text:p>
          </table:table-cell>
          <table:table-cell office:value-type="float" office:value="33619" calcext:value-type="float">
            <text:p>33619</text:p>
          </table:table-cell>
          <table:table-cell office:value-type="float" office:value="18.0136232487581" calcext:value-type="float">
            <text:p>18,013623248758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025</text:p>
          </table:table-cell>
          <table:table-cell office:value-type="float" office:value="94.2347020691165" calcext:value-type="float">
            <text:p>94,2347020691165</text:p>
          </table:table-cell>
          <table:table-cell office:value-type="float" office:value="2.83550042344912" calcext:value-type="float">
            <text:p>2,83550042344912</text:p>
          </table:table-cell>
          <table:table-cell office:value-type="float" office:value="20961" calcext:value-type="float">
            <text:p>20961</text:p>
          </table:table-cell>
          <table:table-cell office:value-type="float" office:value="31034" calcext:value-type="float">
            <text:p>31034</text:p>
          </table:table-cell>
          <table:table-cell office:value-type="float" office:value="67.5420506541213" calcext:value-type="float">
            <text:p>67,5420506541213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157</text:p>
          </table:table-cell>
          <table:table-cell office:value-type="float" office:value="98.0907476259747" calcext:value-type="float">
            <text:p>98,0907476259747</text:p>
          </table:table-cell>
          <table:table-cell office:value-type="float" office:value="2.32527625014977" calcext:value-type="float">
            <text:p>2,32527625014977</text:p>
          </table:table-cell>
          <table:table-cell office:value-type="float" office:value="26664" calcext:value-type="float">
            <text:p>26664</text:p>
          </table:table-cell>
          <table:table-cell office:value-type="float" office:value="33619" calcext:value-type="float">
            <text:p>33619</text:p>
          </table:table-cell>
          <table:table-cell office:value-type="float" office:value="79.3122936434754" calcext:value-type="float">
            <text:p>79,3122936434754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SM11</text:p>
          </table:table-cell>
          <table:table-cell office:value-type="float" office:value="98.1026836481693" calcext:value-type="float">
            <text:p>98,1026836481693</text:p>
          </table:table-cell>
          <table:table-cell office:value-type="float" office:value="2.42977686130689" calcext:value-type="float">
            <text:p>2,42977686130689</text:p>
          </table:table-cell>
          <table:table-cell office:value-type="float" office:value="26263" calcext:value-type="float">
            <text:p>26263</text:p>
          </table:table-cell>
          <table:table-cell office:value-type="float" office:value="33619" calcext:value-type="float">
            <text:p>33619</text:p>
          </table:table-cell>
          <table:table-cell office:value-type="float" office:value="78.1195157500223" calcext:value-type="float">
            <text:p>78,1195157500223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BL225C</text:p>
          </table:table-cell>
          <table:table-cell office:value-type="float" office:value="98.1504649924367" calcext:value-type="float">
            <text:p>98,1504649924367</text:p>
          </table:table-cell>
          <table:table-cell office:value-type="float" office:value="2.24737437699939" calcext:value-type="float">
            <text:p>2,24737437699939</text:p>
          </table:table-cell>
          <table:table-cell office:value-type="float" office:value="26150" calcext:value-type="float">
            <text:p>26150</text:p>
          </table:table-cell>
          <table:table-cell office:value-type="float" office:value="33619" calcext:value-type="float">
            <text:p>33619</text:p>
          </table:table-cell>
          <table:table-cell office:value-type="float" office:value="77.7833962937625" calcext:value-type="float">
            <text:p>77,7833962937625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AK170</text:p>
          </table:table-cell>
          <table:table-cell office:value-type="float" office:value="98.1598207051528" calcext:value-type="float">
            <text:p>98,1598207051528</text:p>
          </table:table-cell>
          <table:table-cell office:value-type="float" office:value="2.29697752943996" calcext:value-type="float">
            <text:p>2,29697752943996</text:p>
          </table:table-cell>
          <table:table-cell office:value-type="float" office:value="25568" calcext:value-type="float">
            <text:p>25568</text:p>
          </table:table-cell>
          <table:table-cell office:value-type="float" office:value="32652" calcext:value-type="float">
            <text:p>32652</text:p>
          </table:table-cell>
          <table:table-cell office:value-type="float" office:value="78.3045448977092" calcext:value-type="float">
            <text:p>78,3045448977092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AK58</text:p>
          </table:table-cell>
          <table:table-cell office:value-type="float" office:value="98.1670249793796" calcext:value-type="float">
            <text:p>98,1670249793796</text:p>
          </table:table-cell>
          <table:table-cell office:value-type="float" office:value="2.37322406695034" calcext:value-type="float">
            <text:p>2,37322406695034</text:p>
          </table:table-cell>
          <table:table-cell office:value-type="float" office:value="26039" calcext:value-type="float">
            <text:p>26039</text:p>
          </table:table-cell>
          <table:table-cell office:value-type="float" office:value="33619" calcext:value-type="float">
            <text:p>33619</text:p>
          </table:table-cell>
          <table:table-cell office:value-type="float" office:value="77.4532258544276" calcext:value-type="float">
            <text:p>77,4532258544276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03</text:p>
          </table:table-cell>
          <table:table-cell office:value-type="float" office:value="98.1794520209312" calcext:value-type="float">
            <text:p>98,1794520209312</text:p>
          </table:table-cell>
          <table:table-cell office:value-type="float" office:value="2.25308641441146" calcext:value-type="float">
            <text:p>2,25308641441146</text:p>
          </table:table-cell>
          <table:table-cell office:value-type="float" office:value="25594" calcext:value-type="float">
            <text:p>25594</text:p>
          </table:table-cell>
          <table:table-cell office:value-type="float" office:value="32915" calcext:value-type="float">
            <text:p>32915</text:p>
          </table:table-cell>
          <table:table-cell office:value-type="float" office:value="77.757861157527" calcext:value-type="float">
            <text:p>77,757861157527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006</text:p>
          </table:table-cell>
          <table:table-cell office:value-type="float" office:value="98.1874278472225" calcext:value-type="float">
            <text:p>98,1874278472225</text:p>
          </table:table-cell>
          <table:table-cell office:value-type="float" office:value="2.3102738580727" calcext:value-type="float">
            <text:p>2,3102738580727</text:p>
          </table:table-cell>
          <table:table-cell office:value-type="float" office:value="26023" calcext:value-type="float">
            <text:p>26023</text:p>
          </table:table-cell>
          <table:table-cell office:value-type="float" office:value="33619" calcext:value-type="float">
            <text:p>33619</text:p>
          </table:table-cell>
          <table:table-cell office:value-type="float" office:value="77.4056337190279" calcext:value-type="float">
            <text:p>77,4056337190279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GR4</text:p>
          </table:table-cell>
          <table:table-cell office:value-type="float" office:value="98.1876707850573" calcext:value-type="float">
            <text:p>98,1876707850573</text:p>
          </table:table-cell>
          <table:table-cell office:value-type="float" office:value="2.25160222596906" calcext:value-type="float">
            <text:p>2,25160222596906</text:p>
          </table:table-cell>
          <table:table-cell office:value-type="float" office:value="25554" calcext:value-type="float">
            <text:p>25554</text:p>
          </table:table-cell>
          <table:table-cell office:value-type="float" office:value="33619" calcext:value-type="float">
            <text:p>33619</text:p>
          </table:table-cell>
          <table:table-cell office:value-type="float" office:value="76.0105892501264" calcext:value-type="float">
            <text:p>76,0105892501264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106</text:p>
          </table:table-cell>
          <table:table-cell office:value-type="float" office:value="98.1955422120323" calcext:value-type="float">
            <text:p>98,1955422120323</text:p>
          </table:table-cell>
          <table:table-cell office:value-type="float" office:value="2.19502494434996" calcext:value-type="float">
            <text:p>2,19502494434996</text:p>
          </table:table-cell>
          <table:table-cell office:value-type="float" office:value="25760" calcext:value-type="float">
            <text:p>25760</text:p>
          </table:table-cell>
          <table:table-cell office:value-type="float" office:value="33568" calcext:value-type="float">
            <text:p>33568</text:p>
          </table:table-cell>
          <table:table-cell office:value-type="float" office:value="76.7397521448999" calcext:value-type="float">
            <text:p>76,7397521448999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530</text:p>
          </table:table-cell>
          <table:table-cell office:value-type="float" office:value="98.1986895871672" calcext:value-type="float">
            <text:p>98,1986895871672</text:p>
          </table:table-cell>
          <table:table-cell office:value-type="float" office:value="2.21910698052068" calcext:value-type="float">
            <text:p>2,21910698052068</text:p>
          </table:table-cell>
          <table:table-cell office:value-type="float" office:value="25384" calcext:value-type="float">
            <text:p>25384</text:p>
          </table:table-cell>
          <table:table-cell office:value-type="float" office:value="32829" calcext:value-type="float">
            <text:p>32829</text:p>
          </table:table-cell>
          <table:table-cell office:value-type="float" office:value="77.3218800450821" calcext:value-type="float">
            <text:p>77,321880045082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676</text:p>
          </table:table-cell>
          <table:table-cell office:value-type="float" office:value="98.1997415034144" calcext:value-type="float">
            <text:p>98,1997415034144</text:p>
          </table:table-cell>
          <table:table-cell office:value-type="float" office:value="2.29273553125275" calcext:value-type="float">
            <text:p>2,29273553125275</text:p>
          </table:table-cell>
          <table:table-cell office:value-type="float" office:value="25264" calcext:value-type="float">
            <text:p>25264</text:p>
          </table:table-cell>
          <table:table-cell office:value-type="float" office:value="32097" calcext:value-type="float">
            <text:p>32097</text:p>
          </table:table-cell>
          <table:table-cell office:value-type="float" office:value="78.7114060504097" calcext:value-type="float">
            <text:p>78,7114060504097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float" office:value="1021" calcext:value-type="float">
            <text:p>1021</text:p>
          </table:table-cell>
          <table:table-cell office:value-type="float" office:value="98.2007435062632" calcext:value-type="float">
            <text:p>98,2007435062632</text:p>
          </table:table-cell>
          <table:table-cell office:value-type="float" office:value="2.19776621588403" calcext:value-type="float">
            <text:p>2,19776621588403</text:p>
          </table:table-cell>
          <table:table-cell office:value-type="float" office:value="25636" calcext:value-type="float">
            <text:p>25636</text:p>
          </table:table-cell>
          <table:table-cell office:value-type="float" office:value="33445" calcext:value-type="float">
            <text:p>33445</text:p>
          </table:table-cell>
          <table:table-cell office:value-type="float" office:value="76.6512184182987" calcext:value-type="float">
            <text:p>76,6512184182987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022</text:p>
          </table:table-cell>
          <table:table-cell office:value-type="float" office:value="98.2031831390212" calcext:value-type="float">
            <text:p>98,2031831390212</text:p>
          </table:table-cell>
          <table:table-cell office:value-type="float" office:value="2.20328610847688" calcext:value-type="float">
            <text:p>2,20328610847688</text:p>
          </table:table-cell>
          <table:table-cell office:value-type="float" office:value="26022" calcext:value-type="float">
            <text:p>26022</text:p>
          </table:table-cell>
          <table:table-cell office:value-type="float" office:value="33619" calcext:value-type="float">
            <text:p>33619</text:p>
          </table:table-cell>
          <table:table-cell office:value-type="float" office:value="77.4026592105655" calcext:value-type="float">
            <text:p>77,4026592105655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float" office:value="2011" calcext:value-type="float">
            <text:p>2011</text:p>
          </table:table-cell>
          <table:table-cell office:value-type="float" office:value="98.2090722330586" calcext:value-type="float">
            <text:p>98,2090722330586</text:p>
          </table:table-cell>
          <table:table-cell office:value-type="float" office:value="2.19197329154776" calcext:value-type="float">
            <text:p>2,19197329154776</text:p>
          </table:table-cell>
          <table:table-cell office:value-type="float" office:value="25697" calcext:value-type="float">
            <text:p>25697</text:p>
          </table:table-cell>
          <table:table-cell office:value-type="float" office:value="33452" calcext:value-type="float">
            <text:p>33452</text:p>
          </table:table-cell>
          <table:table-cell office:value-type="float" office:value="76.8175295946431" calcext:value-type="float">
            <text:p>76,817529594643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10</text:p>
          </table:table-cell>
          <table:table-cell office:value-type="float" office:value="98.2162659190355" calcext:value-type="float">
            <text:p>98,2162659190355</text:p>
          </table:table-cell>
          <table:table-cell office:value-type="float" office:value="2.23437622490174" calcext:value-type="float">
            <text:p>2,23437622490174</text:p>
          </table:table-cell>
          <table:table-cell office:value-type="float" office:value="25695" calcext:value-type="float">
            <text:p>25695</text:p>
          </table:table-cell>
          <table:table-cell office:value-type="float" office:value="32633" calcext:value-type="float">
            <text:p>32633</text:p>
          </table:table-cell>
          <table:table-cell office:value-type="float" office:value="78.7393129654031" calcext:value-type="float">
            <text:p>78,739312965403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float" office:value="2119" calcext:value-type="float">
            <text:p>2119</text:p>
          </table:table-cell>
          <table:table-cell office:value-type="float" office:value="98.2227055716238" calcext:value-type="float">
            <text:p>98,2227055716238</text:p>
          </table:table-cell>
          <table:table-cell office:value-type="float" office:value="2.18004987865819" calcext:value-type="float">
            <text:p>2,18004987865819</text:p>
          </table:table-cell>
          <table:table-cell office:value-type="float" office:value="25223" calcext:value-type="float">
            <text:p>25223</text:p>
          </table:table-cell>
          <table:table-cell office:value-type="float" office:value="32065" calcext:value-type="float">
            <text:p>32065</text:p>
          </table:table-cell>
          <table:table-cell office:value-type="float" office:value="78.6620926243568" calcext:value-type="float">
            <text:p>78,6620926243568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12</text:p>
          </table:table-cell>
          <table:table-cell office:value-type="float" office:value="98.2449803567939" calcext:value-type="float">
            <text:p>98,2449803567939</text:p>
          </table:table-cell>
          <table:table-cell office:value-type="float" office:value="2.27560161661343" calcext:value-type="float">
            <text:p>2,27560161661343</text:p>
          </table:table-cell>
          <table:table-cell office:value-type="float" office:value="25879" calcext:value-type="float">
            <text:p>25879</text:p>
          </table:table-cell>
          <table:table-cell office:value-type="float" office:value="33619" calcext:value-type="float">
            <text:p>33619</text:p>
          </table:table-cell>
          <table:table-cell office:value-type="float" office:value="76.9773045004313" calcext:value-type="float">
            <text:p>76,9773045004313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AK83</text:p>
          </table:table-cell>
          <table:table-cell office:value-type="float" office:value="98.2549291117395" calcext:value-type="float">
            <text:p>98,2549291117395</text:p>
          </table:table-cell>
          <table:table-cell office:value-type="float" office:value="2.30002613323452" calcext:value-type="float">
            <text:p>2,30002613323452</text:p>
          </table:table-cell>
          <table:table-cell office:value-type="float" office:value="26315" calcext:value-type="float">
            <text:p>26315</text:p>
          </table:table-cell>
          <table:table-cell office:value-type="float" office:value="33619" calcext:value-type="float">
            <text:p>33619</text:p>
          </table:table-cell>
          <table:table-cell office:value-type="float" office:value="78.2741901900711" calcext:value-type="float">
            <text:p>78,2741901900711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B399</text:p>
          </table:table-cell>
          <table:table-cell office:value-type="float" office:value="98.2945306740738" calcext:value-type="float">
            <text:p>98,2945306740738</text:p>
          </table:table-cell>
          <table:table-cell office:value-type="float" office:value="2.07952047781373" calcext:value-type="float">
            <text:p>2,07952047781373</text:p>
          </table:table-cell>
          <table:table-cell office:value-type="float" office:value="25359" calcext:value-type="float">
            <text:p>25359</text:p>
          </table:table-cell>
          <table:table-cell office:value-type="float" office:value="32348" calcext:value-type="float">
            <text:p>32348</text:p>
          </table:table-cell>
          <table:table-cell office:value-type="float" office:value="78.3943365895882" calcext:value-type="float">
            <text:p>78,3943365895882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035</text:p>
          </table:table-cell>
          <table:table-cell office:value-type="float" office:value="98.3022562429039" calcext:value-type="float">
            <text:p>98,3022562429039</text:p>
          </table:table-cell>
          <table:table-cell office:value-type="float" office:value="2.46100100212889" calcext:value-type="float">
            <text:p>2,46100100212889</text:p>
          </table:table-cell>
          <table:table-cell office:value-type="float" office:value="26867" calcext:value-type="float">
            <text:p>26867</text:p>
          </table:table-cell>
          <table:table-cell office:value-type="float" office:value="33619" calcext:value-type="float">
            <text:p>33619</text:p>
          </table:table-cell>
          <table:table-cell office:value-type="float" office:value="79.9161188613582" calcext:value-type="float">
            <text:p>79,9161188613582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AK21</text:p>
          </table:table-cell>
          <table:table-cell office:value-type="float" office:value="98.3572007617545" calcext:value-type="float">
            <text:p>98,3572007617545</text:p>
          </table:table-cell>
          <table:table-cell office:value-type="float" office:value="2.3784555266184" calcext:value-type="float">
            <text:p>2,3784555266184</text:p>
          </table:table-cell>
          <table:table-cell office:value-type="float" office:value="26996" calcext:value-type="float">
            <text:p>26996</text:p>
          </table:table-cell>
          <table:table-cell office:value-type="float" office:value="33619" calcext:value-type="float">
            <text:p>33619</text:p>
          </table:table-cell>
          <table:table-cell office:value-type="float" office:value="80.2998304530176" calcext:value-type="float">
            <text:p>80,2998304530176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08</text:p>
          </table:table-cell>
          <table:table-cell office:value-type="float" office:value="98.3584613317894" calcext:value-type="float">
            <text:p>98,3584613317894</text:p>
          </table:table-cell>
          <table:table-cell office:value-type="float" office:value="2.29691344940908" calcext:value-type="float">
            <text:p>2,29691344940908</text:p>
          </table:table-cell>
          <table:table-cell office:value-type="float" office:value="25398" calcext:value-type="float">
            <text:p>25398</text:p>
          </table:table-cell>
          <table:table-cell office:value-type="float" office:value="33247" calcext:value-type="float">
            <text:p>33247</text:p>
          </table:table-cell>
          <table:table-cell office:value-type="float" office:value="76.3918549042019" calcext:value-type="float">
            <text:p>76,3918549042019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221</text:p>
          </table:table-cell>
          <table:table-cell office:value-type="float" office:value="98.3711454101167" calcext:value-type="float">
            <text:p>98,3711454101167</text:p>
          </table:table-cell>
          <table:table-cell office:value-type="float" office:value="2.3299054276613" calcext:value-type="float">
            <text:p>2,3299054276613</text:p>
          </table:table-cell>
          <table:table-cell office:value-type="float" office:value="26110" calcext:value-type="float">
            <text:p>26110</text:p>
          </table:table-cell>
          <table:table-cell office:value-type="float" office:value="33443" calcext:value-type="float">
            <text:p>33443</text:p>
          </table:table-cell>
          <table:table-cell office:value-type="float" office:value="78.0731393714679" calcext:value-type="float">
            <text:p>78,0731393714679</text:p>
          </table:table-cell>
        </table:table-row>
        <table:table-row table:style-name="ro1">
          <table:table-cell office:value-type="string" calcext:value-type="string">
            <text:p>USDA1734</text:p>
          </table:table-cell>
          <table:table-cell office:value-type="string" calcext:value-type="string">
            <text:p>USDA1161</text:p>
          </table:table-cell>
          <table:table-cell office:value-type="float" office:value="98.3771006565397" calcext:value-type="float">
            <text:p>98,3771006565397</text:p>
          </table:table-cell>
          <table:table-cell office:value-type="float" office:value="2.29314312602224" calcext:value-type="float">
            <text:p>2,29314312602224</text:p>
          </table:table-cell>
          <table:table-cell office:value-type="float" office:value="26378" calcext:value-type="float">
            <text:p>26378</text:p>
          </table:table-cell>
          <table:table-cell office:value-type="float" office:value="33342" calcext:value-type="float">
            <text:p>33342</text:p>
          </table:table-cell>
          <table:table-cell office:value-type="float" office:value="79.1134305080679" calcext:value-type="float">
            <text:p>79,1134305080679</text:p>
          </table:table-cell>
        </table:table-row>
        <table:table-row table:style-name="ro1">
          <table:table-cell table:number-columns-repeated="2" office:value-type="string" calcext:value-type="string">
            <text:p>USDA17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619" calcext:value-type="float">
            <text:p>3361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dDDH" table:style-name="ta1">
        <table:table-column table:style-name="co15" table:default-cell-style-name="ce6"/>
        <table:table-column table:style-name="co16" table:default-cell-style-name="ce6"/>
        <table:table-column table:style-name="co13" table:number-columns-repeated="3" table:default-cell-style-name="ce6"/>
        <table:table-column table:style-name="co17" table:default-cell-style-name="ce6"/>
        <table:table-row table:style-name="ro1">
          <table:table-cell table:style-name="Default" office:value-type="string" calcext:value-type="string">
            <text:p>Calculated at <text:a xlink:href="http://ggdc.dsmz.de/ggdc.php" xlink:type="simple">http://ggdc.dsmz.de/ggdc.php</text:a>#</text:p>
          </table:table-cell>
          <table:table-cell table:style-name="Default" table:number-columns-repeated="5"/>
        </table:table-row>
        <table:table-row table:style-name="ro1">
          <table:table-cell table:style-name="ce7" office:value-type="string" calcext:value-type="string">
            <text:p>Query genome</text:p>
          </table:table-cell>
          <table:table-cell table:style-name="ce7" office:value-type="string" calcext:value-type="string">
            <text:p>Reference genome</text:p>
          </table:table-cell>
          <table:table-cell table:style-name="ce7" office:value-type="string" calcext:value-type="string">
            <text:p>dDDH</text:p>
          </table:table-cell>
          <table:table-cell table:style-name="ce7" office:value-type="string" calcext:value-type="string">
            <text:p>Model C.I.</text:p>
          </table:table-cell>
          <table:table-cell table:style-name="ce7" office:value-type="string" calcext:value-type="string">
            <text:p>Distance</text:p>
          </table:table-cell>
          <table:table-cell table:style-name="ce7" office:value-type="string" calcext:value-type="string">
            <text:p>Prob. DDH &gt;= 70%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20" calcext:value-type="float">
            <text:p>320</text:p>
          </table:table-cell>
          <table:table-cell office:value-type="float" office:value="23.2" calcext:value-type="float">
            <text:p>23,2</text:p>
          </table:table-cell>
          <table:table-cell office:value-type="string" calcext:value-type="string">
            <text:p>[20.9 - 25.6%]</text:p>
          </table:table-cell>
          <table:table-cell office:value-type="float" office:value="0.1888" calcext:value-type="float">
            <text:p>0,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025</text:p>
          </table:table-cell>
          <table:table-cell office:value-type="float" office:value="57.3" calcext:value-type="float">
            <text:p>57,3</text:p>
          </table:table-cell>
          <table:table-cell office:value-type="string" calcext:value-type="string">
            <text:p>[54.5 - 60%]</text:p>
          </table:table-cell>
          <table:table-cell office:value-type="float" office:value="0.0565" calcext:value-type="float">
            <text:p>0,0565</text:p>
          </table:table-cell>
          <table:table-cell office:value-type="float" office:value="42.93" calcext:value-type="float">
            <text:p>42,9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734</text:p>
          </table:table-cell>
          <table:table-cell office:value-type="float" office:value="83.2" calcext:value-type="float">
            <text:p>83,2</text:p>
          </table:table-cell>
          <table:table-cell office:value-type="string" calcext:value-type="string">
            <text:p>[80.4 - 85.7%]</text:p>
          </table:table-cell>
          <table:table-cell office:value-type="float" office:value="0.0196" calcext:value-type="float">
            <text:p>0,0196</text:p>
          </table:table-cell>
          <table:table-cell office:value-type="float" office:value="92.75" calcext:value-type="float">
            <text:p>92,7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161</text:p>
          </table:table-cell>
          <table:table-cell office:value-type="float" office:value="91.9" calcext:value-type="float">
            <text:p>91,9</text:p>
          </table:table-cell>
          <table:table-cell office:value-type="string" calcext:value-type="string">
            <text:p>[89.9 - 93.6%]</text:p>
          </table:table-cell>
          <table:table-cell office:value-type="float" office:value="0.01" calcext:value-type="float">
            <text:p>0,01</text:p>
          </table:table-cell>
          <table:table-cell office:value-type="float" office:value="96.41" calcext:value-type="float">
            <text:p>96,4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035</text:p>
          </table:table-cell>
          <table:table-cell office:value-type="float" office:value="92.8" calcext:value-type="float">
            <text:p>92,8</text:p>
          </table:table-cell>
          <table:table-cell office:value-type="string" calcext:value-type="string">
            <text:p>[90.8 - 94.4%]</text:p>
          </table:table-cell>
          <table:table-cell office:value-type="float" office:value="0.0091" calcext:value-type="float">
            <text:p>0,0091</text:p>
          </table:table-cell>
          <table:table-cell office:value-type="float" office:value="96.65" calcext:value-type="float">
            <text:p>96,6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08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[90.9 - 94.4%]</text:p>
          </table:table-cell>
          <table:table-cell office:value-type="float" office:value="0.009" calcext:value-type="float">
            <text:p>0,009</text:p>
          </table:table-cell>
          <table:table-cell office:value-type="float" office:value="96.67" calcext:value-type="float">
            <text:p>96,67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K170</text:p>
          </table:table-cell>
          <table:table-cell office:value-type="float" office:value="93.3" calcext:value-type="float">
            <text:p>93,3</text:p>
          </table:table-cell>
          <table:table-cell office:value-type="string" calcext:value-type="string">
            <text:p>[91.4 - 94.8%]</text:p>
          </table:table-cell>
          <table:table-cell office:value-type="float" office:value="0.0085" calcext:value-type="float">
            <text:p>0,0085</text:p>
          </table:table-cell>
          <table:table-cell office:value-type="float" office:value="96.78" calcext:value-type="float">
            <text:p>96,7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21</text:p>
          </table:table-cell>
          <table:table-cell office:value-type="float" office:value="93.4" calcext:value-type="float">
            <text:p>93,4</text:p>
          </table:table-cell>
          <table:table-cell office:value-type="string" calcext:value-type="string">
            <text:p>[91.6 - 94.9%]</text:p>
          </table:table-cell>
          <table:table-cell office:value-type="float" office:value="0.0084" calcext:value-type="float">
            <text:p>0,0084</text:p>
          </table:table-cell>
          <table:table-cell office:value-type="float" office:value="96.82" calcext:value-type="float">
            <text:p>96,8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K83</text:p>
          </table:table-cell>
          <table:table-cell office:value-type="float" office:value="93.5" calcext:value-type="float">
            <text:p>93,5</text:p>
          </table:table-cell>
          <table:table-cell office:value-type="string" calcext:value-type="string">
            <text:p>[91.7 - 95%]</text:p>
          </table:table-cell>
          <table:table-cell office:value-type="float" office:value="0.0083" calcext:value-type="float">
            <text:p>0,0083</text:p>
          </table:table-cell>
          <table:table-cell office:value-type="float" office:value="96.84" calcext:value-type="float">
            <text:p>96,8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12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[91.7 - 95%]</text:p>
          </table:table-cell>
          <table:table-cell office:value-type="float" office:value="0.0082" calcext:value-type="float">
            <text:p>0,0082</text:p>
          </table:table-cell>
          <table:table-cell office:value-type="float" office:value="96.85" calcext:value-type="float">
            <text:p>96,8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K21</text:p>
          </table:table-cell>
          <table:table-cell office:value-type="float" office:value="93.7" calcext:value-type="float">
            <text:p>93,7</text:p>
          </table:table-cell>
          <table:table-cell office:value-type="string" calcext:value-type="string">
            <text:p>[91.9 - 95.1%]</text:p>
          </table:table-cell>
          <table:table-cell office:value-type="float" office:value="0.0081" calcext:value-type="float">
            <text:p>0,0081</text:p>
          </table:table-cell>
          <table:table-cell office:value-type="float" office:value="96.89" calcext:value-type="float">
            <text:p>96,8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K58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[92 - 95.2%]</text:p>
          </table:table-cell>
          <table:table-cell office:value-type="float" office:value="0.008" calcext:value-type="float">
            <text:p>0,008</text:p>
          </table:table-cell>
          <table:table-cell office:value-type="float" office:value="96.91" calcext:value-type="float">
            <text:p>96,9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GR4</text:p>
          </table:table-cell>
          <table:table-cell office:value-type="float" office:value="94.3" calcext:value-type="float">
            <text:p>94,3</text:p>
          </table:table-cell>
          <table:table-cell office:value-type="string" calcext:value-type="string">
            <text:p>[92.5 - 95.6%]</text:p>
          </table:table-cell>
          <table:table-cell office:value-type="float" office:value="0.0074" calcext:value-type="float">
            <text:p>0,0074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M11</text:p>
          </table:table-cell>
          <table:table-cell office:value-type="float" office:value="94.3" calcext:value-type="float">
            <text:p>94,3</text:p>
          </table:table-cell>
          <table:table-cell office:value-type="string" calcext:value-type="string">
            <text:p>[92.5 - 95.6%]</text:p>
          </table:table-cell>
          <table:table-cell office:value-type="float" office:value="0.0074" calcext:value-type="float">
            <text:p>0,0074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10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[92.8 - 95.8%]</text:p>
          </table:table-cell>
          <table:table-cell office:value-type="float" office:value="0.0072" calcext:value-type="float">
            <text:p>0,0072</text:p>
          </table:table-cell>
          <table:table-cell office:value-type="float" office:value="97.08" calcext:value-type="float">
            <text:p>97,0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006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[92.9 - 95.9%]</text:p>
          </table:table-cell>
          <table:table-cell office:value-type="float" office:value="0.0071" calcext:value-type="float">
            <text:p>0,0071</text:p>
          </table:table-cell>
          <table:table-cell office:value-type="float" office:value="97.11" calcext:value-type="float">
            <text:p>97,1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157</text:p>
          </table:table-cell>
          <table:table-cell office:value-type="float" office:value="94.7" calcext:value-type="float">
            <text:p>94,7</text:p>
          </table:table-cell>
          <table:table-cell office:value-type="string" calcext:value-type="string">
            <text:p>[93.1 - 96%]</text:p>
          </table:table-cell>
          <table:table-cell office:value-type="float" office:value="0.0069" calcext:value-type="float">
            <text:p>0,0069</text:p>
          </table:table-cell>
          <table:table-cell office:value-type="float" office:value="97.14" calcext:value-type="float">
            <text:p>97,1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B399</text:p>
          </table:table-cell>
          <table:table-cell office:value-type="float" office:value="95.6" calcext:value-type="float">
            <text:p>95,6</text:p>
          </table:table-cell>
          <table:table-cell office:value-type="string" calcext:value-type="string">
            <text:p>[94.1 - 96.7%]</text:p>
          </table:table-cell>
          <table:table-cell office:value-type="float" office:value="0.006" calcext:value-type="float">
            <text:p>0,006</text:p>
          </table:table-cell>
          <table:table-cell office:value-type="float" office:value="97.34" calcext:value-type="float">
            <text:p>97,3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BL225C</text:p>
          </table:table-cell>
          <table:table-cell office:value-type="float" office:value="95.9" calcext:value-type="float">
            <text:p>95,9</text:p>
          </table:table-cell>
          <table:table-cell office:value-type="string" calcext:value-type="string">
            <text:p>[94.5 - 97%]</text:p>
          </table:table-cell>
          <table:table-cell office:value-type="float" office:value="0.0055" calcext:value-type="float">
            <text:p>0,0055</text:p>
          </table:table-cell>
          <table:table-cell office:value-type="float" office:value="97.42" calcext:value-type="float">
            <text:p>97,4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67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94.6 - 97%]</text:p>
          </table:table-cell>
          <table:table-cell office:value-type="float" office:value="0.0055" calcext:value-type="float">
            <text:p>0,0055</text:p>
          </table:table-cell>
          <table:table-cell office:value-type="float" office:value="97.43" calcext:value-type="float">
            <text:p>97,4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022</text:p>
          </table:table-cell>
          <table:table-cell office:value-type="float" office:value="97.9" calcext:value-type="float">
            <text:p>97,9</text:p>
          </table:table-cell>
          <table:table-cell office:value-type="string" calcext:value-type="string">
            <text:p>[97 - 98.6%]</text:p>
          </table:table-cell>
          <table:table-cell office:value-type="float" office:value="0.0032" calcext:value-type="float">
            <text:p>0,0032</text:p>
          </table:table-cell>
          <table:table-cell office:value-type="float" office:value="97.84" calcext:value-type="float">
            <text:p>97,8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530</text:p>
          </table:table-cell>
          <table:table-cell office:value-type="float" office:value="97.9" calcext:value-type="float">
            <text:p>97,9</text:p>
          </table:table-cell>
          <table:table-cell office:value-type="string" calcext:value-type="string">
            <text:p>[97 - 98.6%]</text:p>
          </table:table-cell>
          <table:table-cell office:value-type="float" office:value="0.0032" calcext:value-type="float">
            <text:p>0,0032</text:p>
          </table:table-cell>
          <table:table-cell office:value-type="float" office:value="97.84" calcext:value-type="float">
            <text:p>97,8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203</text:p>
          </table:table-cell>
          <table:table-cell office:value-type="float" office:value="99.9" calcext:value-type="float">
            <text:p>99,9</text:p>
          </table:table-cell>
          <table:table-cell office:value-type="string" calcext:value-type="string">
            <text:p>[99.7 - 99.9%]</text:p>
          </table:table-cell>
          <table:table-cell office:value-type="float" office:value="0.0004" calcext:value-type="float">
            <text:p>0,0004</text:p>
          </table:table-cell>
          <table:table-cell office:value-type="float" office:value="98.25" calcext:value-type="float">
            <text:p>98,2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00 - 100%]</text:p>
          </table:table-cell>
          <table:table-cell office:value-type="float" office:value="0.0001" calcext:value-type="float">
            <text:p>0,0001</text:p>
          </table:table-cell>
          <table:table-cell office:value-type="float" office:value="98.29" calcext:value-type="float">
            <text:p>98,2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119" calcext:value-type="float">
            <text:p>21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99.9 - 100%]</text:p>
          </table:table-cell>
          <table:table-cell office:value-type="float" office:value="0.0001" calcext:value-type="float">
            <text:p>0,0001</text:p>
          </table:table-cell>
          <table:table-cell office:value-type="float" office:value="98.29" calcext:value-type="float">
            <text:p>98,2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SDA11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99.9 - 100%]</text:p>
          </table:table-cell>
          <table:table-cell office:value-type="float" office:value="0.0001" calcext:value-type="float">
            <text:p>0,0001</text:p>
          </table:table-cell>
          <table:table-cell office:value-type="float" office:value="98.29" calcext:value-type="float">
            <text:p>98,29</text:p>
          </table:table-cell>
        </table:table-row>
      </table:table>
      <table:named-expressions/>
      <table:database-ranges>
        <table:database-range table:name="__Anonymous_Sheet_DB__0" table:target-range-address="Stats.A1:Stats.Q29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ANIb.A2:ANIb.G3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DDH.A2:dDDH.F2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8:32:34.7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uricio Javier Lozano</meta:initial-creator>
    <meta:creation-date>2020-08-14T06:20:05.545000000</meta:creation-date>
    <dc:date>2020-10-08T18:36:01.221000000</dc:date>
    <meta:editing-duration>P2DT9H22M58S</meta:editing-duration>
    <meta:editing-cycles>61</meta:editing-cycles>
    <meta:generator>LibreOffice/7.0.1.2$Windows_X86_64 LibreOffice_project/7cbcfc562f6eb6708b5ff7d7397325de9e764452</meta:generator>
    <meta:document-statistic meta:table-count="3" meta:cell-count="3288" meta:object-count="0"/>
  </office:meta>
</office:document-meta>
</file>